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ing reflow with profile: CUSTOM #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ime</text:p>
          </table:table-cell>
          <table:table-cell office:value-type="string" calcext:value-type="string">
            <text:p><text:s text:c="2"/>Temp0</text:p>
          </table:table-cell>
          <table:table-cell office:value-type="string" calcext:value-type="string">
            <text:p><text:s/>Temp1</text:p>
          </table:table-cell>
          <table:table-cell office:value-type="string" calcext:value-type="string">
            <text:p><text:s/>Temp2</text:p>
          </table:table-cell>
          <table:table-cell office:value-type="string" calcext:value-type="string">
            <text:p><text:s/>Temp3</text:p>
          </table:table-cell>
          <table:table-cell office:value-type="string" calcext:value-type="string">
            <text:p><text:s text:c="2"/>Se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<text:s/>Hea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 text:c="2"/>ColdJ</text:p>
          </table:table-cell>
          <table:table-cell office:value-type="string" calcext:value-type="string">
            <text:p><text:s/>Mo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4.4" calcext:value-type="float">
            <text:p>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.6" calcext:value-type="float">
            <text:p>44.6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.8" calcext:value-type="float">
            <text:p>44.8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.8" calcext:value-type="float">
            <text:p>44.8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5.2" calcext:value-type="float">
            <text:p>45.2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5.4" calcext:value-type="float">
            <text:p>45.4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.4" calcext:value-type="float">
            <text:p>45.4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6" calcext:value-type="float">
            <text:p>45.6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5.8" calcext:value-type="float">
            <text:p>45.8</text:p>
          </table:table-cell>
          <table:table-cell office:value-type="float" office:value="44.7" calcext:value-type="float">
            <text:p>4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5.8" calcext:value-type="float">
            <text:p>45.8</text:p>
          </table:table-cell>
          <table:table-cell office:value-type="float" office:value="44.9" calcext:value-type="float">
            <text:p>4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5.8" calcext:value-type="float">
            <text:p>45.8</text:p>
          </table:table-cell>
          <table:table-cell office:value-type="float" office:value="45.3" calcext:value-type="float">
            <text:p>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8" calcext:value-type="float">
            <text:p>45.8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5.9" calcext:value-type="float">
            <text:p>45.9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5.8" calcext:value-type="float">
            <text:p>45.8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5.7" calcext:value-type="float">
            <text:p>45.7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5" calcext:value-type="float">
            <text:p>45.5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5.6" calcext:value-type="float">
            <text:p>45.6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5.5" calcext:value-type="float">
            <text:p>45.5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7" calcext:value-type="float">
            <text:p>45.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5.3" calcext:value-type="float">
            <text:p>45.3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2" calcext:value-type="float">
            <text:p>45.2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5.2" calcext:value-type="float">
            <text:p>45.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5" calcext:value-type="float">
            <text:p>45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4.8" calcext:value-type="float">
            <text:p>44.8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4" calcext:value-type="float">
            <text:p>45.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7" calcext:value-type="float">
            <text:p>44.7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4.6" calcext:value-type="float">
            <text:p>44.6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4.6" calcext:value-type="float">
            <text:p>44.6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4.3" calcext:value-type="float">
            <text:p>44.3</text:p>
          </table:table-cell>
          <table:table-cell office:value-type="float" office:value="46.3" calcext:value-type="float">
            <text:p>4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3" calcext:value-type="float">
            <text:p>44.3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4.2" calcext:value-type="float">
            <text:p>44.2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4.1" calcext:value-type="float">
            <text:p>44.1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3.9" calcext:value-type="float">
            <text:p>43.9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.9" calcext:value-type="float">
            <text:p>43.9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3.8" calcext:value-type="float">
            <text:p>43.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9" calcext:value-type="float">
            <text:p>44.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3.6" calcext:value-type="float">
            <text:p>43.6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3.6" calcext:value-type="float">
            <text:p>43.6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4" calcext:value-type="float">
            <text:p>43.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3.4" calcext:value-type="float">
            <text:p>43.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3.3" calcext:value-type="float">
            <text:p>43.3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3.2" calcext:value-type="float">
            <text:p>43.2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1" calcext:value-type="float">
            <text:p>43.1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4" calcext:value-type="float">
            <text:p>44.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2.6" calcext:value-type="float">
            <text:p>42.6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2.5" calcext:value-type="float">
            <text:p>42.5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2.4" calcext:value-type="float">
            <text:p>42.4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.9" calcext:value-type="float">
            <text:p>42.9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4.2" calcext:value-type="float">
            <text:p>44.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3" calcext:value-type="float">
            <text:p>43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4.2" calcext:value-type="float">
            <text:p>44.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2.4" calcext:value-type="float">
            <text:p>42.4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2.3" calcext:value-type="float">
            <text:p>42.3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.9" calcext:value-type="float">
            <text:p>43.9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9" calcext:value-type="float">
            <text:p>42.9</text:p>
          </table:table-cell>
          <table:table-cell office:value-type="float" office:value="45.3" calcext:value-type="float">
            <text:p>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4.1" calcext:value-type="float">
            <text:p>44.1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2.9" calcext:value-type="float">
            <text:p>42.9</text:p>
          </table:table-cell>
          <table:table-cell office:value-type="float" office:value="45.2" calcext:value-type="float">
            <text:p>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4.1" calcext:value-type="float">
            <text:p>44.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2.2" calcext:value-type="float">
            <text:p>42.2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3.9" calcext:value-type="float">
            <text:p>43.9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2.2" calcext:value-type="float">
            <text:p>42.2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3.8" calcext:value-type="float">
            <text:p>43.8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5" calcext:value-type="float">
            <text:p>42.5</text:p>
          </table:table-cell>
          <table:table-cell office:value-type="float" office:value="45.2" calcext:value-type="float">
            <text:p>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.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2.3" calcext:value-type="float">
            <text:p>42.3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.8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2.2" calcext:value-type="float">
            <text:p>42.2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.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.2" calcext:value-type="float">
            <text:p>42.2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.8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8" calcext:value-type="float">
            <text:p>42.8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.1" calcext:value-type="float">
            <text:p>44.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2.8" calcext:value-type="float">
            <text:p>42.8</text:p>
          </table:table-cell>
          <table:table-cell office:value-type="float" office:value="45.4" calcext:value-type="float">
            <text:p>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.1" calcext:value-type="float">
            <text:p>44.1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2.3" calcext:value-type="float">
            <text:p>42.3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.1" calcext:value-type="float">
            <text:p>44.1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2.2" calcext:value-type="float">
            <text:p>42.2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9" calcext:value-type="float">
            <text:p>42.9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4" calcext:value-type="float">
            <text:p>44.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3" calcext:value-type="float">
            <text:p>43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3" calcext:value-type="float">
            <text:p>44.3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2.6" calcext:value-type="float">
            <text:p>42.6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2" calcext:value-type="float">
            <text:p>44.2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2.5" calcext:value-type="float">
            <text:p>42.5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4.2" calcext:value-type="float">
            <text:p>44.2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2" calcext:value-type="float">
            <text:p>43.2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.6" calcext:value-type="float">
            <text:p>44.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3.2" calcext:value-type="float">
            <text:p>43.2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.5" calcext:value-type="float">
            <text:p>44.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2.6" calcext:value-type="float">
            <text:p>42.6</text:p>
          </table:table-cell>
          <table:table-cell office:value-type="float" office:value="46.1" calcext:value-type="float">
            <text:p>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.4" calcext:value-type="float">
            <text:p>44.4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2.7" calcext:value-type="float">
            <text:p>42.7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.4" calcext:value-type="float">
            <text:p>44.4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4" calcext:value-type="float">
            <text:p>43.4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4.8" calcext:value-type="float">
            <text:p>44.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3.4" calcext:value-type="float">
            <text:p>43.4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4.9" calcext:value-type="float">
            <text:p>44.9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2.9" calcext:value-type="float">
            <text:p>42.9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4.8" calcext:value-type="float">
            <text:p>44.8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3" calcext:value-type="float">
            <text:p>43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4.9" calcext:value-type="float">
            <text:p>44.9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.6" calcext:value-type="float">
            <text:p>43.6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.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3.7" calcext:value-type="float">
            <text:p>43.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.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3.2" calcext:value-type="float">
            <text:p>43.2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.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3.3" calcext:value-type="float">
            <text:p>43.3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.3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9" calcext:value-type="float">
            <text:p>43.9</text:p>
          </table:table-cell>
          <table:table-cell office:value-type="float" office:value="47.3" calcext:value-type="float">
            <text:p>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.6" calcext:value-type="float">
            <text:p>45.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4" calcext:value-type="float">
            <text:p>44</text:p>
          </table:table-cell>
          <table:table-cell office:value-type="float" office:value="47.6" calcext:value-type="float">
            <text:p>4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.8" calcext:value-type="float">
            <text:p>45.8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3.6" calcext:value-type="float">
            <text:p>43.6</text:p>
          </table:table-cell>
          <table:table-cell office:value-type="float" office:value="47.8" calcext:value-type="float">
            <text:p>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.7" calcext:value-type="float">
            <text:p>45.7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3.8" calcext:value-type="float">
            <text:p>43.8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.9" calcext:value-type="float">
            <text:p>45.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6.2" calcext:value-type="float">
            <text:p>46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3.9" calcext:value-type="float">
            <text:p>43.9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6.1" calcext:value-type="float">
            <text:p>46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4.1" calcext:value-type="float">
            <text:p>44.1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6.2" calcext:value-type="float">
            <text:p>46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48.6" calcext:value-type="float">
            <text:p>4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6.4" calcext:value-type="float">
            <text:p>4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4" calcext:value-type="float">
            <text:p>44.4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6.6" calcext:value-type="float">
            <text:p>4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6.8" calcext:value-type="float">
            <text:p>46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4.9" calcext:value-type="float">
            <text:p>44.9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7.1" calcext:value-type="float">
            <text:p>47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7.3" calcext:value-type="float">
            <text:p>47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5.2" calcext:value-type="float">
            <text:p>45.2</text:p>
          </table:table-cell>
          <table:table-cell office:value-type="float" office:value="49.9" calcext:value-type="float">
            <text:p>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7.6" calcext:value-type="float">
            <text:p>47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float" office:value="50.2" calcext:value-type="float">
            <text:p>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7.9" calcext:value-type="float">
            <text:p>4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9" calcext:value-type="float">
            <text:p>45.9</text:p>
          </table:table-cell>
          <table:table-cell office:value-type="float" office:value="50.6" calcext:value-type="float">
            <text:p>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2" calcext:value-type="float">
            <text:p>4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6.2" calcext:value-type="float">
            <text:p>46.2</text:p>
          </table:table-cell>
          <table:table-cell office:value-type="float" office:value="50.8" calcext:value-type="float">
            <text:p>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5" calcext:value-type="float">
            <text:p>4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6.4" calcext:value-type="float">
            <text:p>46.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7" calcext:value-type="float">
            <text:p>48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6.4" calcext:value-type="float">
            <text:p>46.4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.8" calcext:value-type="float">
            <text:p>48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7" calcext:value-type="float">
            <text:p>46.7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.1" calcext:value-type="float">
            <text:p>49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6.8" calcext:value-type="float">
            <text:p>46.8</text:p>
          </table:table-cell>
          <table:table-cell office:value-type="float" office:value="51.6" calcext:value-type="float">
            <text:p>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.2" calcext:value-type="float">
            <text:p>49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7" calcext:value-type="float">
            <text:p>47</text:p>
          </table:table-cell>
          <table:table-cell office:value-type="float" office:value="51.7" calcext:value-type="float">
            <text:p>5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.3" calcext:value-type="float">
            <text:p>4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7.2" calcext:value-type="float">
            <text:p>47.2</text:p>
          </table:table-cell>
          <table:table-cell office:value-type="float" office:value="51.9" calcext:value-type="float">
            <text:p>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9.5" calcext:value-type="float">
            <text:p>4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4" calcext:value-type="float">
            <text:p>47.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9.7" calcext:value-type="float">
            <text:p>49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7.7" calcext:value-type="float">
            <text:p>47.7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9.9" calcext:value-type="float">
            <text:p>49.9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7.9" calcext:value-type="float">
            <text:p>47.9</text:p>
          </table:table-cell>
          <table:table-cell office:value-type="float" office:value="52.4" calcext:value-type="float">
            <text:p>5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.1" calcext:value-type="float">
            <text:p>50.1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.1" calcext:value-type="float">
            <text:p>48.1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.4" calcext:value-type="float">
            <text:p>50.4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9" calcext:value-type="float">
            <text:p>48.9</text:p>
          </table:table-cell>
          <table:table-cell office:value-type="float" office:value="53.7" calcext:value-type="float">
            <text:p>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.3" calcext:value-type="float">
            <text:p>51.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9.1" calcext:value-type="float">
            <text:p>49.1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.2" calcext:value-type="float">
            <text:p>5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.7" calcext:value-type="float">
            <text:p>48.7</text:p>
          </table:table-cell>
          <table:table-cell office:value-type="float" office:value="53.7" calcext:value-type="float">
            <text:p>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.2" calcext:value-type="float">
            <text:p>5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9.4" calcext:value-type="float">
            <text:p>49.4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2" calcext:value-type="float">
            <text:p>50.2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.4" calcext:value-type="float">
            <text:p>52.4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9.7" calcext:value-type="float">
            <text:p>49.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.3" calcext:value-type="float">
            <text:p>5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0.1" calcext:value-type="float">
            <text:p>50.1</text:p>
          </table:table-cell>
          <table:table-cell office:value-type="float" office:value="55.2" calcext:value-type="float">
            <text:p>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.7" calcext:value-type="float">
            <text:p>52.7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50.4" calcext:value-type="float">
            <text:p>50.4</text:p>
          </table:table-cell>
          <table:table-cell office:value-type="float" office:value="54.8" calcext:value-type="float">
            <text:p>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2.6" calcext:value-type="float">
            <text:p>52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2.6" calcext:value-type="float">
            <text:p>52.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.2" calcext:value-type="float">
            <text:p>50.2</text:p>
          </table:table-cell>
          <table:table-cell office:value-type="float" office:value="55.4" calcext:value-type="float">
            <text:p>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2.8" calcext:value-type="float">
            <text:p>52.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0.4" calcext:value-type="float">
            <text:p>50.4</text:p>
          </table:table-cell>
          <table:table-cell office:value-type="float" office:value="55.8" calcext:value-type="float">
            <text:p>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3.1" calcext:value-type="float">
            <text:p>53.1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51.4" calcext:value-type="float">
            <text:p>51.4</text:p>
          </table:table-cell>
          <table:table-cell office:value-type="float" office:value="56.4" calcext:value-type="float">
            <text:p>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3.9" calcext:value-type="float">
            <text:p>53.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.1" calcext:value-type="float">
            <text:p>51.1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3.7" calcext:value-type="float">
            <text:p>53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51.1" calcext:value-type="float">
            <text:p>51.1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.2" calcext:value-type="float">
            <text:p>54.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51.2" calcext:value-type="float">
            <text:p>51.2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.4" calcext:value-type="float">
            <text:p>54.4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51.9" calcext:value-type="float">
            <text:p>51.9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.9" calcext:value-type="float">
            <text:p>54.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4" calcext:value-type="float">
            <text:p>52.4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5.3" calcext:value-type="float">
            <text:p>55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52.1" calcext:value-type="float">
            <text:p>52.1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5.4" calcext:value-type="float">
            <text:p>55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51.9" calcext:value-type="float">
            <text:p>51.9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5.2" calcext:value-type="float">
            <text:p>5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52.8" calcext:value-type="float">
            <text:p>52.8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6.1" calcext:value-type="float">
            <text:p>56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2.8" calcext:value-type="float">
            <text:p>52.8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5.9" calcext:value-type="float">
            <text:p>55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3.6" calcext:value-type="float">
            <text:p>53.6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6.7" calcext:value-type="float">
            <text:p>56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4" calcext:value-type="float">
            <text:p>54</text:p>
          </table:table-cell>
          <table:table-cell office:value-type="float" office:value="60.4" calcext:value-type="float">
            <text:p>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7.2" calcext:value-type="float">
            <text:p>5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4" calcext:value-type="float">
            <text:p>54.4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7.6" calcext:value-type="float">
            <text:p>57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4.9" calcext:value-type="float">
            <text:p>54.9</text:p>
          </table:table-cell>
          <table:table-cell office:value-type="float" office:value="61.1" calcext:value-type="float">
            <text:p>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55.2" calcext:value-type="float">
            <text:p>55.2</text:p>
          </table:table-cell>
          <table:table-cell office:value-type="float" office:value="61.4" calcext:value-type="float">
            <text:p>6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8.3" calcext:value-type="float">
            <text:p>58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5.4" calcext:value-type="float">
            <text:p>55.4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8.6" calcext:value-type="float">
            <text:p>58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8" calcext:value-type="float">
            <text:p>55.8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56.2" calcext:value-type="float">
            <text:p>56.2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9.3" calcext:value-type="float">
            <text:p>5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56.9" calcext:value-type="float">
            <text:p>56.9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57.2" calcext:value-type="float">
            <text:p>57.2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.4" calcext:value-type="float">
            <text:p>57.4</text:p>
          </table:table-cell>
          <table:table-cell office:value-type="float" office:value="63.3" calcext:value-type="float">
            <text:p>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0.3" calcext:value-type="float">
            <text:p>60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57.8" calcext:value-type="float">
            <text:p>57.8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0.7" calcext:value-type="float">
            <text:p>6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8.1" calcext:value-type="float">
            <text:p>58.1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8.6" calcext:value-type="float">
            <text:p>58.6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1.3" calcext:value-type="float">
            <text:p>61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.1" calcext:value-type="float">
            <text:p>59.1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1.7" calcext:value-type="float">
            <text:p>61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59.4" calcext:value-type="float">
            <text:p>59.4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59.8" calcext:value-type="float">
            <text:p>59.8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2.3" calcext:value-type="float">
            <text:p>6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0.3" calcext:value-type="float">
            <text:p>60.3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2.7" calcext:value-type="float">
            <text:p>62.7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.9" calcext:value-type="float">
            <text:p>60.9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3.1" calcext:value-type="float">
            <text:p>63.1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1.4" calcext:value-type="float">
            <text:p>61.4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3.5" calcext:value-type="float">
            <text:p>63.5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2" calcext:value-type="float">
            <text:p>62</text:p>
          </table:table-cell>
          <table:table-cell office:value-type="float" office:value="65.9" calcext:value-type="float">
            <text:p>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4.2" calcext:value-type="float">
            <text:p>64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.8" calcext:value-type="float">
            <text:p>62.8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4.7" calcext:value-type="float">
            <text:p>64.7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63.4" calcext:value-type="float">
            <text:p>63.4</text:p>
          </table:table-cell>
          <table:table-cell office:value-type="float" office:value="66.9" calcext:value-type="float">
            <text:p>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5.1" calcext:value-type="float">
            <text:p>65.1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63.8" calcext:value-type="float">
            <text:p>63.8</text:p>
          </table:table-cell>
          <table:table-cell office:value-type="float" office:value="67.1" calcext:value-type="float">
            <text:p>6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5.4" calcext:value-type="float">
            <text:p>65.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63.9" calcext:value-type="float">
            <text:p>63.9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5.7" calcext:value-type="float">
            <text:p>65.7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.6" calcext:value-type="float">
            <text:p>64.6</text:p>
          </table:table-cell>
          <table:table-cell office:value-type="float" office:value="67.8" calcext:value-type="float">
            <text:p>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6.2" calcext:value-type="float">
            <text:p>66.2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65.1" calcext:value-type="float">
            <text:p>65.1</text:p>
          </table:table-cell>
          <table:table-cell office:value-type="float" office:value="68.1" calcext:value-type="float">
            <text:p>6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6.6" calcext:value-type="float">
            <text:p>66.6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65.8" calcext:value-type="float">
            <text:p>65.8</text:p>
          </table:table-cell>
          <table:table-cell office:value-type="float" office:value="68.2" calcext:value-type="float">
            <text:p>6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66.2" calcext:value-type="float">
            <text:p>66.2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7.5" calcext:value-type="float">
            <text:p>67.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.1" calcext:value-type="float">
            <text:p>66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.6" calcext:value-type="float">
            <text:p>67.6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66.6" calcext:value-type="float">
            <text:p>66.6</text:p>
          </table:table-cell>
          <table:table-cell office:value-type="float" office:value="69.4" calcext:value-type="float">
            <text:p>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67.8" calcext:value-type="float">
            <text:p>67.8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8.7" calcext:value-type="float">
            <text:p>68.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68.5" calcext:value-type="float">
            <text:p>68.5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9.2" calcext:value-type="float">
            <text:p>69.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9.5" calcext:value-type="float">
            <text:p>6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68.8" calcext:value-type="float">
            <text:p>68.8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9.8" calcext:value-type="float">
            <text:p>6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.3" calcext:value-type="float">
            <text:p>70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69.8" calcext:value-type="float">
            <text:p>69.8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.8" calcext:value-type="float">
            <text:p>70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1.1" calcext:value-type="float">
            <text:p>71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70.4" calcext:value-type="float">
            <text:p>70.4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1.4" calcext:value-type="float">
            <text:p>7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70.3" calcext:value-type="float">
            <text:p>70.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1.6" calcext:value-type="float">
            <text:p>7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70.4" calcext:value-type="float">
            <text:p>70.4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1.9" calcext:value-type="float">
            <text:p>7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.7" calcext:value-type="float">
            <text:p>70.7</text:p>
          </table:table-cell>
          <table:table-cell office:value-type="float" office:value="73.8" calcext:value-type="float">
            <text:p>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.2" calcext:value-type="float">
            <text:p>72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71.1" calcext:value-type="float">
            <text:p>71.1</text:p>
          </table:table-cell>
          <table:table-cell office:value-type="float" office:value="74.2" calcext:value-type="float">
            <text:p>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.7" calcext:value-type="float">
            <text:p>72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71.2" calcext:value-type="float">
            <text:p>71.2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71.6" calcext:value-type="float">
            <text:p>71.6</text:p>
          </table:table-cell>
          <table:table-cell office:value-type="float" office:value="75.1" calcext:value-type="float">
            <text:p>7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3.3" calcext:value-type="float">
            <text:p>73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2.2" calcext:value-type="float">
            <text:p>72.2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3.8" calcext:value-type="float">
            <text:p>73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72.5" calcext:value-type="float">
            <text:p>72.5</text:p>
          </table:table-cell>
          <table:table-cell office:value-type="float" office:value="75.8" calcext:value-type="float">
            <text:p>7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4.1" calcext:value-type="float">
            <text:p>74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72.6" calcext:value-type="float">
            <text:p>72.6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4.4" calcext:value-type="float">
            <text:p>74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72.8" calcext:value-type="float">
            <text:p>72.8</text:p>
          </table:table-cell>
          <table:table-cell office:value-type="float" office:value="76.8" calcext:value-type="float">
            <text:p>7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4.8" calcext:value-type="float">
            <text:p>74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.1" calcext:value-type="float">
            <text:p>73.1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5.2" calcext:value-type="float">
            <text:p>7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73.4" calcext:value-type="float">
            <text:p>73.4</text:p>
          </table:table-cell>
          <table:table-cell office:value-type="float" office:value="77.9" calcext:value-type="float">
            <text:p>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5.6" calcext:value-type="float">
            <text:p>75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6.1" calcext:value-type="float">
            <text:p>76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73.9" calcext:value-type="float">
            <text:p>73.9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6.3" calcext:value-type="float">
            <text:p>76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.1" calcext:value-type="float">
            <text:p>74.1</text:p>
          </table:table-cell>
          <table:table-cell office:value-type="float" office:value="79.1" calcext:value-type="float">
            <text:p>7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6.6" calcext:value-type="float">
            <text:p>7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74.3" calcext:value-type="float">
            <text:p>74.3</text:p>
          </table:table-cell>
          <table:table-cell office:value-type="float" office:value="79.5" calcext:value-type="float">
            <text:p>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6.9" calcext:value-type="float">
            <text:p>76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4.4" calcext:value-type="float">
            <text:p>74.4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7.1" calcext:value-type="float">
            <text:p>77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74.8" calcext:value-type="float">
            <text:p>74.8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7.5" calcext:value-type="float">
            <text:p>77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.1" calcext:value-type="float">
            <text:p>75.1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7.9" calcext:value-type="float">
            <text:p>7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75.4" calcext:value-type="float">
            <text:p>75.4</text:p>
          </table:table-cell>
          <table:table-cell office:value-type="float" office:value="81.2" calcext:value-type="float">
            <text:p>8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8.3" calcext:value-type="float">
            <text:p>78.3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5.8" calcext:value-type="float">
            <text:p>75.8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8.8" calcext:value-type="float">
            <text:p>78.8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76.1" calcext:value-type="float">
            <text:p>76.1</text:p>
          </table:table-cell>
          <table:table-cell office:value-type="float" office:value="82.2" calcext:value-type="float">
            <text:p>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9.2" calcext:value-type="float">
            <text:p>79.2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.3" calcext:value-type="float">
            <text:p>76.3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9.4" calcext:value-type="float">
            <text:p>79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76.6" calcext:value-type="float">
            <text:p>76.6</text:p>
          </table:table-cell>
          <table:table-cell office:value-type="float" office:value="83.1" calcext:value-type="float">
            <text:p>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9.8" calcext:value-type="float">
            <text:p>79.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76.8" calcext:value-type="float">
            <text:p>76.8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.1" calcext:value-type="float">
            <text:p>80.1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77" calcext:value-type="float">
            <text:p>77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0.4" calcext:value-type="float">
            <text:p>80.4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.4" calcext:value-type="float">
            <text:p>77.4</text:p>
          </table:table-cell>
          <table:table-cell office:value-type="float" office:value="84.3" calcext:value-type="float">
            <text:p>8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0.8" calcext:value-type="float">
            <text:p>80.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78" calcext:value-type="float">
            <text:p>78</text:p>
          </table:table-cell>
          <table:table-cell office:value-type="float" office:value="84.4" calcext:value-type="float">
            <text:p>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1.2" calcext:value-type="float">
            <text:p>81.2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77.9" calcext:value-type="float">
            <text:p>77.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1.5" calcext:value-type="float">
            <text:p>81.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78.1" calcext:value-type="float">
            <text:p>78.1</text:p>
          </table:table-cell>
          <table:table-cell office:value-type="float" office:value="85.6" calcext:value-type="float">
            <text:p>8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1.8" calcext:value-type="float">
            <text:p>81.8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.5" calcext:value-type="float">
            <text:p>78.5</text:p>
          </table:table-cell>
          <table:table-cell office:value-type="float" office:value="86.1" calcext:value-type="float">
            <text:p>8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2.3" calcext:value-type="float">
            <text:p>82.3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79.4" calcext:value-type="float">
            <text:p>79.4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2.9" calcext:value-type="float">
            <text:p>82.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79.6" calcext:value-type="float">
            <text:p>79.6</text:p>
          </table:table-cell>
          <table:table-cell office:value-type="float" office:value="86.9" calcext:value-type="float">
            <text:p>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3.2" calcext:value-type="float">
            <text:p>83.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79.4" calcext:value-type="float">
            <text:p>79.4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3.5" calcext:value-type="float">
            <text:p>83.5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8" calcext:value-type="float">
            <text:p>79.8</text:p>
          </table:table-cell>
          <table:table-cell office:value-type="float" office:value="87.9" calcext:value-type="float">
            <text:p>8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3.9" calcext:value-type="float">
            <text:p>83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80.2" calcext:value-type="float">
            <text:p>80.2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4.3" calcext:value-type="float">
            <text:p>84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80.7" calcext:value-type="float">
            <text:p>80.7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4.7" calcext:value-type="float">
            <text:p>84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80.9" calcext:value-type="float">
            <text:p>80.9</text:p>
          </table:table-cell>
          <table:table-cell office:value-type="float" office:value="89.2" calcext:value-type="float">
            <text:p>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.1" calcext:value-type="float">
            <text:p>85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.4" calcext:value-type="float">
            <text:p>81.4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.4" calcext:value-type="float">
            <text:p>85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81.8" calcext:value-type="float">
            <text:p>81.8</text:p>
          </table:table-cell>
          <table:table-cell office:value-type="float" office:value="90.1" calcext:value-type="float">
            <text:p>9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.9" calcext:value-type="float">
            <text:p>85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82.2" calcext:value-type="float">
            <text:p>82.2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.5" calcext:value-type="float">
            <text:p>86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82.6" calcext:value-type="float">
            <text:p>82.6</text:p>
          </table:table-cell>
          <table:table-cell office:value-type="float" office:value="91.1" calcext:value-type="float">
            <text:p>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.9" calcext:value-type="float">
            <text:p>86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.9" calcext:value-type="float">
            <text:p>82.9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7.2" calcext:value-type="float">
            <text:p>8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83.3" calcext:value-type="float">
            <text:p>83.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7.7" calcext:value-type="float">
            <text:p>87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83.6" calcext:value-type="float">
            <text:p>83.6</text:p>
          </table:table-cell>
          <table:table-cell office:value-type="float" office:value="92.6" calcext:value-type="float">
            <text:p>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8.1" calcext:value-type="float">
            <text:p>88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84.1" calcext:value-type="float">
            <text:p>84.1</text:p>
          </table:table-cell>
          <table:table-cell office:value-type="float" office:value="92.9" calcext:value-type="float">
            <text:p>9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8.5" calcext:value-type="float">
            <text:p>8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.4" calcext:value-type="float">
            <text:p>84.4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84.9" calcext:value-type="float">
            <text:p>84.9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9.5" calcext:value-type="float">
            <text:p>8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85.2" calcext:value-type="float">
            <text:p>85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9.9" calcext:value-type="float">
            <text:p>89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85.5" calcext:value-type="float">
            <text:p>85.5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.3" calcext:value-type="float">
            <text:p>90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.8" calcext:value-type="float">
            <text:p>85.8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0.7" calcext:value-type="float">
            <text:p>9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86.1" calcext:value-type="float">
            <text:p>86.1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1.2" calcext:value-type="float">
            <text:p>9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86.4" calcext:value-type="float">
            <text:p>86.4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1.4" calcext:value-type="float">
            <text:p>9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86.6" calcext:value-type="float">
            <text:p>86.6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1.7" calcext:value-type="float">
            <text:p>91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.1" calcext:value-type="float">
            <text:p>87.1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2.2" calcext:value-type="float">
            <text:p>92.2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87.8" calcext:value-type="float">
            <text:p>87.8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2.6" calcext:value-type="float">
            <text:p>92.6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88.1" calcext:value-type="float">
            <text:p>88.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88.5" calcext:value-type="float">
            <text:p>88.5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3.6" calcext:value-type="float">
            <text:p>93.6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9.1" calcext:value-type="float">
            <text:p>89.1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4.1" calcext:value-type="float">
            <text:p>94.1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90.1" calcext:value-type="float">
            <text:p>90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4.8" calcext:value-type="float">
            <text:p>94.8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89.9" calcext:value-type="float">
            <text:p>89.9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4.9" calcext:value-type="float">
            <text:p>94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90.4" calcext:value-type="float">
            <text:p>90.4</text:p>
          </table:table-cell>
          <table:table-cell office:value-type="float" office:value="100.6" calcext:value-type="float">
            <text:p>10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5.5" calcext:value-type="float">
            <text:p>95.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.1" calcext:value-type="float">
            <text:p>91.1</text:p>
          </table:table-cell>
          <table:table-cell office:value-type="float" office:value="100.7" calcext:value-type="float">
            <text:p>1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5.9" calcext:value-type="float">
            <text:p>95.9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92" calcext:value-type="float">
            <text:p>92</text:p>
          </table:table-cell>
          <table:table-cell office:value-type="float" office:value="101.1" calcext:value-type="float">
            <text:p>1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6.5" calcext:value-type="float">
            <text:p>96.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92.3" calcext:value-type="float">
            <text:p>92.3</text:p>
          </table:table-cell>
          <table:table-cell office:value-type="float" office:value="101.6" calcext:value-type="float">
            <text:p>1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92.2" calcext:value-type="float">
            <text:p>92.2</text:p>
          </table:table-cell>
          <table:table-cell office:value-type="float" office:value="102.2" calcext:value-type="float">
            <text:p>1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7.2" calcext:value-type="float">
            <text:p>97.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.6" calcext:value-type="float">
            <text:p>92.6</text:p>
          </table:table-cell>
          <table:table-cell office:value-type="float" office:value="102.4" calcext:value-type="float">
            <text:p>1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7.5" calcext:value-type="float">
            <text:p>97.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93.2" calcext:value-type="float">
            <text:p>93.2</text:p>
          </table:table-cell>
          <table:table-cell office:value-type="float" office:value="102.9" calcext:value-type="float">
            <text:p>10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8.1" calcext:value-type="float">
            <text:p>98.1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93.8" calcext:value-type="float">
            <text:p>93.8</text:p>
          </table:table-cell>
          <table:table-cell office:value-type="float" office:value="103.3" calcext:value-type="float">
            <text:p>10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8.6" calcext:value-type="float">
            <text:p>98.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93.6" calcext:value-type="float">
            <text:p>93.6</text:p>
          </table:table-cell>
          <table:table-cell office:value-type="float" office:value="103.8" calcext:value-type="float">
            <text:p>1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8.7" calcext:value-type="float">
            <text:p>98.7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.4" calcext:value-type="float">
            <text:p>94.4</text:p>
          </table:table-cell>
          <table:table-cell office:value-type="float" office:value="103.9" calcext:value-type="float">
            <text:p>1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99.2" calcext:value-type="float">
            <text:p>99.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95.1" calcext:value-type="float">
            <text:p>95.1</text:p>
          </table:table-cell>
          <table:table-cell office:value-type="float" office:value="104.4" calcext:value-type="float">
            <text:p>1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99.8" calcext:value-type="float">
            <text:p>99.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95.4" calcext:value-type="float">
            <text:p>95.4</text:p>
          </table:table-cell>
          <table:table-cell office:value-type="float" office:value="104.8" calcext:value-type="float">
            <text:p>10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.1" calcext:value-type="float">
            <text:p>100.1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95.1" calcext:value-type="float">
            <text:p>95.1</text:p>
          </table:table-cell>
          <table:table-cell office:value-type="float" office:value="105.2" calcext:value-type="float">
            <text:p>10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.2" calcext:value-type="float">
            <text:p>100.2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.8" calcext:value-type="float">
            <text:p>95.8</text:p>
          </table:table-cell>
          <table:table-cell office:value-type="float" office:value="105.5" calcext:value-type="float">
            <text:p>1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.7" calcext:value-type="float">
            <text:p>10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95.9" calcext:value-type="float">
            <text:p>95.9</text:p>
          </table:table-cell>
          <table:table-cell office:value-type="float" office:value="106.1" calcext:value-type="float">
            <text:p>10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96.1" calcext:value-type="float">
            <text:p>96.1</text:p>
          </table:table-cell>
          <table:table-cell office:value-type="float" office:value="106.3" calcext:value-type="float">
            <text:p>10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2" calcext:value-type="float">
            <text:p>10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96.5" calcext:value-type="float">
            <text:p>96.5</text:p>
          </table:table-cell>
          <table:table-cell office:value-type="float" office:value="106.7" calcext:value-type="float">
            <text:p>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6" calcext:value-type="float">
            <text:p>10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.8" calcext:value-type="float">
            <text:p>96.8</text:p>
          </table:table-cell>
          <table:table-cell office:value-type="float" office:value="106.9" calcext:value-type="float">
            <text:p>1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1.9" calcext:value-type="float">
            <text:p>10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97.2" calcext:value-type="float">
            <text:p>97.2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.4" calcext:value-type="float">
            <text:p>102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97.4" calcext:value-type="float">
            <text:p>97.4</text:p>
          </table:table-cell>
          <table:table-cell office:value-type="float" office:value="107.7" calcext:value-type="float">
            <text:p>10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.6" calcext:value-type="float">
            <text:p>102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97.8" calcext:value-type="float">
            <text:p>97.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.9" calcext:value-type="float">
            <text:p>102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.1" calcext:value-type="float">
            <text:p>98.1</text:p>
          </table:table-cell>
          <table:table-cell office:value-type="float" office:value="108.4" calcext:value-type="float">
            <text:p>10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3.3" calcext:value-type="float">
            <text:p>103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98.4" calcext:value-type="float">
            <text:p>98.4</text:p>
          </table:table-cell>
          <table:table-cell office:value-type="float" office:value="108.8" calcext:value-type="float">
            <text:p>10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3.6" calcext:value-type="float">
            <text:p>103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98.7" calcext:value-type="float">
            <text:p>98.7</text:p>
          </table:table-cell>
          <table:table-cell office:value-type="float" office:value="109.1" calcext:value-type="float">
            <text:p>10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3.9" calcext:value-type="float">
            <text:p>103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99" calcext:value-type="float">
            <text:p>99</text:p>
          </table:table-cell>
          <table:table-cell office:value-type="float" office:value="109.5" calcext:value-type="float">
            <text:p>10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4.2" calcext:value-type="float">
            <text:p>104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.3" calcext:value-type="float">
            <text:p>99.3</text:p>
          </table:table-cell>
          <table:table-cell office:value-type="float" office:value="110.1" calcext:value-type="float">
            <text:p>1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4.7" calcext:value-type="float">
            <text:p>104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99.6" calcext:value-type="float">
            <text:p>99.6</text:p>
          </table:table-cell>
          <table:table-cell office:value-type="float" office:value="110.2" calcext:value-type="float">
            <text:p>1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4.9" calcext:value-type="float">
            <text:p>104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99.8" calcext:value-type="float">
            <text:p>99.8</text:p>
          </table:table-cell>
          <table:table-cell office:value-type="float" office:value="110.8" calcext:value-type="float">
            <text:p>1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5.3" calcext:value-type="float">
            <text:p>105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00.3" calcext:value-type="float">
            <text:p>100.3</text:p>
          </table:table-cell>
          <table:table-cell office:value-type="float" office:value="111.2" calcext:value-type="float">
            <text:p>1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5.8" calcext:value-type="float">
            <text:p>105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.6" calcext:value-type="float">
            <text:p>100.6</text:p>
          </table:table-cell>
          <table:table-cell office:value-type="float" office:value="111.6" calcext:value-type="float">
            <text:p>11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6.1" calcext:value-type="float">
            <text:p>106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01" calcext:value-type="float">
            <text:p>101</text:p>
          </table:table-cell>
          <table:table-cell office:value-type="float" office:value="111.9" calcext:value-type="float">
            <text:p>11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6.5" calcext:value-type="float">
            <text:p>106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101.4" calcext:value-type="float">
            <text:p>101.4</text:p>
          </table:table-cell>
          <table:table-cell office:value-type="float" office:value="112.4" calcext:value-type="float">
            <text:p>1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6.9" calcext:value-type="float">
            <text:p>106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01.9" calcext:value-type="float">
            <text:p>101.9</text:p>
          </table:table-cell>
          <table:table-cell office:value-type="float" office:value="112.9" calcext:value-type="float">
            <text:p>1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7.4" calcext:value-type="float">
            <text:p>107.4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.3" calcext:value-type="float">
            <text:p>102.3</text:p>
          </table:table-cell>
          <table:table-cell office:value-type="float" office:value="113.1" calcext:value-type="float">
            <text:p>1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7.7" calcext:value-type="float">
            <text:p>107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02.6" calcext:value-type="float">
            <text:p>102.6</text:p>
          </table:table-cell>
          <table:table-cell office:value-type="float" office:value="113.5" calcext:value-type="float">
            <text:p>1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8.1" calcext:value-type="float">
            <text:p>108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103" calcext:value-type="float">
            <text:p>103</text:p>
          </table:table-cell>
          <table:table-cell office:value-type="float" office:value="114.1" calcext:value-type="float">
            <text:p>11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8.5" calcext:value-type="float">
            <text:p>108.5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03.2" calcext:value-type="float">
            <text:p>103.2</text:p>
          </table:table-cell>
          <table:table-cell office:value-type="float" office:value="114.3" calcext:value-type="float">
            <text:p>11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8.8" calcext:value-type="float">
            <text:p>108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.6" calcext:value-type="float">
            <text:p>103.6</text:p>
          </table:table-cell>
          <table:table-cell office:value-type="float" office:value="114.8" calcext:value-type="float">
            <text:p>11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9.2" calcext:value-type="float">
            <text:p>109.2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03.9" calcext:value-type="float">
            <text:p>103.9</text:p>
          </table:table-cell>
          <table:table-cell office:value-type="float" office:value="115.2" calcext:value-type="float">
            <text:p>1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9.6" calcext:value-type="float">
            <text:p>109.6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04.5" calcext:value-type="float">
            <text:p>104.5</text:p>
          </table:table-cell>
          <table:table-cell office:value-type="float" office:value="115.8" calcext:value-type="float">
            <text:p>1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0.2" calcext:value-type="float">
            <text:p>110.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04.8" calcext:value-type="float">
            <text:p>104.8</text:p>
          </table:table-cell>
          <table:table-cell office:value-type="float" office:value="116.1" calcext:value-type="float">
            <text:p>1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0.4" calcext:value-type="float">
            <text:p>110.4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5.1" calcext:value-type="float">
            <text:p>105.1</text:p>
          </table:table-cell>
          <table:table-cell office:value-type="float" office:value="116.4" calcext:value-type="float">
            <text:p>1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0.8" calcext:value-type="float">
            <text:p>110.8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05.6" calcext:value-type="float">
            <text:p>105.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06" calcext:value-type="float">
            <text:p>106</text:p>
          </table:table-cell>
          <table:table-cell office:value-type="float" office:value="117.3" calcext:value-type="float">
            <text:p>1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1.7" calcext:value-type="float">
            <text:p>111.7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06.4" calcext:value-type="float">
            <text:p>106.4</text:p>
          </table:table-cell>
          <table:table-cell office:value-type="float" office:value="117.7" calcext:value-type="float">
            <text:p>11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.4" calcext:value-type="float">
            <text:p>107.4</text:p>
          </table:table-cell>
          <table:table-cell office:value-type="float" office:value="118.1" calcext:value-type="float">
            <text:p>1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2.8" calcext:value-type="float">
            <text:p>112.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07.8" calcext:value-type="float">
            <text:p>107.8</text:p>
          </table:table-cell>
          <table:table-cell office:value-type="float" office:value="118.6" calcext:value-type="float">
            <text:p>11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3.2" calcext:value-type="float">
            <text:p>113.2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07.4" calcext:value-type="float">
            <text:p>107.4</text:p>
          </table:table-cell>
          <table:table-cell office:value-type="float" office:value="119.1" calcext:value-type="float">
            <text:p>1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3.3" calcext:value-type="float">
            <text:p>113.3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07.8" calcext:value-type="float">
            <text:p>107.8</text:p>
          </table:table-cell>
          <table:table-cell office:value-type="float" office:value="119.6" calcext:value-type="float">
            <text:p>11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3.7" calcext:value-type="float">
            <text:p>113.7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8.8" calcext:value-type="float">
            <text:p>108.8</text:p>
          </table:table-cell>
          <table:table-cell office:value-type="float" office:value="119.9" calcext:value-type="float">
            <text:p>11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4.3" calcext:value-type="float">
            <text:p>114.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09.1" calcext:value-type="float">
            <text:p>109.1</text:p>
          </table:table-cell>
          <table:table-cell office:value-type="float" office:value="120.3" calcext:value-type="float">
            <text:p>12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4.7" calcext:value-type="float">
            <text:p>114.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108.8" calcext:value-type="float">
            <text:p>108.8</text:p>
          </table:table-cell>
          <table:table-cell office:value-type="float" office:value="120.8" calcext:value-type="float">
            <text:p>1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4.8" calcext:value-type="float">
            <text:p>114.8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09.3" calcext:value-type="float">
            <text:p>109.3</text:p>
          </table:table-cell>
          <table:table-cell office:value-type="float" office:value="121.1" calcext:value-type="float">
            <text:p>12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5.2" calcext:value-type="float">
            <text:p>115.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.3" calcext:value-type="float">
            <text:p>110.3</text:p>
          </table:table-cell>
          <table:table-cell office:value-type="float" office:value="121.6" calcext:value-type="float">
            <text:p>1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09.9" calcext:value-type="float">
            <text:p>109.9</text:p>
          </table:table-cell>
          <table:table-cell office:value-type="float" office:value="122.1" calcext:value-type="float">
            <text:p>12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110.4" calcext:value-type="float">
            <text:p>110.4</text:p>
          </table:table-cell>
          <table:table-cell office:value-type="float" office:value="122.4" calcext:value-type="float">
            <text:p>1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6.4" calcext:value-type="float">
            <text:p>11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9" calcext:value-type="float">
            <text:p>12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6.9" calcext:value-type="float">
            <text:p>116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.2" calcext:value-type="float">
            <text:p>111.2</text:p>
          </table:table-cell>
          <table:table-cell office:value-type="float" office:value="123.2" calcext:value-type="float">
            <text:p>12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7.2" calcext:value-type="float">
            <text:p>11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6" calcext:value-type="float">
            <text:p>1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7.6" calcext:value-type="float">
            <text:p>117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1" calcext:value-type="float">
            <text:p>12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12.4" calcext:value-type="float">
            <text:p>112.4</text:p>
          </table:table-cell>
          <table:table-cell office:value-type="float" office:value="124.4" calcext:value-type="float">
            <text:p>1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8.4" calcext:value-type="float">
            <text:p>118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2.8" calcext:value-type="float">
            <text:p>112.8</text:p>
          </table:table-cell>
          <table:table-cell office:value-type="float" office:value="124.9" calcext:value-type="float">
            <text:p>1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8.8" calcext:value-type="float">
            <text:p>118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13.1" calcext:value-type="float">
            <text:p>113.1</text:p>
          </table:table-cell>
          <table:table-cell office:value-type="float" office:value="125.4" calcext:value-type="float">
            <text:p>1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9.3" calcext:value-type="float">
            <text:p>11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113.6" calcext:value-type="float">
            <text:p>113.6</text:p>
          </table:table-cell>
          <table:table-cell office:value-type="float" office:value="125.8" calcext:value-type="float">
            <text:p>1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9.7" calcext:value-type="float">
            <text:p>119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14" calcext:value-type="float">
            <text:p>114</text:p>
          </table:table-cell>
          <table:table-cell office:value-type="float" office:value="126.3" calcext:value-type="float">
            <text:p>1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0.2" calcext:value-type="float">
            <text:p>12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4.4" calcext:value-type="float">
            <text:p>114.4</text:p>
          </table:table-cell>
          <table:table-cell office:value-type="float" office:value="126.8" calcext:value-type="float">
            <text:p>12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0.6" calcext:value-type="float">
            <text:p>120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14.8" calcext:value-type="float">
            <text:p>114.8</text:p>
          </table:table-cell>
          <table:table-cell office:value-type="float" office:value="127.2" calcext:value-type="float">
            <text:p>1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115.3" calcext:value-type="float">
            <text:p>115.3</text:p>
          </table:table-cell>
          <table:table-cell office:value-type="float" office:value="127.7" calcext:value-type="float">
            <text:p>12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1.5" calcext:value-type="float">
            <text:p>121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15.6" calcext:value-type="float">
            <text:p>115.6</text:p>
          </table:table-cell>
          <table:table-cell office:value-type="float" office:value="128.1" calcext:value-type="float">
            <text:p>12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1.8" calcext:value-type="float">
            <text:p>121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28.5" calcext:value-type="float">
            <text:p>1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2.2" calcext:value-type="float">
            <text:p>122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16.4" calcext:value-type="float">
            <text:p>116.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2.7" calcext:value-type="float">
            <text:p>122.7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116.8" calcext:value-type="float">
            <text:p>116.8</text:p>
          </table:table-cell>
          <table:table-cell office:value-type="float" office:value="129.4" calcext:value-type="float">
            <text:p>1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3.1" calcext:value-type="float">
            <text:p>123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17.1" calcext:value-type="float">
            <text:p>117.1</text:p>
          </table:table-cell>
          <table:table-cell office:value-type="float" office:value="129.8" calcext:value-type="float">
            <text:p>12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23.5" calcext:value-type="float">
            <text:p>123.5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.4" calcext:value-type="float">
            <text:p>117.4</text:p>
          </table:table-cell>
          <table:table-cell office:value-type="float" office:value="130.3" calcext:value-type="float">
            <text:p>1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23.8" calcext:value-type="float">
            <text:p>123.8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17.9" calcext:value-type="float">
            <text:p>117.9</text:p>
          </table:table-cell>
          <table:table-cell office:value-type="float" office:value="130.8" calcext:value-type="float">
            <text:p>1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24.4" calcext:value-type="float">
            <text:p>124.4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118.2" calcext:value-type="float">
            <text:p>118.2</text:p>
          </table:table-cell>
          <table:table-cell office:value-type="float" office:value="131.2" calcext:value-type="float">
            <text:p>1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24.7" calcext:value-type="float">
            <text:p>124.7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18.9" calcext:value-type="float">
            <text:p>118.9</text:p>
          </table:table-cell>
          <table:table-cell office:value-type="float" office:value="131.6" calcext:value-type="float">
            <text:p>13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25.2" calcext:value-type="float">
            <text:p>125.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.4" calcext:value-type="float">
            <text:p>119.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5.7" calcext:value-type="float">
            <text:p>125.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19.4" calcext:value-type="float">
            <text:p>119.4</text:p>
          </table:table-cell>
          <table:table-cell office:value-type="float" office:value="132.6" calcext:value-type="float">
            <text:p>13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119.9" calcext:value-type="float">
            <text:p>119.9</text:p>
          </table:table-cell>
          <table:table-cell office:value-type="float" office:value="132.9" calcext:value-type="float">
            <text:p>1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6.4" calcext:value-type="float">
            <text:p>126.4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20.7" calcext:value-type="float">
            <text:p>120.7</text:p>
          </table:table-cell>
          <table:table-cell office:value-type="float" office:value="133.2" calcext:value-type="float">
            <text:p>13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26.9" calcext:value-type="float">
            <text:p>126.9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1.2" calcext:value-type="float">
            <text:p>121.2</text:p>
          </table:table-cell>
          <table:table-cell office:value-type="float" office:value="133.6" calcext:value-type="float">
            <text:p>13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7.4" calcext:value-type="float">
            <text:p>127.4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20.9" calcext:value-type="float">
            <text:p>120.9</text:p>
          </table:table-cell>
          <table:table-cell office:value-type="float" office:value="134.2" calcext:value-type="float">
            <text:p>1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7.6" calcext:value-type="float">
            <text:p>127.6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121.4" calcext:value-type="float">
            <text:p>121.4</text:p>
          </table:table-cell>
          <table:table-cell office:value-type="float" office:value="134.6" calcext:value-type="float">
            <text:p>13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22.3" calcext:value-type="float">
            <text:p>122.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8.7" calcext:value-type="float">
            <text:p>128.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2.7" calcext:value-type="float">
            <text:p>122.7</text:p>
          </table:table-cell>
          <table:table-cell office:value-type="float" office:value="135.4" calcext:value-type="float">
            <text:p>13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29.1" calcext:value-type="float">
            <text:p>129.1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22.4" calcext:value-type="float">
            <text:p>122.4</text:p>
          </table:table-cell>
          <table:table-cell office:value-type="float" office:value="135.9" calcext:value-type="float">
            <text:p>13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29.1" calcext:value-type="float">
            <text:p>129.1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122.7" calcext:value-type="float">
            <text:p>122.7</text:p>
          </table:table-cell>
          <table:table-cell office:value-type="float" office:value="136.2" calcext:value-type="float">
            <text:p>13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29.5" calcext:value-type="float">
            <text:p>129.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23.7" calcext:value-type="float">
            <text:p>123.7</text:p>
          </table:table-cell>
          <table:table-cell office:value-type="float" office:value="136.5" calcext:value-type="float">
            <text:p>1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0.1" calcext:value-type="float">
            <text:p>130.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136.8" calcext:value-type="float">
            <text:p>1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0.4" calcext:value-type="float">
            <text:p>130.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23.8" calcext:value-type="float">
            <text:p>123.8</text:p>
          </table:table-cell>
          <table:table-cell office:value-type="float" office:value="137.3" calcext:value-type="float">
            <text:p>13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0.5" calcext:value-type="float">
            <text:p>130.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24.2" calcext:value-type="float">
            <text:p>124.2</text:p>
          </table:table-cell>
          <table:table-cell office:value-type="float" office:value="137.6" calcext:value-type="float">
            <text:p>13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0.9" calcext:value-type="float">
            <text:p>130.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25.1" calcext:value-type="float">
            <text:p>125.1</text:p>
          </table:table-cell>
          <table:table-cell office:value-type="float" office:value="137.9" calcext:value-type="float">
            <text:p>13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31.5" calcext:value-type="float">
            <text:p>131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.4" calcext:value-type="float">
            <text:p>125.4</text:p>
          </table:table-cell>
          <table:table-cell office:value-type="float" office:value="138.4" calcext:value-type="float">
            <text:p>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1.9" calcext:value-type="float">
            <text:p>13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8" calcext:value-type="float">
            <text:p>1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125.6" calcext:value-type="float">
            <text:p>125.6</text:p>
          </table:table-cell>
          <table:table-cell office:value-type="float" office:value="139.3" calcext:value-type="float">
            <text:p>13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2.5" calcext:value-type="float">
            <text:p>132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26" calcext:value-type="float">
            <text:p>126</text:p>
          </table:table-cell>
          <table:table-cell office:value-type="float" office:value="139.6" calcext:value-type="float">
            <text:p>1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2.8" calcext:value-type="float">
            <text:p>132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6.4" calcext:value-type="float">
            <text:p>126.4</text:p>
          </table:table-cell>
          <table:table-cell office:value-type="float" office:value="139.9" calcext:value-type="float">
            <text:p>13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3.2" calcext:value-type="float">
            <text:p>133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26.8" calcext:value-type="float">
            <text:p>126.8</text:p>
          </table:table-cell>
          <table:table-cell office:value-type="float" office:value="140.4" calcext:value-type="float">
            <text:p>14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3.6" calcext:value-type="float">
            <text:p>133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127.1" calcext:value-type="float">
            <text:p>127.1</text:p>
          </table:table-cell>
          <table:table-cell office:value-type="float" office:value="140.6" calcext:value-type="float">
            <text:p>1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3.9" calcext:value-type="float">
            <text:p>133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27.4" calcext:value-type="float">
            <text:p>127.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4.2" calcext:value-type="float">
            <text:p>134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7.8" calcext:value-type="float">
            <text:p>127.8</text:p>
          </table:table-cell>
          <table:table-cell office:value-type="float" office:value="141.4" calcext:value-type="float">
            <text:p>1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4.6" calcext:value-type="float">
            <text:p>13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28.1" calcext:value-type="float">
            <text:p>128.1</text:p>
          </table:table-cell>
          <table:table-cell office:value-type="float" office:value="141.8" calcext:value-type="float">
            <text:p>14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28.4" calcext:value-type="float">
            <text:p>128.4</text:p>
          </table:table-cell>
          <table:table-cell office:value-type="float" office:value="142.1" calcext:value-type="float">
            <text:p>1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5.3" calcext:value-type="float">
            <text:p>135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28.8" calcext:value-type="float">
            <text:p>128.8</text:p>
          </table:table-cell>
          <table:table-cell office:value-type="float" office:value="142.6" calcext:value-type="float">
            <text:p>1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5.7" calcext:value-type="float">
            <text:p>135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.1" calcext:value-type="float">
            <text:p>129.1</text:p>
          </table:table-cell>
          <table:table-cell office:value-type="float" office:value="142.9" calcext:value-type="float">
            <text:p>14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29.6" calcext:value-type="float">
            <text:p>129.6</text:p>
          </table:table-cell>
          <table:table-cell office:value-type="float" office:value="143.2" calcext:value-type="float">
            <text:p>14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.4" calcext:value-type="float">
            <text:p>13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29.9" calcext:value-type="float">
            <text:p>129.9</text:p>
          </table:table-cell>
          <table:table-cell office:value-type="float" office:value="143.6" calcext:value-type="float">
            <text:p>1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.8" calcext:value-type="float">
            <text:p>136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30.2" calcext:value-type="float">
            <text:p>130.2</text:p>
          </table:table-cell>
          <table:table-cell office:value-type="float" office:value="143.9" calcext:value-type="float">
            <text:p>1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7.1" calcext:value-type="float">
            <text:p>137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0.8" calcext:value-type="float">
            <text:p>130.8</text:p>
          </table:table-cell>
          <table:table-cell office:value-type="float" office:value="144.5" calcext:value-type="float">
            <text:p>1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7.7" calcext:value-type="float">
            <text:p>137.7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31.1" calcext:value-type="float">
            <text:p>131.1</text:p>
          </table:table-cell>
          <table:table-cell office:value-type="float" office:value="144.8" calcext:value-type="float">
            <text:p>14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7.9" calcext:value-type="float">
            <text:p>13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31.4" calcext:value-type="float">
            <text:p>131.4</text:p>
          </table:table-cell>
          <table:table-cell office:value-type="float" office:value="145.2" calcext:value-type="float">
            <text:p>1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8.3" calcext:value-type="float">
            <text:p>138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31.8" calcext:value-type="float">
            <text:p>131.8</text:p>
          </table:table-cell>
          <table:table-cell office:value-type="float" office:value="145.7" calcext:value-type="float">
            <text:p>1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8.8" calcext:value-type="float">
            <text:p>138.8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1" calcext:value-type="float">
            <text:p>1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39.1" calcext:value-type="float">
            <text:p>139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32.4" calcext:value-type="float">
            <text:p>132.4</text:p>
          </table:table-cell>
          <table:table-cell office:value-type="float" office:value="146.4" calcext:value-type="float">
            <text:p>1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39.4" calcext:value-type="float">
            <text:p>139.4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32.7" calcext:value-type="float">
            <text:p>132.7</text:p>
          </table:table-cell>
          <table:table-cell office:value-type="float" office:value="146.9" calcext:value-type="float">
            <text:p>14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39.8" calcext:value-type="float">
            <text:p>139.8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2" calcext:value-type="float">
            <text:p>1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40.2" calcext:value-type="float">
            <text:p>140.2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3.4" calcext:value-type="float">
            <text:p>133.4</text:p>
          </table:table-cell>
          <table:table-cell office:value-type="float" office:value="147.8" calcext:value-type="float">
            <text:p>1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0.6" calcext:value-type="float">
            <text:p>140.6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33.8" calcext:value-type="float">
            <text:p>133.8</text:p>
          </table:table-cell>
          <table:table-cell office:value-type="float" office:value="148.1" calcext:value-type="float">
            <text:p>1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0.9" calcext:value-type="float">
            <text:p>140.9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34.4" calcext:value-type="float">
            <text:p>134.4</text:p>
          </table:table-cell>
          <table:table-cell office:value-type="float" office:value="148.4" calcext:value-type="float">
            <text:p>1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1.4" calcext:value-type="float">
            <text:p>141.4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35" calcext:value-type="float">
            <text:p>135</text:p>
          </table:table-cell>
          <table:table-cell office:value-type="float" office:value="148.8" calcext:value-type="float">
            <text:p>14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41.9" calcext:value-type="float">
            <text:p>141.9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4.9" calcext:value-type="float">
            <text:p>134.9</text:p>
          </table:table-cell>
          <table:table-cell office:value-type="float" office:value="149.1" calcext:value-type="float">
            <text:p>1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35.4" calcext:value-type="float">
            <text:p>135.4</text:p>
          </table:table-cell>
          <table:table-cell office:value-type="float" office:value="149.6" calcext:value-type="float">
            <text:p>14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2.5" calcext:value-type="float">
            <text:p>142.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36.1" calcext:value-type="float">
            <text:p>136.1</text:p>
          </table:table-cell>
          <table:table-cell office:value-type="float" office:value="149.9" calcext:value-type="float">
            <text:p>1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36.7" calcext:value-type="float">
            <text:p>136.7</text:p>
          </table:table-cell>
          <table:table-cell office:value-type="float" office:value="150.3" calcext:value-type="float">
            <text:p>1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3.5" calcext:value-type="float">
            <text:p>143.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6.4" calcext:value-type="float">
            <text:p>136.4</text:p>
          </table:table-cell>
          <table:table-cell office:value-type="float" office:value="150.8" calcext:value-type="float">
            <text:p>1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.6" calcext:value-type="float">
            <text:p>143.6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36.8" calcext:value-type="float">
            <text:p>136.8</text:p>
          </table:table-cell>
          <table:table-cell office:value-type="float" office:value="151.2" calcext:value-type="float">
            <text:p>1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137.5" calcext:value-type="float">
            <text:p>137.5</text:p>
          </table:table-cell>
          <table:table-cell office:value-type="float" office:value="151.5" calcext:value-type="float">
            <text:p>1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4.5" calcext:value-type="float">
            <text:p>144.5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37.9" calcext:value-type="float">
            <text:p>137.9</text:p>
          </table:table-cell>
          <table:table-cell office:value-type="float" office:value="151.9" calcext:value-type="float">
            <text:p>1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4.9" calcext:value-type="float">
            <text:p>144.9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7.6" calcext:value-type="float">
            <text:p>137.6</text:p>
          </table:table-cell>
          <table:table-cell office:value-type="float" office:value="152.2" calcext:value-type="float">
            <text:p>15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4.9" calcext:value-type="float">
            <text:p>144.9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38" calcext:value-type="float">
            <text:p>138</text:p>
          </table:table-cell>
          <table:table-cell office:value-type="float" office:value="152.6" calcext:value-type="float">
            <text:p>15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5.3" calcext:value-type="float">
            <text:p>145.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38.9" calcext:value-type="float">
            <text:p>138.9</text:p>
          </table:table-cell>
          <table:table-cell office:value-type="float" office:value="152.9" calcext:value-type="float">
            <text:p>1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5.9" calcext:value-type="float">
            <text:p>145.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39.2" calcext:value-type="float">
            <text:p>139.2</text:p>
          </table:table-cell>
          <table:table-cell office:value-type="float" office:value="153.2" calcext:value-type="float">
            <text:p>1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46.2" calcext:value-type="float">
            <text:p>146.2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.4" calcext:value-type="float">
            <text:p>139.4</text:p>
          </table:table-cell>
          <table:table-cell office:value-type="float" office:value="153.6" calcext:value-type="float">
            <text:p>15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6.5" calcext:value-type="float">
            <text:p>146.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53.9" calcext:value-type="float">
            <text:p>15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6.6" calcext:value-type="float">
            <text:p>146.6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40.1" calcext:value-type="float">
            <text:p>140.1</text:p>
          </table:table-cell>
          <table:table-cell office:value-type="float" office:value="154.2" calcext:value-type="float">
            <text:p>1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7.2" calcext:value-type="float">
            <text:p>147.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40.4" calcext:value-type="float">
            <text:p>140.4</text:p>
          </table:table-cell>
          <table:table-cell office:value-type="float" office:value="154.5" calcext:value-type="float">
            <text:p>1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7.4" calcext:value-type="float">
            <text:p>147.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0.3" calcext:value-type="float">
            <text:p>140.3</text:p>
          </table:table-cell>
          <table:table-cell office:value-type="float" office:value="154.9" calcext:value-type="float">
            <text:p>15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7.6" calcext:value-type="float">
            <text:p>147.6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40.2" calcext:value-type="float">
            <text:p>140.2</text:p>
          </table:table-cell>
          <table:table-cell office:value-type="float" office:value="155.2" calcext:value-type="float">
            <text:p>1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7.7" calcext:value-type="float">
            <text:p>147.7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41.1" calcext:value-type="float">
            <text:p>141.1</text:p>
          </table:table-cell>
          <table:table-cell office:value-type="float" office:value="155.4" calcext:value-type="float">
            <text:p>1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41.4" calcext:value-type="float">
            <text:p>141.4</text:p>
          </table:table-cell>
          <table:table-cell office:value-type="float" office:value="155.7" calcext:value-type="float">
            <text:p>1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8.5" calcext:value-type="float">
            <text:p>148.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1.4" calcext:value-type="float">
            <text:p>141.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8.7" calcext:value-type="float">
            <text:p>148.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41.2" calcext:value-type="float">
            <text:p>141.2</text:p>
          </table:table-cell>
          <table:table-cell office:value-type="float" office:value="156.2" calcext:value-type="float">
            <text:p>15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8.7" calcext:value-type="float">
            <text:p>148.7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142.1" calcext:value-type="float">
            <text:p>142.1</text:p>
          </table:table-cell>
          <table:table-cell office:value-type="float" office:value="156.4" calcext:value-type="float">
            <text:p>1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9.3" calcext:value-type="float">
            <text:p>149.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42.4" calcext:value-type="float">
            <text:p>142.4</text:p>
          </table:table-cell>
          <table:table-cell office:value-type="float" office:value="156.7" calcext:value-type="float">
            <text:p>1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9.6" calcext:value-type="float">
            <text:p>149.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2.6" calcext:value-type="float">
            <text:p>142.6</text:p>
          </table:table-cell>
          <table:table-cell office:value-type="float" office:value="156.9" calcext:value-type="float">
            <text:p>1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9.8" calcext:value-type="float">
            <text:p>149.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42.2" calcext:value-type="float">
            <text:p>142.2</text:p>
          </table:table-cell>
          <table:table-cell office:value-type="float" office:value="157.3" calcext:value-type="float">
            <text:p>1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9.8" calcext:value-type="float">
            <text:p>149.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142.9" calcext:value-type="float">
            <text:p>142.9</text:p>
          </table:table-cell>
          <table:table-cell office:value-type="float" office:value="157.4" calcext:value-type="float">
            <text:p>1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0.2" calcext:value-type="float">
            <text:p>150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57.6" calcext:value-type="float">
            <text:p>1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0.4" calcext:value-type="float">
            <text:p>150.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3.4" calcext:value-type="float">
            <text:p>143.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0.7" calcext:value-type="float">
            <text:p>150.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43" calcext:value-type="float">
            <text:p>143</text:p>
          </table:table-cell>
          <table:table-cell office:value-type="float" office:value="158.3" calcext:value-type="float">
            <text:p>1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0.7" calcext:value-type="float">
            <text:p>150.7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143.8" calcext:value-type="float">
            <text:p>143.8</text:p>
          </table:table-cell>
          <table:table-cell office:value-type="float" office:value="158.4" calcext:value-type="float">
            <text:p>1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.1" calcext:value-type="float">
            <text:p>151.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43.9" calcext:value-type="float">
            <text:p>143.9</text:p>
          </table:table-cell>
          <table:table-cell office:value-type="float" office:value="158.7" calcext:value-type="float">
            <text:p>1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.3" calcext:value-type="float">
            <text:p>151.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58.8" calcext:value-type="float">
            <text:p>1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.4" calcext:value-type="float">
            <text:p>151.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43.7" calcext:value-type="float">
            <text:p>143.7</text:p>
          </table:table-cell>
          <table:table-cell office:value-type="float" office:value="159.1" calcext:value-type="float">
            <text:p>1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.4" calcext:value-type="float">
            <text:p>151.4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144.4" calcext:value-type="float">
            <text:p>144.4</text:p>
          </table:table-cell>
          <table:table-cell office:value-type="float" office:value="159.2" calcext:value-type="float">
            <text:p>1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1.8" calcext:value-type="float">
            <text:p>151.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44.6" calcext:value-type="float">
            <text:p>144.6</text:p>
          </table:table-cell>
          <table:table-cell office:value-type="float" office:value="159.4" calcext:value-type="float">
            <text:p>1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.8" calcext:value-type="float">
            <text:p>144.8</text:p>
          </table:table-cell>
          <table:table-cell office:value-type="float" office:value="159.6" calcext:value-type="float">
            <text:p>1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2" calcext:value-type="float">
            <text:p>152.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44.7" calcext:value-type="float">
            <text:p>144.7</text:p>
          </table:table-cell>
          <table:table-cell office:value-type="float" office:value="159.8" calcext:value-type="float">
            <text:p>1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2" calcext:value-type="float">
            <text:p>152.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145.1" calcext:value-type="float">
            <text:p>145.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5" calcext:value-type="float">
            <text:p>15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45.2" calcext:value-type="float">
            <text:p>145.2</text:p>
          </table:table-cell>
          <table:table-cell office:value-type="float" office:value="160.2" calcext:value-type="float">
            <text:p>1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7" calcext:value-type="float">
            <text:p>152.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.4" calcext:value-type="float">
            <text:p>145.4</text:p>
          </table:table-cell>
          <table:table-cell office:value-type="float" office:value="160.2" calcext:value-type="float">
            <text:p>1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8" calcext:value-type="float">
            <text:p>152.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45.2" calcext:value-type="float">
            <text:p>145.2</text:p>
          </table:table-cell>
          <table:table-cell office:value-type="float" office:value="160.4" calcext:value-type="float">
            <text:p>1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2.8" calcext:value-type="float">
            <text:p>152.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145.6" calcext:value-type="float">
            <text:p>145.6</text:p>
          </table:table-cell>
          <table:table-cell office:value-type="float" office:value="160.6" calcext:value-type="float">
            <text:p>1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1" calcext:value-type="float">
            <text:p>153.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45.7" calcext:value-type="float">
            <text:p>145.7</text:p>
          </table:table-cell>
          <table:table-cell office:value-type="float" office:value="160.7" calcext:value-type="float">
            <text:p>1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2" calcext:value-type="float">
            <text:p>153.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60.9" calcext:value-type="float">
            <text:p>1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4" calcext:value-type="float">
            <text:p>153.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46" calcext:value-type="float">
            <text:p>146</text:p>
          </table:table-cell>
          <table:table-cell office:value-type="float" office:value="161.1" calcext:value-type="float">
            <text:p>1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6" calcext:value-type="float">
            <text:p>153.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46.1" calcext:value-type="float">
            <text:p>146.1</text:p>
          </table:table-cell>
          <table:table-cell office:value-type="float" office:value="161.1" calcext:value-type="float">
            <text:p>1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6" calcext:value-type="float">
            <text:p>153.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46.2" calcext:value-type="float">
            <text:p>146.2</text:p>
          </table:table-cell>
          <table:table-cell office:value-type="float" office:value="161.2" calcext:value-type="float">
            <text:p>1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8" calcext:value-type="float">
            <text:p>153.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6.4" calcext:value-type="float">
            <text:p>146.4</text:p>
          </table:table-cell>
          <table:table-cell office:value-type="float" office:value="161.3" calcext:value-type="float">
            <text:p>1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8" calcext:value-type="float">
            <text:p>153.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46.3" calcext:value-type="float">
            <text:p>146.3</text:p>
          </table:table-cell>
          <table:table-cell office:value-type="float" office:value="161.5" calcext:value-type="float">
            <text:p>1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.9" calcext:value-type="float">
            <text:p>153.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46.5" calcext:value-type="float">
            <text:p>146.5</text:p>
          </table:table-cell>
          <table:table-cell office:value-type="float" office:value="161.6" calcext:value-type="float">
            <text:p>1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1" calcext:value-type="float">
            <text:p>154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46.7" calcext:value-type="float">
            <text:p>146.7</text:p>
          </table:table-cell>
          <table:table-cell office:value-type="float" office:value="161.8" calcext:value-type="float">
            <text:p>16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2" calcext:value-type="float">
            <text:p>154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.7" calcext:value-type="float">
            <text:p>146.7</text:p>
          </table:table-cell>
          <table:table-cell office:value-type="float" office:value="161.9" calcext:value-type="float">
            <text:p>1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3" calcext:value-type="float">
            <text:p>154.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46.6" calcext:value-type="float">
            <text:p>146.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3" calcext:value-type="float">
            <text:p>154.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5" calcext:value-type="float">
            <text:p>154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47" calcext:value-type="float">
            <text:p>147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6" calcext:value-type="float">
            <text:p>154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6" calcext:value-type="float">
            <text:p>154.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6" calcext:value-type="float">
            <text:p>154.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47.2" calcext:value-type="float">
            <text:p>147.2</text:p>
          </table:table-cell>
          <table:table-cell office:value-type="float" office:value="162.3" calcext:value-type="float">
            <text:p>1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47.2" calcext:value-type="float">
            <text:p>147.2</text:p>
          </table:table-cell>
          <table:table-cell office:value-type="float" office:value="162.3" calcext:value-type="float">
            <text:p>1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.2" calcext:value-type="float">
            <text:p>147.2</text:p>
          </table:table-cell>
          <table:table-cell office:value-type="float" office:value="162.4" calcext:value-type="float">
            <text:p>1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4" calcext:value-type="float">
            <text:p>1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7.5" calcext:value-type="float">
            <text:p>147.5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47.5" calcext:value-type="float">
            <text:p>147.5</text:p>
          </table:table-cell>
          <table:table-cell office:value-type="float" office:value="162.7" calcext:value-type="float">
            <text:p>1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8" calcext:value-type="float">
            <text:p>1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47.5" calcext:value-type="float">
            <text:p>147.5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7" calcext:value-type="float">
            <text:p>1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5.1" calcext:value-type="float">
            <text:p>155.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7" calcext:value-type="float">
            <text:p>1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47.5" calcext:value-type="float">
            <text:p>147.5</text:p>
          </table:table-cell>
          <table:table-cell office:value-type="float" office:value="162.4" calcext:value-type="float">
            <text:p>16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4" calcext:value-type="float">
            <text:p>1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9" calcext:value-type="float">
            <text:p>15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47.3" calcext:value-type="float">
            <text:p>147.3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47.3" calcext:value-type="float">
            <text:p>147.3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7" calcext:value-type="float">
            <text:p>154.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6" calcext:value-type="float">
            <text:p>15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46.7" calcext:value-type="float">
            <text:p>146.7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3" calcext:value-type="float">
            <text:p>154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5" calcext:value-type="float">
            <text:p>154.5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4.5" calcext:value-type="float">
            <text:p>154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6.8" calcext:value-type="float">
            <text:p>146.8</text:p>
          </table:table-cell>
          <table:table-cell office:value-type="float" office:value="161.9" calcext:value-type="float">
            <text:p>1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.3" calcext:value-type="float">
            <text:p>154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46.9" calcext:value-type="float">
            <text:p>146.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.5" calcext:value-type="float">
            <text:p>154.5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.5" calcext:value-type="float">
            <text:p>154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46.9" calcext:value-type="float">
            <text:p>146.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4.5" calcext:value-type="float">
            <text:p>154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6.8" calcext:value-type="float">
            <text:p>146.8</text:p>
          </table:table-cell>
          <table:table-cell office:value-type="float" office:value="161.9" calcext:value-type="float">
            <text:p>1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4.4" calcext:value-type="float">
            <text:p>154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46.9" calcext:value-type="float">
            <text:p>146.9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4.5" calcext:value-type="float">
            <text:p>154.5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147" calcext:value-type="float">
            <text:p>147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4.6" calcext:value-type="float">
            <text:p>154.6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46.9" calcext:value-type="float">
            <text:p>146.9</text:p>
          </table:table-cell>
          <table:table-cell office:value-type="float" office:value="161.9" calcext:value-type="float">
            <text:p>1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4.4" calcext:value-type="float">
            <text:p>154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.6" calcext:value-type="float">
            <text:p>154.6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.6" calcext:value-type="float">
            <text:p>15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147.2" calcext:value-type="float">
            <text:p>147.2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.7" calcext:value-type="float">
            <text:p>154.7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47.1" calcext:value-type="float">
            <text:p>147.1</text:p>
          </table:table-cell>
          <table:table-cell office:value-type="float" office:value="162.1" calcext:value-type="float">
            <text:p>1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.6" calcext:value-type="float">
            <text:p>15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7.2" calcext:value-type="float">
            <text:p>147.2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4.7" calcext:value-type="float">
            <text:p>154.7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47.3" calcext:value-type="float">
            <text:p>147.3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4.8" calcext:value-type="float">
            <text:p>154.8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147.3" calcext:value-type="float">
            <text:p>147.3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4.8" calcext:value-type="float">
            <text:p>154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47.5" calcext:value-type="float">
            <text:p>147.5</text:p>
          </table:table-cell>
          <table:table-cell office:value-type="float" office:value="162.5" calcext:value-type="float">
            <text:p>1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8.2" calcext:value-type="float">
            <text:p>148.2</text:p>
          </table:table-cell>
          <table:table-cell office:value-type="float" office:value="162.4" calcext:value-type="float">
            <text:p>1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5.3" calcext:value-type="float">
            <text:p>155.3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47.7" calcext:value-type="float">
            <text:p>147.7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5.2" calcext:value-type="float">
            <text:p>15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47.6" calcext:value-type="float">
            <text:p>147.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5.1" calcext:value-type="float">
            <text:p>155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47.9" calcext:value-type="float">
            <text:p>147.9</text:p>
          </table:table-cell>
          <table:table-cell office:value-type="float" office:value="162.8" calcext:value-type="float">
            <text:p>1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5.3" calcext:value-type="float">
            <text:p>155.3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.4" calcext:value-type="float">
            <text:p>148.4</text:p>
          </table:table-cell>
          <table:table-cell office:value-type="float" office:value="162.7" calcext:value-type="float">
            <text:p>1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5.6" calcext:value-type="float">
            <text:p>155.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47.9" calcext:value-type="float">
            <text:p>147.9</text:p>
          </table:table-cell>
          <table:table-cell office:value-type="float" office:value="162.9" calcext:value-type="float">
            <text:p>1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5.4" calcext:value-type="float">
            <text:p>155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148.1" calcext:value-type="float">
            <text:p>148.1</text:p>
          </table:table-cell>
          <table:table-cell office:value-type="float" office:value="163.1" calcext:value-type="float">
            <text:p>1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5.6" calcext:value-type="float">
            <text:p>155.6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48.2" calcext:value-type="float">
            <text:p>148.2</text:p>
          </table:table-cell>
          <table:table-cell office:value-type="float" office:value="163.2" calcext:value-type="float">
            <text:p>1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55.7" calcext:value-type="float">
            <text:p>155.7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8.8" calcext:value-type="float">
            <text:p>148.8</text:p>
          </table:table-cell>
          <table:table-cell office:value-type="float" office:value="163.2" calcext:value-type="float">
            <text:p>1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48.5" calcext:value-type="float">
            <text:p>148.5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5.9" calcext:value-type="float">
            <text:p>155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148.5" calcext:value-type="float">
            <text:p>148.5</text:p>
          </table:table-cell>
          <table:table-cell office:value-type="float" office:value="163.4" calcext:value-type="float">
            <text:p>1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48.7" calcext:value-type="float">
            <text:p>148.7</text:p>
          </table:table-cell>
          <table:table-cell office:value-type="float" office:value="163.5" calcext:value-type="float">
            <text:p>1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56.1" calcext:value-type="float">
            <text:p>156.1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9.2" calcext:value-type="float">
            <text:p>149.2</text:p>
          </table:table-cell>
          <table:table-cell office:value-type="float" office:value="163.5" calcext:value-type="float">
            <text:p>1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56.3" calcext:value-type="float">
            <text:p>156.3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48.9" calcext:value-type="float">
            <text:p>148.9</text:p>
          </table:table-cell>
          <table:table-cell office:value-type="float" office:value="163.8" calcext:value-type="float">
            <text:p>16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56.4" calcext:value-type="float">
            <text:p>156.4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149.1" calcext:value-type="float">
            <text:p>149.1</text:p>
          </table:table-cell>
          <table:table-cell office:value-type="float" office:value="163.9" calcext:value-type="float">
            <text:p>16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56.5" calcext:value-type="float">
            <text:p>156.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49.1" calcext:value-type="float">
            <text:p>149.1</text:p>
          </table:table-cell>
          <table:table-cell office:value-type="float" office:value="164.1" calcext:value-type="float">
            <text:p>1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56.6" calcext:value-type="float">
            <text:p>156.6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9.6" calcext:value-type="float">
            <text:p>149.6</text:p>
          </table:table-cell>
          <table:table-cell office:value-type="float" office:value="164.1" calcext:value-type="float">
            <text:p>1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6.8" calcext:value-type="float">
            <text:p>156.8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49.4" calcext:value-type="float">
            <text:p>149.4</text:p>
          </table:table-cell>
          <table:table-cell office:value-type="float" office:value="164.3" calcext:value-type="float">
            <text:p>1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6.9" calcext:value-type="float">
            <text:p>156.9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149.5" calcext:value-type="float">
            <text:p>149.5</text:p>
          </table:table-cell>
          <table:table-cell office:value-type="float" office:value="164.4" calcext:value-type="float">
            <text:p>1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49.6" calcext:value-type="float">
            <text:p>149.6</text:p>
          </table:table-cell>
          <table:table-cell office:value-type="float" office:value="164.5" calcext:value-type="float">
            <text:p>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.1" calcext:value-type="float">
            <text:p>150.1</text:p>
          </table:table-cell>
          <table:table-cell office:value-type="float" office:value="164.7" calcext:value-type="float">
            <text:p>16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7.4" calcext:value-type="float">
            <text:p>157.4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50" calcext:value-type="float">
            <text:p>150</text:p>
          </table:table-cell>
          <table:table-cell office:value-type="float" office:value="164.9" calcext:value-type="float">
            <text:p>1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7.4" calcext:value-type="float">
            <text:p>157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150.2" calcext:value-type="float">
            <text:p>150.2</text:p>
          </table:table-cell>
          <table:table-cell office:value-type="float" office:value="165.1" calcext:value-type="float">
            <text:p>1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7.6" calcext:value-type="float">
            <text:p>157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50.3" calcext:value-type="float">
            <text:p>150.3</text:p>
          </table:table-cell>
          <table:table-cell office:value-type="float" office:value="165.1" calcext:value-type="float">
            <text:p>1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7.7" calcext:value-type="float">
            <text:p>157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.6" calcext:value-type="float">
            <text:p>150.6</text:p>
          </table:table-cell>
          <table:table-cell office:value-type="float" office:value="165.4" calcext:value-type="float">
            <text:p>16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50.8" calcext:value-type="float">
            <text:p>150.8</text:p>
          </table:table-cell>
          <table:table-cell office:value-type="float" office:value="165.5" calcext:value-type="float">
            <text:p>1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8.2" calcext:value-type="float">
            <text:p>15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150.9" calcext:value-type="float">
            <text:p>150.9</text:p>
          </table:table-cell>
          <table:table-cell office:value-type="float" office:value="165.6" calcext:value-type="float">
            <text:p>1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8.2" calcext:value-type="float">
            <text:p>15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51.1" calcext:value-type="float">
            <text:p>151.1</text:p>
          </table:table-cell>
          <table:table-cell office:value-type="float" office:value="165.9" calcext:value-type="float">
            <text:p>1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58.5" calcext:value-type="float">
            <text:p>158.5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.3" calcext:value-type="float">
            <text:p>151.3</text:p>
          </table:table-cell>
          <table:table-cell office:value-type="float" office:value="166.1" calcext:value-type="float">
            <text:p>16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8.7" calcext:value-type="float">
            <text:p>158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51.5" calcext:value-type="float">
            <text:p>151.5</text:p>
          </table:table-cell>
          <table:table-cell office:value-type="float" office:value="166.4" calcext:value-type="float">
            <text:p>1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151.6" calcext:value-type="float">
            <text:p>151.6</text:p>
          </table:table-cell>
          <table:table-cell office:value-type="float" office:value="166.4" calcext:value-type="float">
            <text:p>1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51.9" calcext:value-type="float">
            <text:p>151.9</text:p>
          </table:table-cell>
          <table:table-cell office:value-type="float" office:value="166.8" calcext:value-type="float">
            <text:p>16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9.3" calcext:value-type="float">
            <text:p>159.3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.1" calcext:value-type="float">
            <text:p>152.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9.5" calcext:value-type="float">
            <text:p>159.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52.1" calcext:value-type="float">
            <text:p>152.1</text:p>
          </table:table-cell>
          <table:table-cell office:value-type="float" office:value="167.1" calcext:value-type="float">
            <text:p>16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9.6" calcext:value-type="float">
            <text:p>159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152.5" calcext:value-type="float">
            <text:p>152.5</text:p>
          </table:table-cell>
          <table:table-cell office:value-type="float" office:value="167.4" calcext:value-type="float">
            <text:p>1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53" calcext:value-type="float">
            <text:p>153</text:p>
          </table:table-cell>
          <table:table-cell office:value-type="float" office:value="167.6" calcext:value-type="float">
            <text:p>1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0.3" calcext:value-type="float">
            <text:p>160.3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2.9" calcext:value-type="float">
            <text:p>152.9</text:p>
          </table:table-cell>
          <table:table-cell office:value-type="float" office:value="167.9" calcext:value-type="float">
            <text:p>1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60.4" calcext:value-type="float">
            <text:p>160.4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60.5" calcext:value-type="float">
            <text:p>160.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153.2" calcext:value-type="float">
            <text:p>153.2</text:p>
          </table:table-cell>
          <table:table-cell office:value-type="float" office:value="168.3" calcext:value-type="float">
            <text:p>16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60.8" calcext:value-type="float">
            <text:p>160.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53.8" calcext:value-type="float">
            <text:p>153.8</text:p>
          </table:table-cell>
          <table:table-cell office:value-type="float" office:value="168.4" calcext:value-type="float">
            <text:p>1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61.1" calcext:value-type="float">
            <text:p>161.1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4.1" calcext:value-type="float">
            <text:p>154.1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1.4" calcext:value-type="float">
            <text:p>161.4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53.9" calcext:value-type="float">
            <text:p>153.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1.4" calcext:value-type="float">
            <text:p>161.4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154" calcext:value-type="float">
            <text:p>154</text:p>
          </table:table-cell>
          <table:table-cell office:value-type="float" office:value="169.2" calcext:value-type="float">
            <text:p>16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1.6" calcext:value-type="float">
            <text:p>161.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54.8" calcext:value-type="float">
            <text:p>154.8</text:p>
          </table:table-cell>
          <table:table-cell office:value-type="float" office:value="169.4" calcext:value-type="float">
            <text:p>1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.1" calcext:value-type="float">
            <text:p>162.1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69.6" calcext:value-type="float">
            <text:p>1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.3" calcext:value-type="float">
            <text:p>162.3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54.7" calcext:value-type="float">
            <text:p>154.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.3" calcext:value-type="float">
            <text:p>162.3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155" calcext:value-type="float">
            <text:p>155</text:p>
          </table:table-cell>
          <table:table-cell office:value-type="float" office:value="170.2" calcext:value-type="float">
            <text:p>17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.6" calcext:value-type="float">
            <text:p>162.6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55.4" calcext:value-type="float">
            <text:p>155.4</text:p>
          </table:table-cell>
          <table:table-cell office:value-type="float" office:value="170.3" calcext:value-type="float">
            <text:p>17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2.8" calcext:value-type="float">
            <text:p>162.8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5.6" calcext:value-type="float">
            <text:p>155.6</text:p>
          </table:table-cell>
          <table:table-cell office:value-type="float" office:value="170.8" calcext:value-type="float">
            <text:p>1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.2" calcext:value-type="float">
            <text:p>163.2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55.6" calcext:value-type="float">
            <text:p>155.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.3" calcext:value-type="float">
            <text:p>163.3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.5" calcext:value-type="float">
            <text:p>163.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56.4" calcext:value-type="float">
            <text:p>156.4</text:p>
          </table:table-cell>
          <table:table-cell office:value-type="float" office:value="171.2" calcext:value-type="float">
            <text:p>1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.8" calcext:value-type="float">
            <text:p>163.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.8" calcext:value-type="float">
            <text:p>156.8</text:p>
          </table:table-cell>
          <table:table-cell office:value-type="float" office:value="171.5" calcext:value-type="float">
            <text:p>17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4.2" calcext:value-type="float">
            <text:p>164.2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56.4" calcext:value-type="float">
            <text:p>156.4</text:p>
          </table:table-cell>
          <table:table-cell office:value-type="float" office:value="171.9" calcext:value-type="float">
            <text:p>17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4.2" calcext:value-type="float">
            <text:p>164.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156.5" calcext:value-type="float">
            <text:p>156.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4.2" calcext:value-type="float">
            <text:p>164.2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57.3" calcext:value-type="float">
            <text:p>157.3</text:p>
          </table:table-cell>
          <table:table-cell office:value-type="float" office:value="172.2" calcext:value-type="float">
            <text:p>17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4.8" calcext:value-type="float">
            <text:p>164.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.6" calcext:value-type="float">
            <text:p>157.6</text:p>
          </table:table-cell>
          <table:table-cell office:value-type="float" office:value="172.4" calcext:value-type="float">
            <text:p>1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57.1" calcext:value-type="float">
            <text:p>157.1</text:p>
          </table:table-cell>
          <table:table-cell office:value-type="float" office:value="172.8" calcext:value-type="float">
            <text:p>1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157.2" calcext:value-type="float">
            <text:p>157.2</text:p>
          </table:table-cell>
          <table:table-cell office:value-type="float" office:value="172.9" calcext:value-type="float">
            <text:p>17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65.1" calcext:value-type="float">
            <text:p>165.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58.1" calcext:value-type="float">
            <text:p>158.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65.5" calcext:value-type="float">
            <text:p>165.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.2" calcext:value-type="float">
            <text:p>158.2</text:p>
          </table:table-cell>
          <table:table-cell office:value-type="float" office:value="173.2" calcext:value-type="float">
            <text:p>1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5.8" calcext:value-type="float">
            <text:p>165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57.8" calcext:value-type="float">
            <text:p>157.8</text:p>
          </table:table-cell>
          <table:table-cell office:value-type="float" office:value="173.6" calcext:value-type="float">
            <text:p>17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5.7" calcext:value-type="float">
            <text:p>165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58.2" calcext:value-type="float">
            <text:p>158.2</text:p>
          </table:table-cell>
          <table:table-cell office:value-type="float" office:value="173.8" calcext:value-type="float">
            <text:p>1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58.4" calcext:value-type="float">
            <text:p>158.4</text:p>
          </table:table-cell>
          <table:table-cell office:value-type="float" office:value="174.1" calcext:value-type="float">
            <text:p>1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3" calcext:value-type="float">
            <text:p>166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.6" calcext:value-type="float">
            <text:p>158.6</text:p>
          </table:table-cell>
          <table:table-cell office:value-type="float" office:value="174.2" calcext:value-type="float">
            <text:p>1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4" calcext:value-type="float">
            <text:p>16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58.8" calcext:value-type="float">
            <text:p>158.8</text:p>
          </table:table-cell>
          <table:table-cell office:value-type="float" office:value="174.5" calcext:value-type="float">
            <text:p>1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6" calcext:value-type="float">
            <text:p>16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159" calcext:value-type="float">
            <text:p>159</text:p>
          </table:table-cell>
          <table:table-cell office:value-type="float" office:value="174.8" calcext:value-type="float">
            <text:p>17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9" calcext:value-type="float">
            <text:p>166.9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9.2" calcext:value-type="float">
            <text:p>159.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7.1" calcext:value-type="float">
            <text:p>167.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9.4" calcext:value-type="float">
            <text:p>159.4</text:p>
          </table:table-cell>
          <table:table-cell office:value-type="float" office:value="175.2" calcext:value-type="float">
            <text:p>1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7.3" calcext:value-type="float">
            <text:p>167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59.6" calcext:value-type="float">
            <text:p>159.6</text:p>
          </table:table-cell>
          <table:table-cell office:value-type="float" office:value="175.6" calcext:value-type="float">
            <text:p>1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7.6" calcext:value-type="float">
            <text:p>167.6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159.8" calcext:value-type="float">
            <text:p>159.8</text:p>
          </table:table-cell>
          <table:table-cell office:value-type="float" office:value="175.8" calcext:value-type="float">
            <text:p>17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7.8" calcext:value-type="float">
            <text:p>167.8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59.9" calcext:value-type="float">
            <text:p>159.9</text:p>
          </table:table-cell>
          <table:table-cell office:value-type="float" office:value="176.1" calcext:value-type="float">
            <text:p>17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0.1" calcext:value-type="float">
            <text:p>160.1</text:p>
          </table:table-cell>
          <table:table-cell office:value-type="float" office:value="176.2" calcext:value-type="float">
            <text:p>1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.2" calcext:value-type="float">
            <text:p>168.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60.4" calcext:value-type="float">
            <text:p>160.4</text:p>
          </table:table-cell>
          <table:table-cell office:value-type="float" office:value="176.6" calcext:value-type="float">
            <text:p>17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.5" calcext:value-type="float">
            <text:p>168.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60.6" calcext:value-type="float">
            <text:p>160.6</text:p>
          </table:table-cell>
          <table:table-cell office:value-type="float" office:value="176.7" calcext:value-type="float">
            <text:p>17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.6" calcext:value-type="float">
            <text:p>168.6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60.8" calcext:value-type="float">
            <text:p>160.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68.9" calcext:value-type="float">
            <text:p>168.9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1.1" calcext:value-type="float">
            <text:p>161.1</text:p>
          </table:table-cell>
          <table:table-cell office:value-type="float" office:value="177.3" calcext:value-type="float">
            <text:p>17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69.2" calcext:value-type="float">
            <text:p>169.2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61.4" calcext:value-type="float">
            <text:p>161.4</text:p>
          </table:table-cell>
          <table:table-cell office:value-type="float" office:value="177.6" calcext:value-type="float">
            <text:p>17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69.5" calcext:value-type="float">
            <text:p>169.5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161.8" calcext:value-type="float">
            <text:p>161.8</text:p>
          </table:table-cell>
          <table:table-cell office:value-type="float" office:value="177.7" calcext:value-type="float">
            <text:p>17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69.8" calcext:value-type="float">
            <text:p>169.8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62.5" calcext:value-type="float">
            <text:p>162.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70.2" calcext:value-type="float">
            <text:p>170.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.7" calcext:value-type="float">
            <text:p>162.7</text:p>
          </table:table-cell>
          <table:table-cell office:value-type="float" office:value="178.2" calcext:value-type="float">
            <text:p>1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0.5" calcext:value-type="float">
            <text:p>170.5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62.3" calcext:value-type="float">
            <text:p>162.3</text:p>
          </table:table-cell>
          <table:table-cell office:value-type="float" office:value="178.6" calcext:value-type="float">
            <text:p>17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0.5" calcext:value-type="float">
            <text:p>170.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162.5" calcext:value-type="float">
            <text:p>162.5</text:p>
          </table:table-cell>
          <table:table-cell office:value-type="float" office:value="178.8" calcext:value-type="float">
            <text:p>1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0.7" calcext:value-type="float">
            <text:p>170.7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63.2" calcext:value-type="float">
            <text:p>163.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1.1" calcext:value-type="float">
            <text:p>171.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3.4" calcext:value-type="float">
            <text:p>163.4</text:p>
          </table:table-cell>
          <table:table-cell office:value-type="float" office:value="179.3" calcext:value-type="float">
            <text:p>17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1.3" calcext:value-type="float">
            <text:p>171.3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63.2" calcext:value-type="float">
            <text:p>163.2</text:p>
          </table:table-cell>
          <table:table-cell office:value-type="float" office:value="179.6" calcext:value-type="float">
            <text:p>1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1.4" calcext:value-type="float">
            <text:p>171.4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163.6" calcext:value-type="float">
            <text:p>163.6</text:p>
          </table:table-cell>
          <table:table-cell office:value-type="float" office:value="179.6" calcext:value-type="float">
            <text:p>1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1.6" calcext:value-type="float">
            <text:p>171.6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64.2" calcext:value-type="float">
            <text:p>164.2</text:p>
          </table:table-cell>
          <table:table-cell office:value-type="float" office:value="179.9" calcext:value-type="float">
            <text:p>1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4.4" calcext:value-type="float">
            <text:p>164.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2.2" calcext:value-type="float">
            <text:p>172.2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64" calcext:value-type="float">
            <text:p>164</text:p>
          </table:table-cell>
          <table:table-cell office:value-type="float" office:value="180.3" calcext:value-type="float">
            <text:p>18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2.2" calcext:value-type="float">
            <text:p>172.2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164.6" calcext:value-type="float">
            <text:p>164.6</text:p>
          </table:table-cell>
          <table:table-cell office:value-type="float" office:value="180.5" calcext:value-type="float">
            <text:p>1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2.6" calcext:value-type="float">
            <text:p>172.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65.1" calcext:value-type="float">
            <text:p>165.1</text:p>
          </table:table-cell>
          <table:table-cell office:value-type="float" office:value="180.7" calcext:value-type="float">
            <text:p>1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2.9" calcext:value-type="float">
            <text:p>172.9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5.1" calcext:value-type="float">
            <text:p>165.1</text:p>
          </table:table-cell>
          <table:table-cell office:value-type="float" office:value="181.1" calcext:value-type="float">
            <text:p>18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73.1" calcext:value-type="float">
            <text:p>173.1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64.8" calcext:value-type="float">
            <text:p>164.8</text:p>
          </table:table-cell>
          <table:table-cell office:value-type="float" office:value="181.2" calcext:value-type="float">
            <text:p>18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165.6" calcext:value-type="float">
            <text:p>165.6</text:p>
          </table:table-cell>
          <table:table-cell office:value-type="float" office:value="181.4" calcext:value-type="float">
            <text:p>18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73.5" calcext:value-type="float">
            <text:p>173.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65.9" calcext:value-type="float">
            <text:p>165.9</text:p>
          </table:table-cell>
          <table:table-cell office:value-type="float" office:value="181.6" calcext:value-type="float">
            <text:p>1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73.8" calcext:value-type="float">
            <text:p>173.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6.1" calcext:value-type="float">
            <text:p>166.1</text:p>
          </table:table-cell>
          <table:table-cell office:value-type="float" office:value="181.8" calcext:value-type="float">
            <text:p>1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3.9" calcext:value-type="float">
            <text:p>173.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65.6" calcext:value-type="float">
            <text:p>165.6</text:p>
          </table:table-cell>
          <table:table-cell office:value-type="float" office:value="182.2" calcext:value-type="float">
            <text:p>1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3.9" calcext:value-type="float">
            <text:p>173.9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66.4" calcext:value-type="float">
            <text:p>166.4</text:p>
          </table:table-cell>
          <table:table-cell office:value-type="float" office:value="182.2" calcext:value-type="float">
            <text:p>1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4.3" calcext:value-type="float">
            <text:p>174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66.6" calcext:value-type="float">
            <text:p>166.6</text:p>
          </table:table-cell>
          <table:table-cell office:value-type="float" office:value="182.4" calcext:value-type="float">
            <text:p>1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4.5" calcext:value-type="float">
            <text:p>174.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6.4" calcext:value-type="float">
            <text:p>166.4</text:p>
          </table:table-cell>
          <table:table-cell office:value-type="float" office:value="182.8" calcext:value-type="float">
            <text:p>1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4.6" calcext:value-type="float">
            <text:p>174.6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66.4" calcext:value-type="float">
            <text:p>166.4</text:p>
          </table:table-cell>
          <table:table-cell office:value-type="float" office:value="183.1" calcext:value-type="float">
            <text:p>1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4.7" calcext:value-type="float">
            <text:p>174.7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167.2" calcext:value-type="float">
            <text:p>167.2</text:p>
          </table:table-cell>
          <table:table-cell office:value-type="float" office:value="183.1" calcext:value-type="float">
            <text:p>1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1" calcext:value-type="float">
            <text:p>175.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67.4" calcext:value-type="float">
            <text:p>167.4</text:p>
          </table:table-cell>
          <table:table-cell office:value-type="float" office:value="183.3" calcext:value-type="float">
            <text:p>1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3" calcext:value-type="float">
            <text:p>175.3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6.9" calcext:value-type="float">
            <text:p>166.9</text:p>
          </table:table-cell>
          <table:table-cell office:value-type="float" office:value="183.6" calcext:value-type="float">
            <text:p>18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2" calcext:value-type="float">
            <text:p>175.2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67.1" calcext:value-type="float">
            <text:p>167.1</text:p>
          </table:table-cell>
          <table:table-cell office:value-type="float" office:value="183.8" calcext:value-type="float">
            <text:p>1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4" calcext:value-type="float">
            <text:p>175.4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167.9" calcext:value-type="float">
            <text:p>167.9</text:p>
          </table:table-cell>
          <table:table-cell office:value-type="float" office:value="183.8" calcext:value-type="float">
            <text:p>1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8" calcext:value-type="float">
            <text:p>175.8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67.9" calcext:value-type="float">
            <text:p>167.9</text:p>
          </table:table-cell>
          <table:table-cell office:value-type="float" office:value="183.9" calcext:value-type="float">
            <text:p>18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5.9" calcext:value-type="float">
            <text:p>175.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7.6" calcext:value-type="float">
            <text:p>167.6</text:p>
          </table:table-cell>
          <table:table-cell office:value-type="float" office:value="184.4" calcext:value-type="float">
            <text:p>1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67.8" calcext:value-type="float">
            <text:p>167.8</text:p>
          </table:table-cell>
          <table:table-cell office:value-type="float" office:value="184.6" calcext:value-type="float">
            <text:p>18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6.2" calcext:value-type="float">
            <text:p>176.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168.4" calcext:value-type="float">
            <text:p>168.4</text:p>
          </table:table-cell>
          <table:table-cell office:value-type="float" office:value="184.5" calcext:value-type="float">
            <text:p>18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6.5" calcext:value-type="float">
            <text:p>176.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68.6" calcext:value-type="float">
            <text:p>168.6</text:p>
          </table:table-cell>
          <table:table-cell office:value-type="float" office:value="184.8" calcext:value-type="float">
            <text:p>1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6.7" calcext:value-type="float">
            <text:p>176.7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8.2" calcext:value-type="float">
            <text:p>168.2</text:p>
          </table:table-cell>
          <table:table-cell office:value-type="float" office:value="185.1" calcext:value-type="float">
            <text:p>1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6.6" calcext:value-type="float">
            <text:p>176.6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68.4" calcext:value-type="float">
            <text:p>168.4</text:p>
          </table:table-cell>
          <table:table-cell office:value-type="float" office:value="185.2" calcext:value-type="float">
            <text:p>1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6.8" calcext:value-type="float">
            <text:p>176.8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169" calcext:value-type="float">
            <text:p>169</text:p>
          </table:table-cell>
          <table:table-cell office:value-type="float" office:value="185.2" calcext:value-type="float">
            <text:p>1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7.1" calcext:value-type="float">
            <text:p>177.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4" calcext:value-type="float">
            <text:p>18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7.3" calcext:value-type="float">
            <text:p>177.3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8.9" calcext:value-type="float">
            <text:p>168.9</text:p>
          </table:table-cell>
          <table:table-cell office:value-type="float" office:value="185.8" calcext:value-type="float">
            <text:p>1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7.3" calcext:value-type="float">
            <text:p>177.3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69" calcext:value-type="float">
            <text:p>169</text:p>
          </table:table-cell>
          <table:table-cell office:value-type="float" office:value="185.8" calcext:value-type="float">
            <text:p>1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7.4" calcext:value-type="float">
            <text:p>177.4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169.8" calcext:value-type="float">
            <text:p>169.8</text:p>
          </table:table-cell>
          <table:table-cell office:value-type="float" office:value="185.9" calcext:value-type="float">
            <text:p>18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7.8" calcext:value-type="float">
            <text:p>177.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69.9" calcext:value-type="float">
            <text:p>169.9</text:p>
          </table:table-cell>
          <table:table-cell office:value-type="float" office:value="186.1" calcext:value-type="float">
            <text:p>18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4" calcext:value-type="float">
            <text:p>169.4</text:p>
          </table:table-cell>
          <table:table-cell office:value-type="float" office:value="186.4" calcext:value-type="float">
            <text:p>1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7.9" calcext:value-type="float">
            <text:p>177.9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69.5" calcext:value-type="float">
            <text:p>169.5</text:p>
          </table:table-cell>
          <table:table-cell office:value-type="float" office:value="186.5" calcext:value-type="float">
            <text:p>1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70.4" calcext:value-type="float">
            <text:p>170.4</text:p>
          </table:table-cell>
          <table:table-cell office:value-type="float" office:value="186.6" calcext:value-type="float">
            <text:p>1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.5" calcext:value-type="float">
            <text:p>178.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70.6" calcext:value-type="float">
            <text:p>170.6</text:p>
          </table:table-cell>
          <table:table-cell office:value-type="float" office:value="186.8" calcext:value-type="float">
            <text:p>1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.7" calcext:value-type="float">
            <text:p>178.7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187.1" calcext:value-type="float">
            <text:p>1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.5" calcext:value-type="float">
            <text:p>178.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70.2" calcext:value-type="float">
            <text:p>170.2</text:p>
          </table:table-cell>
          <table:table-cell office:value-type="float" office:value="187.3" calcext:value-type="float">
            <text:p>1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8.8" calcext:value-type="float">
            <text:p>178.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171" calcext:value-type="float">
            <text:p>171</text:p>
          </table:table-cell>
          <table:table-cell office:value-type="float" office:value="187.3" calcext:value-type="float">
            <text:p>1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2" calcext:value-type="float">
            <text:p>179.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71.1" calcext:value-type="float">
            <text:p>171.1</text:p>
          </table:table-cell>
          <table:table-cell office:value-type="float" office:value="187.4" calcext:value-type="float">
            <text:p>18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3" calcext:value-type="float">
            <text:p>179.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0.7" calcext:value-type="float">
            <text:p>170.7</text:p>
          </table:table-cell>
          <table:table-cell office:value-type="float" office:value="187.8" calcext:value-type="float">
            <text:p>1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2" calcext:value-type="float">
            <text:p>179.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71" calcext:value-type="float">
            <text:p>171</text:p>
          </table:table-cell>
          <table:table-cell office:value-type="float" office:value="187.8" calcext:value-type="float">
            <text:p>1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4" calcext:value-type="float">
            <text:p>179.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171.7" calcext:value-type="float">
            <text:p>171.7</text:p>
          </table:table-cell>
          <table:table-cell office:value-type="float" office:value="187.8" calcext:value-type="float">
            <text:p>1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8" calcext:value-type="float">
            <text:p>179.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71.7" calcext:value-type="float">
            <text:p>171.7</text:p>
          </table:table-cell>
          <table:table-cell office:value-type="float" office:value="188.1" calcext:value-type="float">
            <text:p>18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9.9" calcext:value-type="float">
            <text:p>179.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.3" calcext:value-type="float">
            <text:p>171.3</text:p>
          </table:table-cell>
          <table:table-cell office:value-type="float" office:value="188.3" calcext:value-type="float">
            <text:p>18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79.8" calcext:value-type="float">
            <text:p>179.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71.6" calcext:value-type="float">
            <text:p>171.6</text:p>
          </table:table-cell>
          <table:table-cell office:value-type="float" office:value="188.4" calcext:value-type="float">
            <text:p>1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172.1" calcext:value-type="float">
            <text:p>172.1</text:p>
          </table:table-cell>
          <table:table-cell office:value-type="float" office:value="188.5" calcext:value-type="float">
            <text:p>18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3" calcext:value-type="float">
            <text:p>180.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72.1" calcext:value-type="float">
            <text:p>172.1</text:p>
          </table:table-cell>
          <table:table-cell office:value-type="float" office:value="188.8" calcext:value-type="float">
            <text:p>18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4" calcext:value-type="float">
            <text:p>180.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.8" calcext:value-type="float">
            <text:p>171.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4" calcext:value-type="float">
            <text:p>180.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72.1" calcext:value-type="float">
            <text:p>172.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6" calcext:value-type="float">
            <text:p>180.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172.5" calcext:value-type="float">
            <text:p>172.5</text:p>
          </table:table-cell>
          <table:table-cell office:value-type="float" office:value="189.2" calcext:value-type="float">
            <text:p>1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8" calcext:value-type="float">
            <text:p>180.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72.6" calcext:value-type="float">
            <text:p>172.6</text:p>
          </table:table-cell>
          <table:table-cell office:value-type="float" office:value="189.2" calcext:value-type="float">
            <text:p>1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80.9" calcext:value-type="float">
            <text:p>180.9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2.1" calcext:value-type="float">
            <text:p>172.1</text:p>
          </table:table-cell>
          <table:table-cell office:value-type="float" office:value="189.5" calcext:value-type="float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80.8" calcext:value-type="float">
            <text:p>180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72.2" calcext:value-type="float">
            <text:p>172.2</text:p>
          </table:table-cell>
          <table:table-cell office:value-type="float" office:value="189.5" calcext:value-type="float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80.8" calcext:value-type="float">
            <text:p>180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172.3" calcext:value-type="float">
            <text:p>172.3</text:p>
          </table:table-cell>
          <table:table-cell office:value-type="float" office:value="189.5" calcext:value-type="float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80.9" calcext:value-type="float">
            <text:p>180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72.6" calcext:value-type="float">
            <text:p>172.6</text:p>
          </table:table-cell>
          <table:table-cell office:value-type="float" office:value="189.6" calcext:value-type="float">
            <text:p>18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81.1" calcext:value-type="float">
            <text:p>181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2.6" calcext:value-type="float">
            <text:p>172.6</text:p>
          </table:table-cell>
          <table:table-cell office:value-type="float" office:value="189.7" calcext:value-type="float">
            <text:p>1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1.2" calcext:value-type="float">
            <text:p>18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1.3" calcext:value-type="float">
            <text:p>181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172.9" calcext:value-type="float">
            <text:p>172.9</text:p>
          </table:table-cell>
          <table:table-cell office:value-type="float" office:value="190.1" calcext:value-type="float">
            <text:p>19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1.5" calcext:value-type="float">
            <text:p>181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73.1" calcext:value-type="float">
            <text:p>173.1</text:p>
          </table:table-cell>
          <table:table-cell office:value-type="float" office:value="190.2" calcext:value-type="float">
            <text:p>19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1.6" calcext:value-type="float">
            <text:p>18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3.2" calcext:value-type="float">
            <text:p>173.2</text:p>
          </table:table-cell>
          <table:table-cell office:value-type="float" office:value="190.4" calcext:value-type="float">
            <text:p>1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1.8" calcext:value-type="float">
            <text:p>181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73.4" calcext:value-type="float">
            <text:p>173.4</text:p>
          </table:table-cell>
          <table:table-cell office:value-type="float" office:value="190.6" calcext:value-type="float">
            <text:p>19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173.6" calcext:value-type="float">
            <text:p>173.6</text:p>
          </table:table-cell>
          <table:table-cell office:value-type="float" office:value="190.8" calcext:value-type="float">
            <text:p>19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2.2" calcext:value-type="float">
            <text:p>182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73.7" calcext:value-type="float">
            <text:p>173.7</text:p>
          </table:table-cell>
          <table:table-cell office:value-type="float" office:value="190.9" calcext:value-type="float">
            <text:p>1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2.3" calcext:value-type="float">
            <text:p>18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3.8" calcext:value-type="float">
            <text:p>173.8</text:p>
          </table:table-cell>
          <table:table-cell office:value-type="float" office:value="190.9" calcext:value-type="float">
            <text:p>1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82.3" calcext:value-type="float">
            <text:p>18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74" calcext:value-type="float">
            <text:p>174</text:p>
          </table:table-cell>
          <table:table-cell office:value-type="float" office:value="191.2" calcext:value-type="float">
            <text:p>1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82.6" calcext:value-type="float">
            <text:p>182.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174.2" calcext:value-type="float">
            <text:p>174.2</text:p>
          </table:table-cell>
          <table:table-cell office:value-type="float" office:value="191.2" calcext:value-type="float">
            <text:p>1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82.7" calcext:value-type="float">
            <text:p>182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74.4" calcext:value-type="float">
            <text:p>174.4</text:p>
          </table:table-cell>
          <table:table-cell office:value-type="float" office:value="191.5" calcext:value-type="float">
            <text:p>19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82.9" calcext:value-type="float">
            <text:p>182.9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4.6" calcext:value-type="float">
            <text:p>174.6</text:p>
          </table:table-cell>
          <table:table-cell office:value-type="float" office:value="191.6" calcext:value-type="float">
            <text:p>19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83.1" calcext:value-type="float">
            <text:p>183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74.8" calcext:value-type="float">
            <text:p>174.8</text:p>
          </table:table-cell>
          <table:table-cell office:value-type="float" office:value="191.9" calcext:value-type="float">
            <text:p>19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83.3" calcext:value-type="float">
            <text:p>183.3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175" calcext:value-type="float">
            <text:p>175</text:p>
          </table:table-cell>
          <table:table-cell office:value-type="float" office:value="192.1" calcext:value-type="float">
            <text:p>19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83.6" calcext:value-type="float">
            <text:p>183.6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75.1" calcext:value-type="float">
            <text:p>175.1</text:p>
          </table:table-cell>
          <table:table-cell office:value-type="float" office:value="192.2" calcext:value-type="float">
            <text:p>19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83.7" calcext:value-type="float">
            <text:p>183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5.3" calcext:value-type="float">
            <text:p>175.3</text:p>
          </table:table-cell>
          <table:table-cell office:value-type="float" office:value="192.4" calcext:value-type="float">
            <text:p>1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83.9" calcext:value-type="float">
            <text:p>183.9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75.6" calcext:value-type="float">
            <text:p>175.6</text:p>
          </table:table-cell>
          <table:table-cell office:value-type="float" office:value="192.6" calcext:value-type="float">
            <text:p>1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84.1" calcext:value-type="float">
            <text:p>184.1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175.8" calcext:value-type="float">
            <text:p>175.8</text:p>
          </table:table-cell>
          <table:table-cell office:value-type="float" office:value="192.9" calcext:value-type="float">
            <text:p>19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84.3" calcext:value-type="float">
            <text:p>184.3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84.4" calcext:value-type="float">
            <text:p>184.4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93.2" calcext:value-type="float">
            <text:p>1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4.6" calcext:value-type="float">
            <text:p>184.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76.3" calcext:value-type="float">
            <text:p>176.3</text:p>
          </table:table-cell>
          <table:table-cell office:value-type="float" office:value="193.5" calcext:value-type="float">
            <text:p>1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4.9" calcext:value-type="float">
            <text:p>184.9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176.3" calcext:value-type="float">
            <text:p>176.3</text:p>
          </table:table-cell>
          <table:table-cell office:value-type="float" office:value="193.6" calcext:value-type="float">
            <text:p>19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76.6" calcext:value-type="float">
            <text:p>176.6</text:p>
          </table:table-cell>
          <table:table-cell office:value-type="float" office:value="193.9" calcext:value-type="float">
            <text:p>19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85.2" calcext:value-type="float">
            <text:p>185.2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6.8" calcext:value-type="float">
            <text:p>176.8</text:p>
          </table:table-cell>
          <table:table-cell office:value-type="float" office:value="194.1" calcext:value-type="float">
            <text:p>19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5.4" calcext:value-type="float">
            <text:p>185.4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77.1" calcext:value-type="float">
            <text:p>177.1</text:p>
          </table:table-cell>
          <table:table-cell office:value-type="float" office:value="194.4" calcext:value-type="float">
            <text:p>1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5.7" calcext:value-type="float">
            <text:p>185.7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77.2" calcext:value-type="float">
            <text:p>177.2</text:p>
          </table:table-cell>
          <table:table-cell office:value-type="float" office:value="194.6" calcext:value-type="float">
            <text:p>1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5.9" calcext:value-type="float">
            <text:p>185.9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77.4" calcext:value-type="float">
            <text:p>177.4</text:p>
          </table:table-cell>
          <table:table-cell office:value-type="float" office:value="194.9" calcext:value-type="float">
            <text:p>19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6.2" calcext:value-type="float">
            <text:p>186.2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7.6" calcext:value-type="float">
            <text:p>177.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86.3" calcext:value-type="float">
            <text:p>186.3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78.4" calcext:value-type="float">
            <text:p>178.4</text:p>
          </table:table-cell>
          <table:table-cell office:value-type="float" office:value="195.1" calcext:value-type="float">
            <text:p>19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86.8" calcext:value-type="float">
            <text:p>186.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178.6" calcext:value-type="float">
            <text:p>178.6</text:p>
          </table:table-cell>
          <table:table-cell office:value-type="float" office:value="195.3" calcext:value-type="float">
            <text:p>19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78.3" calcext:value-type="float">
            <text:p>178.3</text:p>
          </table:table-cell>
          <table:table-cell office:value-type="float" office:value="195.6" calcext:value-type="float">
            <text:p>19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8.6" calcext:value-type="float">
            <text:p>178.6</text:p>
          </table:table-cell>
          <table:table-cell office:value-type="float" office:value="195.8" calcext:value-type="float">
            <text:p>19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7.2" calcext:value-type="float">
            <text:p>187.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79.4" calcext:value-type="float">
            <text:p>179.4</text:p>
          </table:table-cell>
          <table:table-cell office:value-type="float" office:value="195.9" calcext:value-type="float">
            <text:p>1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7.7" calcext:value-type="float">
            <text:p>187.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179.6" calcext:value-type="float">
            <text:p>179.6</text:p>
          </table:table-cell>
          <table:table-cell office:value-type="float" office:value="196.1" calcext:value-type="float">
            <text:p>1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7.8" calcext:value-type="float">
            <text:p>187.8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79.1" calcext:value-type="float">
            <text:p>179.1</text:p>
          </table:table-cell>
          <table:table-cell office:value-type="float" office:value="196.4" calcext:value-type="float">
            <text:p>19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7.8" calcext:value-type="float">
            <text:p>187.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6" calcext:value-type="float">
            <text:p>19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7.9" calcext:value-type="float">
            <text:p>18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79.6" calcext:value-type="float">
            <text:p>179.6</text:p>
          </table:table-cell>
          <table:table-cell office:value-type="float" office:value="196.8" calcext:value-type="float">
            <text:p>1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8.2" calcext:value-type="float">
            <text:p>18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179.9" calcext:value-type="float">
            <text:p>179.9</text:p>
          </table:table-cell>
          <table:table-cell office:value-type="float" office:value="197.1" calcext:value-type="float">
            <text:p>19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8.5" calcext:value-type="float">
            <text:p>18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80" calcext:value-type="float">
            <text:p>180</text:p>
          </table:table-cell>
          <table:table-cell office:value-type="float" office:value="197.4" calcext:value-type="float">
            <text:p>19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88.7" calcext:value-type="float">
            <text:p>188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0.2" calcext:value-type="float">
            <text:p>180.2</text:p>
          </table:table-cell>
          <table:table-cell office:value-type="float" office:value="197.5" calcext:value-type="float">
            <text:p>1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88.8" calcext:value-type="float">
            <text:p>188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80.5" calcext:value-type="float">
            <text:p>180.5</text:p>
          </table:table-cell>
          <table:table-cell office:value-type="float" office:value="197.7" calcext:value-type="float">
            <text:p>1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89.1" calcext:value-type="float">
            <text:p>189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180.7" calcext:value-type="float">
            <text:p>180.7</text:p>
          </table:table-cell>
          <table:table-cell office:value-type="float" office:value="197.9" calcext:value-type="float">
            <text:p>19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89.3" calcext:value-type="float">
            <text:p>18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80.8" calcext:value-type="float">
            <text:p>180.8</text:p>
          </table:table-cell>
          <table:table-cell office:value-type="float" office:value="198.2" calcext:value-type="float">
            <text:p>1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89.5" calcext:value-type="float">
            <text:p>18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98.5" calcext:value-type="float">
            <text:p>1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89.8" calcext:value-type="float">
            <text:p>18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81.2" calcext:value-type="float">
            <text:p>181.2</text:p>
          </table:table-cell>
          <table:table-cell office:value-type="float" office:value="198.8" calcext:value-type="float">
            <text:p>1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181.5" calcext:value-type="float">
            <text:p>181.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90.2" calcext:value-type="float">
            <text:p>19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81.6" calcext:value-type="float">
            <text:p>181.6</text:p>
          </table:table-cell>
          <table:table-cell office:value-type="float" office:value="199.1" calcext:value-type="float">
            <text:p>1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90.4" calcext:value-type="float">
            <text:p>190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4" calcext:value-type="float">
            <text:p>1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90.7" calcext:value-type="float">
            <text:p>19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82.1" calcext:value-type="float">
            <text:p>182.1</text:p>
          </table:table-cell>
          <table:table-cell office:value-type="float" office:value="199.7" calcext:value-type="float">
            <text:p>1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90.9" calcext:value-type="float">
            <text:p>190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82.3" calcext:value-type="float">
            <text:p>182.3</text:p>
          </table:table-cell>
          <table:table-cell office:value-type="float" office:value="199.9" calcext:value-type="float">
            <text:p>19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91.1" calcext:value-type="float">
            <text:p>191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82.6" calcext:value-type="float">
            <text:p>182.6</text:p>
          </table:table-cell>
          <table:table-cell office:value-type="float" office:value="200.2" calcext:value-type="float">
            <text:p>2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91.4" calcext:value-type="float">
            <text:p>19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2.8" calcext:value-type="float">
            <text:p>182.8</text:p>
          </table:table-cell>
          <table:table-cell office:value-type="float" office:value="200.4" calcext:value-type="float">
            <text:p>20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91.6" calcext:value-type="float">
            <text:p>19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83.1" calcext:value-type="float">
            <text:p>183.1</text:p>
          </table:table-cell>
          <table:table-cell office:value-type="float" office:value="200.7" calcext:value-type="float">
            <text:p>2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91.9" calcext:value-type="float">
            <text:p>19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9" calcext:value-type="float">
            <text:p>20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92.1" calcext:value-type="float">
            <text:p>192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83.4" calcext:value-type="float">
            <text:p>183.4</text:p>
          </table:table-cell>
          <table:table-cell office:value-type="float" office:value="201.2" calcext:value-type="float">
            <text:p>2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92.3" calcext:value-type="float">
            <text:p>19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3.7" calcext:value-type="float">
            <text:p>183.7</text:p>
          </table:table-cell>
          <table:table-cell office:value-type="float" office:value="201.5" calcext:value-type="float">
            <text:p>2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2.6" calcext:value-type="float">
            <text:p>192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83.9" calcext:value-type="float">
            <text:p>183.9</text:p>
          </table:table-cell>
          <table:table-cell office:value-type="float" office:value="201.6" calcext:value-type="float">
            <text:p>2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2.8" calcext:value-type="float">
            <text:p>192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184.2" calcext:value-type="float">
            <text:p>184.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3.1" calcext:value-type="float">
            <text:p>193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84.4" calcext:value-type="float">
            <text:p>184.4</text:p>
          </table:table-cell>
          <table:table-cell office:value-type="float" office:value="202.3" calcext:value-type="float">
            <text:p>2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93.4" calcext:value-type="float">
            <text:p>193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4.6" calcext:value-type="float">
            <text:p>184.6</text:p>
          </table:table-cell>
          <table:table-cell office:value-type="float" office:value="202.6" calcext:value-type="float">
            <text:p>2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93.6" calcext:value-type="float">
            <text:p>193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84.9" calcext:value-type="float">
            <text:p>184.9</text:p>
          </table:table-cell>
          <table:table-cell office:value-type="float" office:value="202.8" calcext:value-type="float">
            <text:p>20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93.9" calcext:value-type="float">
            <text:p>193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185.2" calcext:value-type="float">
            <text:p>185.2</text:p>
          </table:table-cell>
          <table:table-cell office:value-type="float" office:value="203.1" calcext:value-type="float">
            <text:p>20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94.2" calcext:value-type="float">
            <text:p>194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85.5" calcext:value-type="float">
            <text:p>185.5</text:p>
          </table:table-cell>
          <table:table-cell office:value-type="float" office:value="203.4" calcext:value-type="float">
            <text:p>20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94.4" calcext:value-type="float">
            <text:p>194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5.6" calcext:value-type="float">
            <text:p>185.6</text:p>
          </table:table-cell>
          <table:table-cell office:value-type="float" office:value="203.7" calcext:value-type="float">
            <text:p>20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94.7" calcext:value-type="float">
            <text:p>194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85.9" calcext:value-type="float">
            <text:p>185.9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186.2" calcext:value-type="float">
            <text:p>186.2</text:p>
          </table:table-cell>
          <table:table-cell office:value-type="float" office:value="204.3" calcext:value-type="float">
            <text:p>20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95.2" calcext:value-type="float">
            <text:p>19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86.4" calcext:value-type="float">
            <text:p>186.4</text:p>
          </table:table-cell>
          <table:table-cell office:value-type="float" office:value="204.6" calcext:value-type="float">
            <text:p>20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95.5" calcext:value-type="float">
            <text:p>195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6.8" calcext:value-type="float">
            <text:p>186.8</text:p>
          </table:table-cell>
          <table:table-cell office:value-type="float" office:value="204.9" calcext:value-type="float">
            <text:p>20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5.8" calcext:value-type="float">
            <text:p>195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86.9" calcext:value-type="float">
            <text:p>186.9</text:p>
          </table:table-cell>
          <table:table-cell office:value-type="float" office:value="205.2" calcext:value-type="float">
            <text:p>20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6.1" calcext:value-type="float">
            <text:p>196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187.2" calcext:value-type="float">
            <text:p>187.2</text:p>
          </table:table-cell>
          <table:table-cell office:value-type="float" office:value="205.6" calcext:value-type="float">
            <text:p>20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6.4" calcext:value-type="float">
            <text:p>19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87.5" calcext:value-type="float">
            <text:p>187.5</text:p>
          </table:table-cell>
          <table:table-cell office:value-type="float" office:value="205.9" calcext:value-type="float">
            <text:p>20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6.7" calcext:value-type="float">
            <text:p>196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7.8" calcext:value-type="float">
            <text:p>187.8</text:p>
          </table:table-cell>
          <table:table-cell office:value-type="float" office:value="206.2" calcext:value-type="float">
            <text:p>2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88.1" calcext:value-type="float">
            <text:p>188.1</text:p>
          </table:table-cell>
          <table:table-cell office:value-type="float" office:value="206.6" calcext:value-type="float">
            <text:p>2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97.3" calcext:value-type="float">
            <text:p>197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188.4" calcext:value-type="float">
            <text:p>188.4</text:p>
          </table:table-cell>
          <table:table-cell office:value-type="float" office:value="206.9" calcext:value-type="float">
            <text:p>20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97.6" calcext:value-type="float">
            <text:p>197.6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88.6" calcext:value-type="float">
            <text:p>188.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97.8" calcext:value-type="float">
            <text:p>197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8.9" calcext:value-type="float">
            <text:p>188.9</text:p>
          </table:table-cell>
          <table:table-cell office:value-type="float" office:value="207.4" calcext:value-type="float">
            <text:p>2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8.2" calcext:value-type="float">
            <text:p>19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89.2" calcext:value-type="float">
            <text:p>189.2</text:p>
          </table:table-cell>
          <table:table-cell office:value-type="float" office:value="207.7" calcext:value-type="float">
            <text:p>20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8.4" calcext:value-type="float">
            <text:p>198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189.5" calcext:value-type="float">
            <text:p>189.5</text:p>
          </table:table-cell>
          <table:table-cell office:value-type="float" office:value="207.9" calcext:value-type="float">
            <text:p>20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8.7" calcext:value-type="float">
            <text:p>198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89.8" calcext:value-type="float">
            <text:p>189.8</text:p>
          </table:table-cell>
          <table:table-cell office:value-type="float" office:value="208.2" calcext:value-type="float">
            <text:p>20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.1" calcext:value-type="float">
            <text:p>190.1</text:p>
          </table:table-cell>
          <table:table-cell office:value-type="float" office:value="208.5" calcext:value-type="float">
            <text:p>2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99.3" calcext:value-type="float">
            <text:p>19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90.3" calcext:value-type="float">
            <text:p>190.3</text:p>
          </table:table-cell>
          <table:table-cell office:value-type="float" office:value="208.9" calcext:value-type="float">
            <text:p>2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99.6" calcext:value-type="float">
            <text:p>199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90.6" calcext:value-type="float">
            <text:p>190.6</text:p>
          </table:table-cell>
          <table:table-cell office:value-type="float" office:value="209.1" calcext:value-type="float">
            <text:p>20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99.8" calcext:value-type="float">
            <text:p>19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90.9" calcext:value-type="float">
            <text:p>190.9</text:p>
          </table:table-cell>
          <table:table-cell office:value-type="float" office:value="209.4" calcext:value-type="float">
            <text:p>20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00.2" calcext:value-type="float">
            <text:p>20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1.2" calcext:value-type="float">
            <text:p>191.2</text:p>
          </table:table-cell>
          <table:table-cell office:value-type="float" office:value="209.6" calcext:value-type="float">
            <text:p>20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00.4" calcext:value-type="float">
            <text:p>200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91.4" calcext:value-type="float">
            <text:p>191.4</text:p>
          </table:table-cell>
          <table:table-cell office:value-type="float" office:value="209.9" calcext:value-type="float">
            <text:p>2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00.7" calcext:value-type="float">
            <text:p>20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191.8" calcext:value-type="float">
            <text:p>191.8</text:p>
          </table:table-cell>
          <table:table-cell office:value-type="float" office:value="210.3" calcext:value-type="float">
            <text:p>2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01.1" calcext:value-type="float">
            <text:p>201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92" calcext:value-type="float">
            <text:p>192</text:p>
          </table:table-cell>
          <table:table-cell office:value-type="float" office:value="210.6" calcext:value-type="float">
            <text:p>2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01.3" calcext:value-type="float">
            <text:p>201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.2" calcext:value-type="float">
            <text:p>192.2</text:p>
          </table:table-cell>
          <table:table-cell office:value-type="float" office:value="210.9" calcext:value-type="float">
            <text:p>2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1.6" calcext:value-type="float">
            <text:p>20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92.6" calcext:value-type="float">
            <text:p>192.6</text:p>
          </table:table-cell>
          <table:table-cell office:value-type="float" office:value="211.1" calcext:value-type="float">
            <text:p>21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1.8" calcext:value-type="float">
            <text:p>201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192.8" calcext:value-type="float">
            <text:p>192.8</text:p>
          </table:table-cell>
          <table:table-cell office:value-type="float" office:value="211.4" calcext:value-type="float">
            <text:p>2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2.1" calcext:value-type="float">
            <text:p>202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93.1" calcext:value-type="float">
            <text:p>193.1</text:p>
          </table:table-cell>
          <table:table-cell office:value-type="float" office:value="211.7" calcext:value-type="float">
            <text:p>2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2.4" calcext:value-type="float">
            <text:p>202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3.3" calcext:value-type="float">
            <text:p>193.3</text:p>
          </table:table-cell>
          <table:table-cell office:value-type="float" office:value="212.1" calcext:value-type="float">
            <text:p>2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02.7" calcext:value-type="float">
            <text:p>202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93.6" calcext:value-type="float">
            <text:p>193.6</text:p>
          </table:table-cell>
          <table:table-cell office:value-type="float" office:value="212.3" calcext:value-type="float">
            <text:p>2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193.9" calcext:value-type="float">
            <text:p>193.9</text:p>
          </table:table-cell>
          <table:table-cell office:value-type="float" office:value="212.6" calcext:value-type="float">
            <text:p>2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03.2" calcext:value-type="float">
            <text:p>203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94" calcext:value-type="float">
            <text:p>194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03.4" calcext:value-type="float">
            <text:p>203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.3" calcext:value-type="float">
            <text:p>194.3</text:p>
          </table:table-cell>
          <table:table-cell office:value-type="float" office:value="213.1" calcext:value-type="float">
            <text:p>2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3.7" calcext:value-type="float">
            <text:p>203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3" calcext:value-type="float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194.9" calcext:value-type="float">
            <text:p>194.9</text:p>
          </table:table-cell>
          <table:table-cell office:value-type="float" office:value="213.6" calcext:value-type="float">
            <text:p>2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4.3" calcext:value-type="float">
            <text:p>204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95.1" calcext:value-type="float">
            <text:p>195.1</text:p>
          </table:table-cell>
          <table:table-cell office:value-type="float" office:value="213.8" calcext:value-type="float">
            <text:p>2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4.5" calcext:value-type="float">
            <text:p>204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5.4" calcext:value-type="float">
            <text:p>195.4</text:p>
          </table:table-cell>
          <table:table-cell office:value-type="float" office:value="214.2" calcext:value-type="float">
            <text:p>2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04.8" calcext:value-type="float">
            <text:p>204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95.6" calcext:value-type="float">
            <text:p>195.6</text:p>
          </table:table-cell>
          <table:table-cell office:value-type="float" office:value="214.4" calcext:value-type="float">
            <text:p>21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195.9" calcext:value-type="float">
            <text:p>195.9</text:p>
          </table:table-cell>
          <table:table-cell office:value-type="float" office:value="214.8" calcext:value-type="float">
            <text:p>21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05.3" calcext:value-type="float">
            <text:p>205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96.1" calcext:value-type="float">
            <text:p>196.1</text:p>
          </table:table-cell>
          <table:table-cell office:value-type="float" office:value="214.9" calcext:value-type="float">
            <text:p>2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05.5" calcext:value-type="float">
            <text:p>205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6.4" calcext:value-type="float">
            <text:p>196.4</text:p>
          </table:table-cell>
          <table:table-cell office:value-type="float" office:value="215.2" calcext:value-type="float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5.8" calcext:value-type="float">
            <text:p>205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96.6" calcext:value-type="float">
            <text:p>196.6</text:p>
          </table:table-cell>
          <table:table-cell office:value-type="float" office:value="215.4" calcext:value-type="float">
            <text:p>21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196.8" calcext:value-type="float">
            <text:p>196.8</text:p>
          </table:table-cell>
          <table:table-cell office:value-type="float" office:value="215.8" calcext:value-type="float">
            <text:p>2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6.3" calcext:value-type="float">
            <text:p>206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97.1" calcext:value-type="float">
            <text:p>197.1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6.5" calcext:value-type="float">
            <text:p>206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7.4" calcext:value-type="float">
            <text:p>197.4</text:p>
          </table:table-cell>
          <table:table-cell office:value-type="float" office:value="216.2" calcext:value-type="float">
            <text:p>21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6.8" calcext:value-type="float">
            <text:p>206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97.5" calcext:value-type="float">
            <text:p>197.5</text:p>
          </table:table-cell>
          <table:table-cell office:value-type="float" office:value="216.4" calcext:value-type="float">
            <text:p>2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197.8" calcext:value-type="float">
            <text:p>197.8</text:p>
          </table:table-cell>
          <table:table-cell office:value-type="float" office:value="216.6" calcext:value-type="float">
            <text:p>2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7.2" calcext:value-type="float">
            <text:p>20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98.1" calcext:value-type="float">
            <text:p>198.1</text:p>
          </table:table-cell>
          <table:table-cell office:value-type="float" office:value="216.9" calcext:value-type="float">
            <text:p>2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7.5" calcext:value-type="float">
            <text:p>207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8.3" calcext:value-type="float">
            <text:p>198.3</text:p>
          </table:table-cell>
          <table:table-cell office:value-type="float" office:value="217.1" calcext:value-type="float">
            <text:p>21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7.7" calcext:value-type="float">
            <text:p>207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98.6" calcext:value-type="float">
            <text:p>198.6</text:p>
          </table:table-cell>
          <table:table-cell office:value-type="float" office:value="217.4" calcext:value-type="float">
            <text:p>2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198.8" calcext:value-type="float">
            <text:p>198.8</text:p>
          </table:table-cell>
          <table:table-cell office:value-type="float" office:value="217.6" calcext:value-type="float">
            <text:p>21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8.2" calcext:value-type="float">
            <text:p>208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99.1" calcext:value-type="float">
            <text:p>199.1</text:p>
          </table:table-cell>
          <table:table-cell office:value-type="float" office:value="217.9" calcext:value-type="float">
            <text:p>2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8.5" calcext:value-type="float">
            <text:p>20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.3" calcext:value-type="float">
            <text:p>199.3</text:p>
          </table:table-cell>
          <table:table-cell office:value-type="float" office:value="218.3" calcext:value-type="float">
            <text:p>21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08.8" calcext:value-type="float">
            <text:p>208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5" calcext:value-type="float">
            <text:p>2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199.8" calcext:value-type="float">
            <text:p>199.8</text:p>
          </table:table-cell>
          <table:table-cell office:value-type="float" office:value="218.8" calcext:value-type="float">
            <text:p>21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09.3" calcext:value-type="float">
            <text:p>20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99.9" calcext:value-type="float">
            <text:p>199.9</text:p>
          </table:table-cell>
          <table:table-cell office:value-type="float" office:value="219.1" calcext:value-type="float">
            <text:p>2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09.5" calcext:value-type="float">
            <text:p>20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.2" calcext:value-type="float">
            <text:p>200.2</text:p>
          </table:table-cell>
          <table:table-cell office:value-type="float" office:value="219.4" calcext:value-type="float">
            <text:p>21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09.8" calcext:value-type="float">
            <text:p>20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200.4" calcext:value-type="float">
            <text:p>200.4</text:p>
          </table:table-cell>
          <table:table-cell office:value-type="float" office:value="219.6" calcext:value-type="float">
            <text:p>21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200.7" calcext:value-type="float">
            <text:p>200.7</text:p>
          </table:table-cell>
          <table:table-cell office:value-type="float" office:value="219.8" calcext:value-type="float">
            <text:p>2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0.2" calcext:value-type="float">
            <text:p>21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200.8" calcext:value-type="float">
            <text:p>200.8</text:p>
          </table:table-cell>
          <table:table-cell office:value-type="float" office:value="220.1" calcext:value-type="float">
            <text:p>2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0.4" calcext:value-type="float">
            <text:p>210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.1" calcext:value-type="float">
            <text:p>201.1</text:p>
          </table:table-cell>
          <table:table-cell office:value-type="float" office:value="220.3" calcext:value-type="float">
            <text:p>22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10.7" calcext:value-type="float">
            <text:p>21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201.2" calcext:value-type="float">
            <text:p>201.2</text:p>
          </table:table-cell>
          <table:table-cell office:value-type="float" office:value="220.5" calcext:value-type="float">
            <text:p>2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10.9" calcext:value-type="float">
            <text:p>210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201.5" calcext:value-type="float">
            <text:p>201.5</text:p>
          </table:table-cell>
          <table:table-cell office:value-type="float" office:value="220.8" calcext:value-type="float">
            <text:p>22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11.2" calcext:value-type="float">
            <text:p>21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201.8" calcext:value-type="float">
            <text:p>201.8</text:p>
          </table:table-cell>
          <table:table-cell office:value-type="float" office:value="221.1" calcext:value-type="float">
            <text:p>22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11.4" calcext:value-type="float">
            <text:p>21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21.3" calcext:value-type="float">
            <text:p>22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1.7" calcext:value-type="float">
            <text:p>211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202.2" calcext:value-type="float">
            <text:p>202.2</text:p>
          </table:table-cell>
          <table:table-cell office:value-type="float" office:value="221.6" calcext:value-type="float">
            <text:p>2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1.9" calcext:value-type="float">
            <text:p>21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202.5" calcext:value-type="float">
            <text:p>202.5</text:p>
          </table:table-cell>
          <table:table-cell office:value-type="float" office:value="221.9" calcext:value-type="float">
            <text:p>2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2.2" calcext:value-type="float">
            <text:p>212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202.8" calcext:value-type="float">
            <text:p>202.8</text:p>
          </table:table-cell>
          <table:table-cell office:value-type="float" office:value="222.2" calcext:value-type="float">
            <text:p>22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12.5" calcext:value-type="float">
            <text:p>212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22.5" calcext:value-type="float">
            <text:p>2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2.8" calcext:value-type="float">
            <text:p>212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203.3" calcext:value-type="float">
            <text:p>203.3</text:p>
          </table:table-cell>
          <table:table-cell office:value-type="float" office:value="222.8" calcext:value-type="float">
            <text:p>2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1" calcext:value-type="float">
            <text:p>213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203.5" calcext:value-type="float">
            <text:p>203.5</text:p>
          </table:table-cell>
          <table:table-cell office:value-type="float" office:value="223.1" calcext:value-type="float">
            <text:p>2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3" calcext:value-type="float">
            <text:p>213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203.8" calcext:value-type="float">
            <text:p>203.8</text:p>
          </table:table-cell>
          <table:table-cell office:value-type="float" office:value="223.3" calcext:value-type="float">
            <text:p>2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5" calcext:value-type="float">
            <text:p>213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4.1" calcext:value-type="float">
            <text:p>204.1</text:p>
          </table:table-cell>
          <table:table-cell office:value-type="float" office:value="223.5" calcext:value-type="float">
            <text:p>2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13.8" calcext:value-type="float">
            <text:p>213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204.3" calcext:value-type="float">
            <text:p>204.3</text:p>
          </table:table-cell>
          <table:table-cell office:value-type="float" office:value="223.8" calcext:value-type="float">
            <text:p>2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14.1" calcext:value-type="float">
            <text:p>214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204.6" calcext:value-type="float">
            <text:p>204.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14.3" calcext:value-type="float">
            <text:p>214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204.9" calcext:value-type="float">
            <text:p>204.9</text:p>
          </table:table-cell>
          <table:table-cell office:value-type="float" office:value="224.3" calcext:value-type="float">
            <text:p>22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14.6" calcext:value-type="float">
            <text:p>21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5.1" calcext:value-type="float">
            <text:p>205.1</text:p>
          </table:table-cell>
          <table:table-cell office:value-type="float" office:value="224.7" calcext:value-type="float">
            <text:p>22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14.9" calcext:value-type="float">
            <text:p>214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205.4" calcext:value-type="float">
            <text:p>205.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15.2" calcext:value-type="float">
            <text:p>21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205.7" calcext:value-type="float">
            <text:p>205.7</text:p>
          </table:table-cell>
          <table:table-cell office:value-type="float" office:value="225.2" calcext:value-type="float">
            <text:p>2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15.4" calcext:value-type="float">
            <text:p>215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205.9" calcext:value-type="float">
            <text:p>205.9</text:p>
          </table:table-cell>
          <table:table-cell office:value-type="float" office:value="225.5" calcext:value-type="float">
            <text:p>2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15.7" calcext:value-type="float">
            <text:p>215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6.2" calcext:value-type="float">
            <text:p>206.2</text:p>
          </table:table-cell>
          <table:table-cell office:value-type="float" office:value="225.8" calcext:value-type="float">
            <text:p>2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206.4" calcext:value-type="float">
            <text:p>206.4</text:p>
          </table:table-cell>
          <table:table-cell office:value-type="float" office:value="226.1" calcext:value-type="float">
            <text:p>22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16.3" calcext:value-type="float">
            <text:p>216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206.8" calcext:value-type="float">
            <text:p>206.8</text:p>
          </table:table-cell>
          <table:table-cell office:value-type="float" office:value="226.3" calcext:value-type="float">
            <text:p>2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16.6" calcext:value-type="float">
            <text:p>21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207" calcext:value-type="float">
            <text:p>207</text:p>
          </table:table-cell>
          <table:table-cell office:value-type="float" office:value="226.6" calcext:value-type="float">
            <text:p>22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16.8" calcext:value-type="float">
            <text:p>216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7.2" calcext:value-type="float">
            <text:p>207.2</text:p>
          </table:table-cell>
          <table:table-cell office:value-type="float" office:value="227.1" calcext:value-type="float">
            <text:p>22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7.2" calcext:value-type="float">
            <text:p>21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207.5" calcext:value-type="float">
            <text:p>207.5</text:p>
          </table:table-cell>
          <table:table-cell office:value-type="float" office:value="227.2" calcext:value-type="float">
            <text:p>2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7.4" calcext:value-type="float">
            <text:p>217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207.8" calcext:value-type="float">
            <text:p>207.8</text:p>
          </table:table-cell>
          <table:table-cell office:value-type="float" office:value="227.6" calcext:value-type="float">
            <text:p>2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7.7" calcext:value-type="float">
            <text:p>217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208" calcext:value-type="float">
            <text:p>208</text:p>
          </table:table-cell>
          <table:table-cell office:value-type="float" office:value="227.8" calcext:value-type="float">
            <text:p>2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17.9" calcext:value-type="float">
            <text:p>21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8.1" calcext:value-type="float">
            <text:p>208.1</text:p>
          </table:table-cell>
          <table:table-cell office:value-type="float" office:value="228.1" calcext:value-type="float">
            <text:p>22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18.1" calcext:value-type="float">
            <text:p>218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208.5" calcext:value-type="float">
            <text:p>208.5</text:p>
          </table:table-cell>
          <table:table-cell office:value-type="float" office:value="228.2" calcext:value-type="float">
            <text:p>22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18.4" calcext:value-type="float">
            <text:p>218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208.8" calcext:value-type="float">
            <text:p>208.8</text:p>
          </table:table-cell>
          <table:table-cell office:value-type="float" office:value="228.6" calcext:value-type="float">
            <text:p>22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18.7" calcext:value-type="float">
            <text:p>218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9.2" calcext:value-type="float">
            <text:p>209.2</text:p>
          </table:table-cell>
          <table:table-cell office:value-type="float" office:value="229.1" calcext:value-type="float">
            <text:p>2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9.2" calcext:value-type="float">
            <text:p>219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209.6" calcext:value-type="float">
            <text:p>209.6</text:p>
          </table:table-cell>
          <table:table-cell office:value-type="float" office:value="229.4" calcext:value-type="float">
            <text:p>2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9.5" calcext:value-type="float">
            <text:p>219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209.8" calcext:value-type="float">
            <text:p>209.8</text:p>
          </table:table-cell>
          <table:table-cell office:value-type="float" office:value="229.8" calcext:value-type="float">
            <text:p>22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9.8" calcext:value-type="float">
            <text:p>21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210.2" calcext:value-type="float">
            <text:p>210.2</text:p>
          </table:table-cell>
          <table:table-cell office:value-type="float" office:value="230.2" calcext:value-type="float">
            <text:p>23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0.2" calcext:value-type="float">
            <text:p>22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0.4" calcext:value-type="float">
            <text:p>210.4</text:p>
          </table:table-cell>
          <table:table-cell office:value-type="float" office:value="230.4" calcext:value-type="float">
            <text:p>23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0.4" calcext:value-type="float">
            <text:p>220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210.6" calcext:value-type="float">
            <text:p>210.6</text:p>
          </table:table-cell>
          <table:table-cell office:value-type="float" office:value="230.7" calcext:value-type="float">
            <text:p>23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0.7" calcext:value-type="float">
            <text:p>22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210.9" calcext:value-type="float">
            <text:p>210.9</text:p>
          </table:table-cell>
          <table:table-cell office:value-type="float" office:value="231.1" calcext:value-type="float">
            <text:p>23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211.1" calcext:value-type="float">
            <text:p>211.1</text:p>
          </table:table-cell>
          <table:table-cell office:value-type="float" office:value="231.2" calcext:value-type="float">
            <text:p>2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21.2" calcext:value-type="float">
            <text:p>221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1.5" calcext:value-type="float">
            <text:p>211.5</text:p>
          </table:table-cell>
          <table:table-cell office:value-type="float" office:value="231.5" calcext:value-type="float">
            <text:p>2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1.5" calcext:value-type="float">
            <text:p>221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211.8" calcext:value-type="float">
            <text:p>211.8</text:p>
          </table:table-cell>
          <table:table-cell office:value-type="float" office:value="231.8" calcext:value-type="float">
            <text:p>23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1.8" calcext:value-type="float">
            <text:p>221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211.9" calcext:value-type="float">
            <text:p>211.9</text:p>
          </table:table-cell>
          <table:table-cell office:value-type="float" office:value="232.2" calcext:value-type="float">
            <text:p>23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2.1" calcext:value-type="float">
            <text:p>222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212.2" calcext:value-type="float">
            <text:p>212.2</text:p>
          </table:table-cell>
          <table:table-cell office:value-type="float" office:value="232.4" calcext:value-type="float">
            <text:p>2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2.3" calcext:value-type="float">
            <text:p>222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2.5" calcext:value-type="float">
            <text:p>212.5</text:p>
          </table:table-cell>
          <table:table-cell office:value-type="float" office:value="232.7" calcext:value-type="float">
            <text:p>23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2.6" calcext:value-type="float">
            <text:p>222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212.7" calcext:value-type="float">
            <text:p>212.7</text:p>
          </table:table-cell>
          <table:table-cell office:value-type="float" office:value="233.1" calcext:value-type="float">
            <text:p>23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2.9" calcext:value-type="float">
            <text:p>222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212.8" calcext:value-type="float">
            <text:p>212.8</text:p>
          </table:table-cell>
          <table:table-cell office:value-type="float" office:value="233.2" calcext:value-type="float">
            <text:p>23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213.1" calcext:value-type="float">
            <text:p>213.1</text:p>
          </table:table-cell>
          <table:table-cell office:value-type="float" office:value="233.4" calcext:value-type="float">
            <text:p>23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23.2" calcext:value-type="float">
            <text:p>223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3.4" calcext:value-type="float">
            <text:p>213.4</text:p>
          </table:table-cell>
          <table:table-cell office:value-type="float" office:value="233.7" calcext:value-type="float">
            <text:p>23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23.5" calcext:value-type="float">
            <text:p>223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213.7" calcext:value-type="float">
            <text:p>213.7</text:p>
          </table:table-cell>
          <table:table-cell office:value-type="float" office:value="234.1" calcext:value-type="float">
            <text:p>23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23.9" calcext:value-type="float">
            <text:p>223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213.9" calcext:value-type="float">
            <text:p>213.9</text:p>
          </table:table-cell>
          <table:table-cell office:value-type="float" office:value="234.2" calcext:value-type="float">
            <text:p>2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24.1" calcext:value-type="float">
            <text:p>224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213.9" calcext:value-type="float">
            <text:p>213.9</text:p>
          </table:table-cell>
          <table:table-cell office:value-type="float" office:value="234.6" calcext:value-type="float">
            <text:p>23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24.2" calcext:value-type="float">
            <text:p>224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4.3" calcext:value-type="float">
            <text:p>214.3</text:p>
          </table:table-cell>
          <table:table-cell office:value-type="float" office:value="234.8" calcext:value-type="float">
            <text:p>23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4.6" calcext:value-type="float">
            <text:p>224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214.4" calcext:value-type="float">
            <text:p>214.4</text:p>
          </table:table-cell>
          <table:table-cell office:value-type="float" office:value="235.1" calcext:value-type="float">
            <text:p>23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4.8" calcext:value-type="float">
            <text:p>224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214.7" calcext:value-type="float">
            <text:p>214.7</text:p>
          </table:table-cell>
          <table:table-cell office:value-type="float" office:value="235.2" calcext:value-type="float">
            <text:p>23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4.9" calcext:value-type="float">
            <text:p>224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214.9" calcext:value-type="float">
            <text:p>214.9</text:p>
          </table:table-cell>
          <table:table-cell office:value-type="float" office:value="235.6" calcext:value-type="float">
            <text:p>23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5.2" calcext:value-type="float">
            <text:p>225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5.2" calcext:value-type="float">
            <text:p>215.2</text:p>
          </table:table-cell>
          <table:table-cell office:value-type="float" office:value="236.1" calcext:value-type="float">
            <text:p>23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5.7" calcext:value-type="float">
            <text:p>225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236.1" calcext:value-type="float">
            <text:p>23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5.8" calcext:value-type="float">
            <text:p>225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215.6" calcext:value-type="float">
            <text:p>215.6</text:p>
          </table:table-cell>
          <table:table-cell office:value-type="float" office:value="236.3" calcext:value-type="float">
            <text:p>23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215.9" calcext:value-type="float">
            <text:p>215.9</text:p>
          </table:table-cell>
          <table:table-cell office:value-type="float" office:value="236.8" calcext:value-type="float">
            <text:p>2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6.3" calcext:value-type="float">
            <text:p>226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6.1" calcext:value-type="float">
            <text:p>216.1</text:p>
          </table:table-cell>
          <table:table-cell office:value-type="float" office:value="236.8" calcext:value-type="float">
            <text:p>2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6.4" calcext:value-type="float">
            <text:p>226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216.2" calcext:value-type="float">
            <text:p>216.2</text:p>
          </table:table-cell>
          <table:table-cell office:value-type="float" office:value="236.9" calcext:value-type="float">
            <text:p>2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6.6" calcext:value-type="float">
            <text:p>22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216.5" calcext:value-type="float">
            <text:p>216.5</text:p>
          </table:table-cell>
          <table:table-cell office:value-type="float" office:value="237.2" calcext:value-type="float">
            <text:p>2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6.8" calcext:value-type="float">
            <text:p>226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216.8" calcext:value-type="float">
            <text:p>216.8</text:p>
          </table:table-cell>
          <table:table-cell office:value-type="float" office:value="237.6" calcext:value-type="float">
            <text:p>23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7.2" calcext:value-type="float">
            <text:p>227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6.9" calcext:value-type="float">
            <text:p>216.9</text:p>
          </table:table-cell>
          <table:table-cell office:value-type="float" office:value="237.7" calcext:value-type="float">
            <text:p>23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7.3" calcext:value-type="float">
            <text:p>227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217.1" calcext:value-type="float">
            <text:p>217.1</text:p>
          </table:table-cell>
          <table:table-cell office:value-type="float" office:value="238.1" calcext:value-type="float">
            <text:p>23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7.6" calcext:value-type="float">
            <text:p>227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217.3" calcext:value-type="float">
            <text:p>217.3</text:p>
          </table:table-cell>
          <table:table-cell office:value-type="float" office:value="238.5" calcext:value-type="float">
            <text:p>2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7.9" calcext:value-type="float">
            <text:p>227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217.6" calcext:value-type="float">
            <text:p>217.6</text:p>
          </table:table-cell>
          <table:table-cell office:value-type="float" office:value="238.6" calcext:value-type="float">
            <text:p>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8.1" calcext:value-type="float">
            <text:p>228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9" calcext:value-type="float">
            <text:p>23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8.3" calcext:value-type="float">
            <text:p>228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218.1" calcext:value-type="float">
            <text:p>218.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8.5" calcext:value-type="float">
            <text:p>22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4" calcext:value-type="float">
            <text:p>2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8.9" calcext:value-type="float">
            <text:p>228.9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5" calcext:value-type="float">
            <text:p>2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8.8" calcext:value-type="float">
            <text:p>218.8</text:p>
          </table:table-cell>
          <table:table-cell office:value-type="float" office:value="239.8" calcext:value-type="float">
            <text:p>23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9.3" calcext:value-type="float">
            <text:p>22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2" calcext:value-type="float">
            <text:p>2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9.6" calcext:value-type="float">
            <text:p>229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4" calcext:value-type="float">
            <text:p>24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29.8" calcext:value-type="float">
            <text:p>22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6" calcext:value-type="float">
            <text:p>2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9.6" calcext:value-type="float">
            <text:p>219.6</text:p>
          </table:table-cell>
          <table:table-cell office:value-type="float" office:value="240.8" calcext:value-type="float">
            <text:p>2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0.2" calcext:value-type="float">
            <text:p>230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219.9" calcext:value-type="float">
            <text:p>219.9</text:p>
          </table:table-cell>
          <table:table-cell office:value-type="float" office:value="241.1" calcext:value-type="float">
            <text:p>24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0.5" calcext:value-type="float">
            <text:p>230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220.1" calcext:value-type="float">
            <text:p>220.1</text:p>
          </table:table-cell>
          <table:table-cell office:value-type="float" office:value="241.3" calcext:value-type="float">
            <text:p>24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0.7" calcext:value-type="float">
            <text:p>23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220.2" calcext:value-type="float">
            <text:p>220.2</text:p>
          </table:table-cell>
          <table:table-cell office:value-type="float" office:value="241.6" calcext:value-type="float">
            <text:p>2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0.9" calcext:value-type="float">
            <text:p>230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0.4" calcext:value-type="float">
            <text:p>220.4</text:p>
          </table:table-cell>
          <table:table-cell office:value-type="float" office:value="241.8" calcext:value-type="float">
            <text:p>24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1.1" calcext:value-type="float">
            <text:p>231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220.6" calcext:value-type="float">
            <text:p>220.6</text:p>
          </table:table-cell>
          <table:table-cell office:value-type="float" office:value="242.1" calcext:value-type="float">
            <text:p>2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1.3" calcext:value-type="float">
            <text:p>231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220.9" calcext:value-type="float">
            <text:p>220.9</text:p>
          </table:table-cell>
          <table:table-cell office:value-type="float" office:value="242.2" calcext:value-type="float">
            <text:p>24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1.6" calcext:value-type="float">
            <text:p>231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221.1" calcext:value-type="float">
            <text:p>221.1</text:p>
          </table:table-cell>
          <table:table-cell office:value-type="float" office:value="242.6" calcext:value-type="float">
            <text:p>2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31.8" calcext:value-type="float">
            <text:p>231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1.4" calcext:value-type="float">
            <text:p>221.4</text:p>
          </table:table-cell>
          <table:table-cell office:value-type="float" office:value="242.8" calcext:value-type="float">
            <text:p>2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2.1" calcext:value-type="float">
            <text:p>232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221.4" calcext:value-type="float">
            <text:p>221.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2.2" calcext:value-type="float">
            <text:p>232.2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221.7" calcext:value-type="float">
            <text:p>221.7</text:p>
          </table:table-cell>
          <table:table-cell office:value-type="float" office:value="243.2" calcext:value-type="float">
            <text:p>24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2.4" calcext:value-type="float">
            <text:p>232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221.8" calcext:value-type="float">
            <text:p>221.8</text:p>
          </table:table-cell>
          <table:table-cell office:value-type="float" office:value="243.4" calcext:value-type="float">
            <text:p>24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2.6" calcext:value-type="float">
            <text:p>232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2.1" calcext:value-type="float">
            <text:p>222.1</text:p>
          </table:table-cell>
          <table:table-cell office:value-type="float" office:value="243.6" calcext:value-type="float">
            <text:p>2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2.9" calcext:value-type="float">
            <text:p>232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222.3" calcext:value-type="float">
            <text:p>222.3</text:p>
          </table:table-cell>
          <table:table-cell office:value-type="float" office:value="243.9" calcext:value-type="float">
            <text:p>2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3.1" calcext:value-type="float">
            <text:p>233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222.5" calcext:value-type="float">
            <text:p>222.5</text:p>
          </table:table-cell>
          <table:table-cell office:value-type="float" office:value="244.2" calcext:value-type="float">
            <text:p>24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3.3" calcext:value-type="float">
            <text:p>233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222.9" calcext:value-type="float">
            <text:p>222.9</text:p>
          </table:table-cell>
          <table:table-cell office:value-type="float" office:value="244.4" calcext:value-type="float">
            <text:p>2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33.6" calcext:value-type="float">
            <text:p>233.6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244.5" calcext:value-type="float">
            <text:p>2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3.8" calcext:value-type="float">
            <text:p>233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223.3" calcext:value-type="float">
            <text:p>223.3</text:p>
          </table:table-cell>
          <table:table-cell office:value-type="float" office:value="244.8" calcext:value-type="float">
            <text:p>24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4.1" calcext:value-type="float">
            <text:p>234.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223.5" calcext:value-type="float">
            <text:p>223.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4.2" calcext:value-type="float">
            <text:p>234.2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223.9" calcext:value-type="float">
            <text:p>223.9</text:p>
          </table:table-cell>
          <table:table-cell office:value-type="float" office:value="245.3" calcext:value-type="float">
            <text:p>2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4.6" calcext:value-type="float">
            <text:p>234.6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45.6" calcext:value-type="float">
            <text:p>2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4.8" calcext:value-type="float">
            <text:p>234.8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224.4" calcext:value-type="float">
            <text:p>224.4</text:p>
          </table:table-cell>
          <table:table-cell office:value-type="float" office:value="245.9" calcext:value-type="float">
            <text:p>2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.1" calcext:value-type="float">
            <text:p>235.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224.5" calcext:value-type="float">
            <text:p>224.5</text:p>
          </table:table-cell>
          <table:table-cell office:value-type="float" office:value="246.1" calcext:value-type="float">
            <text:p>2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.3" calcext:value-type="float">
            <text:p>235.3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224.8" calcext:value-type="float">
            <text:p>224.8</text:p>
          </table:table-cell>
          <table:table-cell office:value-type="float" office:value="246.3" calcext:value-type="float">
            <text:p>24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.5" calcext:value-type="float">
            <text:p>235.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4.9" calcext:value-type="float">
            <text:p>224.9</text:p>
          </table:table-cell>
          <table:table-cell office:value-type="float" office:value="246.6" calcext:value-type="float">
            <text:p>2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5.7" calcext:value-type="float">
            <text:p>235.7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225.4" calcext:value-type="float">
            <text:p>225.4</text:p>
          </table:table-cell>
          <table:table-cell office:value-type="float" office:value="246.7" calcext:value-type="float">
            <text:p>24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6.1" calcext:value-type="float">
            <text:p>236.1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225.2" calcext:value-type="float">
            <text:p>225.2</text:p>
          </table:table-cell>
          <table:table-cell office:value-type="float" office:value="247.1" calcext:value-type="float">
            <text:p>24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6.2" calcext:value-type="float">
            <text:p>236.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225.5" calcext:value-type="float">
            <text:p>225.5</text:p>
          </table:table-cell>
          <table:table-cell office:value-type="float" office:value="247.3" calcext:value-type="float">
            <text:p>2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6.4" calcext:value-type="float">
            <text:p>236.4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.7" calcext:value-type="float">
            <text:p>225.7</text:p>
          </table:table-cell>
          <table:table-cell office:value-type="float" office:value="247.6" calcext:value-type="float">
            <text:p>24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6.7" calcext:value-type="float">
            <text:p>236.7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26.4" calcext:value-type="float">
            <text:p>226.4</text:p>
          </table:table-cell>
          <table:table-cell office:value-type="float" office:value="247.6" calcext:value-type="float">
            <text:p>24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226.3" calcext:value-type="float">
            <text:p>226.3</text:p>
          </table:table-cell>
          <table:table-cell office:value-type="float" office:value="247.9" calcext:value-type="float">
            <text:p>2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1" calcext:value-type="float">
            <text:p>237.1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226.2" calcext:value-type="float">
            <text:p>226.2</text:p>
          </table:table-cell>
          <table:table-cell office:value-type="float" office:value="248.1" calcext:value-type="float">
            <text:p>2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2" calcext:value-type="float">
            <text:p>237.2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.4" calcext:value-type="float">
            <text:p>226.4</text:p>
          </table:table-cell>
          <table:table-cell office:value-type="float" office:value="248.1" calcext:value-type="float">
            <text:p>2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2" calcext:value-type="float">
            <text:p>237.2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26.9" calcext:value-type="float">
            <text:p>226.9</text:p>
          </table:table-cell>
          <table:table-cell office:value-type="float" office:value="248.4" calcext:value-type="float">
            <text:p>2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6" calcext:value-type="float">
            <text:p>237.6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227.2" calcext:value-type="float">
            <text:p>227.2</text:p>
          </table:table-cell>
          <table:table-cell office:value-type="float" office:value="248.6" calcext:value-type="float">
            <text:p>24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9" calcext:value-type="float">
            <text:p>237.9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227" calcext:value-type="float">
            <text:p>227</text:p>
          </table:table-cell>
          <table:table-cell office:value-type="float" office:value="248.8" calcext:value-type="float">
            <text:p>24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37.9" calcext:value-type="float">
            <text:p>237.9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7.2" calcext:value-type="float">
            <text:p>227.2</text:p>
          </table:table-cell>
          <table:table-cell office:value-type="float" office:value="248.9" calcext:value-type="float">
            <text:p>2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8.1" calcext:value-type="float">
            <text:p>238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27.4" calcext:value-type="float">
            <text:p>227.4</text:p>
          </table:table-cell>
          <table:table-cell office:value-type="float" office:value="249.2" calcext:value-type="float">
            <text:p>24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8.3" calcext:value-type="float">
            <text:p>238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227.6" calcext:value-type="float">
            <text:p>227.6</text:p>
          </table:table-cell>
          <table:table-cell office:value-type="float" office:value="249.4" calcext:value-type="float">
            <text:p>2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8.5" calcext:value-type="float">
            <text:p>23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227.7" calcext:value-type="float">
            <text:p>227.7</text:p>
          </table:table-cell>
          <table:table-cell office:value-type="float" office:value="249.4" calcext:value-type="float">
            <text:p>2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8.6" calcext:value-type="float">
            <text:p>238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8.1" calcext:value-type="float">
            <text:p>228.1</text:p>
          </table:table-cell>
          <table:table-cell office:value-type="float" office:value="249.8" calcext:value-type="float">
            <text:p>24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8.9" calcext:value-type="float">
            <text:p>238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228.3" calcext:value-type="float">
            <text:p>228.3</text:p>
          </table:table-cell>
          <table:table-cell office:value-type="float" office:value="249.9" calcext:value-type="float">
            <text:p>2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9.1" calcext:value-type="float">
            <text:p>239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1.5" calcext:value-type="float">
            <text:p>211.5</text:p>
          </table:table-cell>
          <table:table-cell office:value-type="float" office:value="228.4" calcext:value-type="float">
            <text:p>228.4</text:p>
          </table:table-cell>
          <table:table-cell office:value-type="float" office:value="250.2" calcext:value-type="float">
            <text:p>2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9.3" calcext:value-type="float">
            <text:p>23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228.4" calcext:value-type="float">
            <text:p>228.4</text:p>
          </table:table-cell>
          <table:table-cell office:value-type="float" office:value="250.2" calcext:value-type="float">
            <text:p>2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9.3" calcext:value-type="float">
            <text:p>239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8.6" calcext:value-type="float">
            <text:p>228.6</text:p>
          </table:table-cell>
          <table:table-cell office:value-type="float" office:value="250.6" calcext:value-type="float">
            <text:p>2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39.6" calcext:value-type="float">
            <text:p>239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228.8" calcext:value-type="float">
            <text:p>228.8</text:p>
          </table:table-cell>
          <table:table-cell office:value-type="float" office:value="250.6" calcext:value-type="float">
            <text:p>2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39.7" calcext:value-type="float">
            <text:p>239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228.8" calcext:value-type="float">
            <text:p>228.8</text:p>
          </table:table-cell>
          <table:table-cell office:value-type="float" office:value="250.8" calcext:value-type="float">
            <text:p>2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39.8" calcext:value-type="float">
            <text:p>239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29.1" calcext:value-type="float">
            <text:p>229.1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9.2" calcext:value-type="float">
            <text:p>229.2</text:p>
          </table:table-cell>
          <table:table-cell office:value-type="float" office:value="251.1" calcext:value-type="float">
            <text:p>25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0.1" calcext:value-type="float">
            <text:p>240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229.4" calcext:value-type="float">
            <text:p>229.4</text:p>
          </table:table-cell>
          <table:table-cell office:value-type="float" office:value="251.2" calcext:value-type="float">
            <text:p>2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0.3" calcext:value-type="float">
            <text:p>240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3.5" calcext:value-type="float">
            <text:p>213.5</text:p>
          </table:table-cell>
          <table:table-cell office:value-type="float" office:value="229.4" calcext:value-type="float">
            <text:p>229.4</text:p>
          </table:table-cell>
          <table:table-cell office:value-type="float" office:value="251.2" calcext:value-type="float">
            <text:p>2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0.3" calcext:value-type="float">
            <text:p>240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229.6" calcext:value-type="float">
            <text:p>229.6</text:p>
          </table:table-cell>
          <table:table-cell office:value-type="float" office:value="251.6" calcext:value-type="float">
            <text:p>2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0.6" calcext:value-type="float">
            <text:p>240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9.6" calcext:value-type="float">
            <text:p>229.6</text:p>
          </table:table-cell>
          <table:table-cell office:value-type="float" office:value="251.8" calcext:value-type="float">
            <text:p>2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0.7" calcext:value-type="float">
            <text:p>240.7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229.8" calcext:value-type="float">
            <text:p>229.8</text:p>
          </table:table-cell>
          <table:table-cell office:value-type="float" office:value="251.8" calcext:value-type="float">
            <text:p>2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0.8" calcext:value-type="float">
            <text:p>240.8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4.5" calcext:value-type="float">
            <text:p>214.5</text:p>
          </table:table-cell>
          <table:table-cell office:value-type="float" office:value="230.1" calcext:value-type="float">
            <text:p>230.1</text:p>
          </table:table-cell>
          <table:table-cell office:value-type="float" office:value="252.1" calcext:value-type="float">
            <text:p>2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1.1" calcext:value-type="float">
            <text:p>241.1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30.2" calcext:value-type="float">
            <text:p>230.2</text:p>
          </table:table-cell>
          <table:table-cell office:value-type="float" office:value="252.3" calcext:value-type="float">
            <text:p>25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1.3" calcext:value-type="float">
            <text:p>241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0.4" calcext:value-type="float">
            <text:p>230.4</text:p>
          </table:table-cell>
          <table:table-cell office:value-type="float" office:value="252.4" calcext:value-type="float">
            <text:p>25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1.4" calcext:value-type="float">
            <text:p>24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230.4" calcext:value-type="float">
            <text:p>230.4</text:p>
          </table:table-cell>
          <table:table-cell office:value-type="float" office:value="252.4" calcext:value-type="float">
            <text:p>25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1.4" calcext:value-type="float">
            <text:p>241.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230.8" calcext:value-type="float">
            <text:p>230.8</text:p>
          </table:table-cell>
          <table:table-cell office:value-type="float" office:value="252.8" calcext:value-type="float">
            <text:p>2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1.8" calcext:value-type="float">
            <text:p>241.8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30.9" calcext:value-type="float">
            <text:p>230.9</text:p>
          </table:table-cell>
          <table:table-cell office:value-type="float" office:value="252.9" calcext:value-type="float">
            <text:p>2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1.9" calcext:value-type="float">
            <text:p>241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1.1" calcext:value-type="float">
            <text:p>231.1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2.1" calcext:value-type="float">
            <text:p>242.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31.4" calcext:value-type="float">
            <text:p>231.4</text:p>
          </table:table-cell>
          <table:table-cell office:value-type="float" office:value="253.3" calcext:value-type="float">
            <text:p>2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2.3" calcext:value-type="float">
            <text:p>242.3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31.7" calcext:value-type="float">
            <text:p>231.7</text:p>
          </table:table-cell>
          <table:table-cell office:value-type="float" office:value="253.5" calcext:value-type="float">
            <text:p>2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2.6" calcext:value-type="float">
            <text:p>242.6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31.9" calcext:value-type="float">
            <text:p>231.9</text:p>
          </table:table-cell>
          <table:table-cell office:value-type="float" office:value="253.8" calcext:value-type="float">
            <text:p>25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2.8" calcext:value-type="float">
            <text:p>242.8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2.1" calcext:value-type="float">
            <text:p>232.1</text:p>
          </table:table-cell>
          <table:table-cell office:value-type="float" office:value="253.8" calcext:value-type="float">
            <text:p>25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2.9" calcext:value-type="float">
            <text:p>242.9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32.2" calcext:value-type="float">
            <text:p>232.2</text:p>
          </table:table-cell>
          <table:table-cell office:value-type="float" office:value="254.1" calcext:value-type="float">
            <text:p>25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3.2" calcext:value-type="float">
            <text:p>243.2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232.4" calcext:value-type="float">
            <text:p>232.4</text:p>
          </table:table-cell>
          <table:table-cell office:value-type="float" office:value="254.4" calcext:value-type="float">
            <text:p>2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3.4" calcext:value-type="float">
            <text:p>243.4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232.5" calcext:value-type="float">
            <text:p>232.5</text:p>
          </table:table-cell>
          <table:table-cell office:value-type="float" office:value="254.5" calcext:value-type="float">
            <text:p>2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3.5" calcext:value-type="float">
            <text:p>243.5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2.8" calcext:value-type="float">
            <text:p>232.8</text:p>
          </table:table-cell>
          <table:table-cell office:value-type="float" office:value="254.8" calcext:value-type="float">
            <text:p>2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3.8" calcext:value-type="float">
            <text:p>243.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32.9" calcext:value-type="float">
            <text:p>232.9</text:p>
          </table:table-cell>
          <table:table-cell office:value-type="float" office:value="254.9" calcext:value-type="float">
            <text:p>25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3.9" calcext:value-type="float">
            <text:p>243.9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8.5" calcext:value-type="float">
            <text:p>218.5</text:p>
          </table:table-cell>
          <table:table-cell office:value-type="float" office:value="233.1" calcext:value-type="float">
            <text:p>233.1</text:p>
          </table:table-cell>
          <table:table-cell office:value-type="float" office:value="255.1" calcext:value-type="float">
            <text:p>2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4.1" calcext:value-type="float">
            <text:p>244.1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233.2" calcext:value-type="float">
            <text:p>233.2</text:p>
          </table:table-cell>
          <table:table-cell office:value-type="float" office:value="255.2" calcext:value-type="float">
            <text:p>2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4.2" calcext:value-type="float">
            <text:p>244.2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3.6" calcext:value-type="float">
            <text:p>233.6</text:p>
          </table:table-cell>
          <table:table-cell office:value-type="float" office:value="255.4" calcext:value-type="float">
            <text:p>2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4.5" calcext:value-type="float">
            <text:p>244.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233.6" calcext:value-type="float">
            <text:p>233.6</text:p>
          </table:table-cell>
          <table:table-cell office:value-type="float" office:value="255.6" calcext:value-type="float">
            <text:p>2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4.6" calcext:value-type="float">
            <text:p>244.6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233.7" calcext:value-type="float">
            <text:p>233.7</text:p>
          </table:table-cell>
          <table:table-cell office:value-type="float" office:value="255.7" calcext:value-type="float">
            <text:p>2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4.7" calcext:value-type="float">
            <text:p>244.7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233.9" calcext:value-type="float">
            <text:p>233.9</text:p>
          </table:table-cell>
          <table:table-cell office:value-type="float" office:value="255.9" calcext:value-type="float">
            <text:p>25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4.9" calcext:value-type="float">
            <text:p>244.9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4.6" calcext:value-type="float">
            <text:p>234.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3" calcext:value-type="float">
            <text:p>245.3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234.7" calcext:value-type="float">
            <text:p>234.7</text:p>
          </table:table-cell>
          <table:table-cell office:value-type="float" office:value="256.1" calcext:value-type="float">
            <text:p>2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4" calcext:value-type="float">
            <text:p>245.4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0.5" calcext:value-type="float">
            <text:p>220.5</text:p>
          </table:table-cell>
          <table:table-cell office:value-type="float" office:value="234.2" calcext:value-type="float">
            <text:p>234.2</text:p>
          </table:table-cell>
          <table:table-cell office:value-type="float" office:value="256.4" calcext:value-type="float">
            <text:p>2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3" calcext:value-type="float">
            <text:p>245.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234.4" calcext:value-type="float">
            <text:p>234.4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5" calcext:value-type="float">
            <text:p>245.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5.2" calcext:value-type="float">
            <text:p>235.2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9" calcext:value-type="float">
            <text:p>245.9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235.2" calcext:value-type="float">
            <text:p>235.2</text:p>
          </table:table-cell>
          <table:table-cell office:value-type="float" office:value="256.8" calcext:value-type="float">
            <text:p>2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234.8" calcext:value-type="float">
            <text:p>234.8</text:p>
          </table:table-cell>
          <table:table-cell office:value-type="float" office:value="257.1" calcext:value-type="float">
            <text:p>2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5.9" calcext:value-type="float">
            <text:p>245.9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234.9" calcext:value-type="float">
            <text:p>234.9</text:p>
          </table:table-cell>
          <table:table-cell office:value-type="float" office:value="257.2" calcext:value-type="float">
            <text:p>2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6.1" calcext:value-type="float">
            <text:p>236.1</text:p>
          </table:table-cell>
          <table:table-cell office:value-type="float" office:value="257.8" calcext:value-type="float">
            <text:p>2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.9" calcext:value-type="float">
            <text:p>246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235.8" calcext:value-type="float">
            <text:p>235.8</text:p>
          </table:table-cell>
          <table:table-cell office:value-type="float" office:value="257.4" calcext:value-type="float">
            <text:p>2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.6" calcext:value-type="float">
            <text:p>246.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235.2" calcext:value-type="float">
            <text:p>235.2</text:p>
          </table:table-cell>
          <table:table-cell office:value-type="float" office:value="257.7" calcext:value-type="float">
            <text:p>2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.5" calcext:value-type="float">
            <text:p>246.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235.4" calcext:value-type="float">
            <text:p>235.4</text:p>
          </table:table-cell>
          <table:table-cell office:value-type="float" office:value="257.8" calcext:value-type="float">
            <text:p>2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.6" calcext:value-type="float">
            <text:p>246.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57.8" calcext:value-type="float">
            <text:p>2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.9" calcext:value-type="float">
            <text:p>246.9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236.1" calcext:value-type="float">
            <text:p>236.1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3.5" calcext:value-type="float">
            <text:p>223.5</text:p>
          </table:table-cell>
          <table:table-cell office:value-type="float" office:value="235.6" calcext:value-type="float">
            <text:p>235.6</text:p>
          </table:table-cell>
          <table:table-cell office:value-type="float" office:value="258.3" calcext:value-type="float">
            <text:p>2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235.9" calcext:value-type="float">
            <text:p>235.9</text:p>
          </table:table-cell>
          <table:table-cell office:value-type="float" office:value="258.2" calcext:value-type="float">
            <text:p>2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.1" calcext:value-type="float">
            <text:p>247.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7.1" calcext:value-type="float">
            <text:p>237.1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237.1" calcext:value-type="float">
            <text:p>237.1</text:p>
          </table:table-cell>
          <table:table-cell office:value-type="float" office:value="258.9" calcext:value-type="float">
            <text:p>2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4.5" calcext:value-type="float">
            <text:p>224.5</text:p>
          </table:table-cell>
          <table:table-cell office:value-type="float" office:value="236.7" calcext:value-type="float">
            <text:p>236.7</text:p>
          </table:table-cell>
          <table:table-cell office:value-type="float" office:value="259.2" calcext:value-type="float">
            <text:p>2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236.8" calcext:value-type="float">
            <text:p>236.8</text:p>
          </table:table-cell>
          <table:table-cell office:value-type="float" office:value="259.3" calcext:value-type="float">
            <text:p>2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7.4" calcext:value-type="float">
            <text:p>237.4</text:p>
          </table:table-cell>
          <table:table-cell office:value-type="float" office:value="259.4" calcext:value-type="float">
            <text:p>2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4" calcext:value-type="float">
            <text:p>248.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237.5" calcext:value-type="float">
            <text:p>237.5</text:p>
          </table:table-cell>
          <table:table-cell office:value-type="float" office:value="259.4" calcext:value-type="float">
            <text:p>2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4" calcext:value-type="float">
            <text:p>248.4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5.5" calcext:value-type="float">
            <text:p>225.5</text:p>
          </table:table-cell>
          <table:table-cell office:value-type="float" office:value="237" calcext:value-type="float">
            <text:p>237</text:p>
          </table:table-cell>
          <table:table-cell office:value-type="float" office:value="259.6" calcext:value-type="float">
            <text:p>2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3" calcext:value-type="float">
            <text:p>248.3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237.4" calcext:value-type="float">
            <text:p>237.4</text:p>
          </table:table-cell>
          <table:table-cell office:value-type="float" office:value="259.6" calcext:value-type="float">
            <text:p>2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5" calcext:value-type="float">
            <text:p>248.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7.8" calcext:value-type="float">
            <text:p>237.8</text:p>
          </table:table-cell>
          <table:table-cell office:value-type="float" office:value="259.7" calcext:value-type="float">
            <text:p>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7" calcext:value-type="float">
            <text:p>248.7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237.8" calcext:value-type="float">
            <text:p>237.8</text:p>
          </table:table-cell>
          <table:table-cell office:value-type="float" office:value="259.9" calcext:value-type="float">
            <text:p>2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8" calcext:value-type="float">
            <text:p>248.8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6.5" calcext:value-type="float">
            <text:p>226.5</text:p>
          </table:table-cell>
          <table:table-cell office:value-type="float" office:value="237.3" calcext:value-type="float">
            <text:p>237.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7" calcext:value-type="float">
            <text:p>248.7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237.8" calcext:value-type="float">
            <text:p>237.8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9" calcext:value-type="float">
            <text:p>248.9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.1" calcext:value-type="float">
            <text:p>238.1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1" calcext:value-type="float">
            <text:p>249.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237.3" calcext:value-type="float">
            <text:p>237.3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5" calcext:value-type="float">
            <text:p>248.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237.7" calcext:value-type="float">
            <text:p>237.7</text:p>
          </table:table-cell>
          <table:table-cell office:value-type="float" office:value="260.3" calcext:value-type="float">
            <text:p>2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237.6" calcext:value-type="float">
            <text:p>237.6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.7" calcext:value-type="float">
            <text:p>248.7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7.8" calcext:value-type="float">
            <text:p>237.8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1" calcext:value-type="float">
            <text:p>249.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238.4" calcext:value-type="float">
            <text:p>238.4</text:p>
          </table:table-cell>
          <table:table-cell office:value-type="float" office:value="260.3" calcext:value-type="float">
            <text:p>2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4" calcext:value-type="float">
            <text:p>249.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8.5" calcext:value-type="float">
            <text:p>228.5</text:p>
          </table:table-cell>
          <table:table-cell office:value-type="float" office:value="237.8" calcext:value-type="float">
            <text:p>237.8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2" calcext:value-type="float">
            <text:p>249.2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3" calcext:value-type="float">
            <text:p>249.3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8.5" calcext:value-type="float">
            <text:p>238.5</text:p>
          </table:table-cell>
          <table:table-cell office:value-type="float" office:value="260.5" calcext:value-type="float">
            <text:p>2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4" calcext:value-type="float">
            <text:p>249.4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9.5" calcext:value-type="float">
            <text:p>229.5</text:p>
          </table:table-cell>
          <table:table-cell office:value-type="float" office:value="237.9" calcext:value-type="float">
            <text:p>237.9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3" calcext:value-type="float">
            <text:p>249.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238" calcext:value-type="float">
            <text:p>238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4" calcext:value-type="float">
            <text:p>249.4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0.5" calcext:value-type="float">
            <text:p>230.5</text:p>
          </table:table-cell>
          <table:table-cell office:value-type="float" office:value="238" calcext:value-type="float">
            <text:p>238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4" calcext:value-type="float">
            <text:p>249.4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7" calcext:value-type="float">
            <text:p>249.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1.5" calcext:value-type="float">
            <text:p>231.5</text:p>
          </table:table-cell>
          <table:table-cell office:value-type="float" office:value="238.1" calcext:value-type="float">
            <text:p>238.1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238.1" calcext:value-type="float">
            <text:p>238.1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238.2" calcext:value-type="float">
            <text:p>238.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3.5" calcext:value-type="float">
            <text:p>233.5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4.5" calcext:value-type="float">
            <text:p>234.5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239" calcext:value-type="float">
            <text:p>23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5.5" calcext:value-type="float">
            <text:p>235.5</text:p>
          </table:table-cell>
          <table:table-cell office:value-type="float" office:value="238.4" calcext:value-type="float">
            <text:p>238.4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9.1" calcext:value-type="float">
            <text:p>239.1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7" calcext:value-type="float">
            <text:p>249.7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239.1" calcext:value-type="float">
            <text:p>239.1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9" calcext:value-type="float">
            <text:p>249.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239" calcext:value-type="float">
            <text:p>239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9" calcext:value-type="float">
            <text:p>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7" calcext:value-type="float">
            <text:p>249.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9.5" calcext:value-type="float">
            <text:p>239.5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7" calcext:value-type="float">
            <text:p>249.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8.4" calcext:value-type="float">
            <text:p>238.4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5" calcext:value-type="float">
            <text:p>249.5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0.5" calcext:value-type="float">
            <text:p>240.5</text:p>
          </table:table-cell>
          <table:table-cell office:value-type="float" office:value="238.4" calcext:value-type="float">
            <text:p>238.4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6" calcext:value-type="float">
            <text:p>249.6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.8" calcext:value-type="float">
            <text:p>249.8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8" calcext:value-type="float">
            <text:p>249.8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8" calcext:value-type="float">
            <text:p>2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5" calcext:value-type="float">
            <text:p>249.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1.5" calcext:value-type="float">
            <text:p>241.5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7" calcext:value-type="float">
            <text:p>249.7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8" calcext:value-type="float">
            <text:p>249.8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7" calcext:value-type="float">
            <text:p>249.7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4" calcext:value-type="float">
            <text:p>249.4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5" calcext:value-type="float">
            <text:p>2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7" calcext:value-type="float">
            <text:p>249.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8" calcext:value-type="float">
            <text:p>249.8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8.4" calcext:value-type="float">
            <text:p>238.4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5" calcext:value-type="float">
            <text:p>249.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4" calcext:value-type="float">
            <text:p>249.4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3.5" calcext:value-type="float">
            <text:p>243.5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5" calcext:value-type="float">
            <text:p>2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7" calcext:value-type="float">
            <text:p>249.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238.9" calcext:value-type="float">
            <text:p>238.9</text:p>
          </table:table-cell>
          <table:table-cell office:value-type="float" office:value="260.5" calcext:value-type="float">
            <text:p>2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9.7" calcext:value-type="float">
            <text:p>249.7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7" calcext:value-type="float">
            <text:p>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5" calcext:value-type="float">
            <text:p>249.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4" calcext:value-type="float">
            <text:p>249.4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4.5" calcext:value-type="float">
            <text:p>244.5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6" calcext:value-type="float">
            <text:p>249.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238.8" calcext:value-type="float">
            <text:p>238.8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6" calcext:value-type="float">
            <text:p>249.6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8.3" calcext:value-type="float">
            <text:p>238.3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4" calcext:value-type="float">
            <text:p>249.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238.1" calcext:value-type="float">
            <text:p>238.1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2" calcext:value-type="float">
            <text:p>249.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5.5" calcext:value-type="float">
            <text:p>245.5</text:p>
          </table:table-cell>
          <table:table-cell office:value-type="float" office:value="238.7" calcext:value-type="float">
            <text:p>238.7</text:p>
          </table:table-cell>
          <table:table-cell office:value-type="float" office:value="260.3" calcext:value-type="float">
            <text:p>2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5" calcext:value-type="float">
            <text:p>249.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2" calcext:value-type="float">
            <text:p>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4" calcext:value-type="float">
            <text:p>249.4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260.3" calcext:value-type="float">
            <text:p>2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2" calcext:value-type="float">
            <text:p>249.2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237.9" calcext:value-type="float">
            <text:p>237.9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2" calcext:value-type="float">
            <text:p>249.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6.5" calcext:value-type="float">
            <text:p>246.5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2" calcext:value-type="float">
            <text:p>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4" calcext:value-type="float">
            <text:p>249.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49.3" calcext:value-type="float">
            <text:p>249.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7.9" calcext:value-type="float">
            <text:p>237.9</text:p>
          </table:table-cell>
          <table:table-cell office:value-type="float" office:value="260.2" calcext:value-type="float">
            <text:p>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1" calcext:value-type="float">
            <text:p>249.1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237.9" calcext:value-type="float">
            <text:p>237.9</text:p>
          </table:table-cell>
          <table:table-cell office:value-type="float" office:value="260.2" calcext:value-type="float">
            <text:p>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1" calcext:value-type="float">
            <text:p>249.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3" calcext:value-type="float">
            <text:p>249.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238.6" calcext:value-type="float">
            <text:p>238.6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3" calcext:value-type="float">
            <text:p>249.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7.9" calcext:value-type="float">
            <text:p>237.9</text:p>
          </table:table-cell>
          <table:table-cell office:value-type="float" office:value="260.2" calcext:value-type="float">
            <text:p>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237.8" calcext:value-type="float">
            <text:p>237.8</text:p>
          </table:table-cell>
          <table:table-cell office:value-type="float" office:value="260.1" calcext:value-type="float">
            <text:p>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9" calcext:value-type="float">
            <text:p>248.9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8.5" calcext:value-type="float">
            <text:p>248.5</text:p>
          </table:table-cell>
          <table:table-cell office:value-type="float" office:value="238.4" calcext:value-type="float">
            <text:p>238.4</text:p>
          </table:table-cell>
          <table:table-cell office:value-type="float" office:value="259.9" calcext:value-type="float">
            <text:p>2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2" calcext:value-type="float">
            <text:p>249.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238.5" calcext:value-type="float">
            <text:p>238.5</text:p>
          </table:table-cell>
          <table:table-cell office:value-type="float" office:value="259.9" calcext:value-type="float">
            <text:p>2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2" calcext:value-type="float">
            <text:p>249.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7.8" calcext:value-type="float">
            <text:p>237.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9" calcext:value-type="float">
            <text:p>248.9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237.7" calcext:value-type="float">
            <text:p>237.7</text:p>
          </table:table-cell>
          <table:table-cell office:value-type="float" office:value="259.9" calcext:value-type="float">
            <text:p>2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8" calcext:value-type="float">
            <text:p>248.8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238.4" calcext:value-type="float">
            <text:p>238.4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.1" calcext:value-type="float">
            <text:p>249.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38.3" calcext:value-type="float">
            <text:p>238.3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7.6" calcext:value-type="float">
            <text:p>237.6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7" calcext:value-type="float">
            <text:p>248.7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237.8" calcext:value-type="float">
            <text:p>237.8</text:p>
          </table:table-cell>
          <table:table-cell office:value-type="float" office:value="259.7" calcext:value-type="float">
            <text:p>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7" calcext:value-type="float">
            <text:p>248.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0.5" calcext:value-type="float">
            <text:p>250.5</text:p>
          </table:table-cell>
          <table:table-cell office:value-type="float" office:value="238.3" calcext:value-type="float">
            <text:p>238.3</text:p>
          </table:table-cell>
          <table:table-cell office:value-type="float" office:value="259.6" calcext:value-type="float">
            <text:p>2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9" calcext:value-type="float">
            <text:p>248.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238.2" calcext:value-type="float">
            <text:p>238.2</text:p>
          </table:table-cell>
          <table:table-cell office:value-type="float" office:value="259.6" calcext:value-type="float">
            <text:p>2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8.9" calcext:value-type="float">
            <text:p>248.9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7.6" calcext:value-type="float">
            <text:p>237.6</text:p>
          </table:table-cell>
          <table:table-cell office:value-type="float" office:value="259.7" calcext:value-type="float">
            <text:p>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8.7" calcext:value-type="float">
            <text:p>248.7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59.4" calcext:value-type="float">
            <text:p>2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8.6" calcext:value-type="float">
            <text:p>248.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1.5" calcext:value-type="float">
            <text:p>251.5</text:p>
          </table:table-cell>
          <table:table-cell office:value-type="float" office:value="238.1" calcext:value-type="float">
            <text:p>238.1</text:p>
          </table:table-cell>
          <table:table-cell office:value-type="float" office:value="259.4" calcext:value-type="float">
            <text:p>2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8.7" calcext:value-type="float">
            <text:p>248.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238.1" calcext:value-type="float">
            <text:p>238.1</text:p>
          </table:table-cell>
          <table:table-cell office:value-type="float" office:value="259.3" calcext:value-type="float">
            <text:p>2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48.7" calcext:value-type="float">
            <text:p>248.7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7.3" calcext:value-type="float">
            <text:p>237.3</text:p>
          </table:table-cell>
          <table:table-cell office:value-type="float" office:value="259.4" calcext:value-type="float">
            <text:p>2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8.4" calcext:value-type="float">
            <text:p>248.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237.7" calcext:value-type="float">
            <text:p>237.7</text:p>
          </table:table-cell>
          <table:table-cell office:value-type="float" office:value="259.1" calcext:value-type="float">
            <text:p>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8.4" calcext:value-type="float">
            <text:p>248.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238" calcext:value-type="float">
            <text:p>238</text:p>
          </table:table-cell>
          <table:table-cell office:value-type="float" office:value="259.1" calcext:value-type="float">
            <text:p>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8.5" calcext:value-type="float">
            <text:p>248.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237.9" calcext:value-type="float">
            <text:p>237.9</text:p>
          </table:table-cell>
          <table:table-cell office:value-type="float" office:value="259.1" calcext:value-type="float">
            <text:p>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8.5" calcext:value-type="float">
            <text:p>248.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7.3" calcext:value-type="float">
            <text:p>237.3</text:p>
          </table:table-cell>
          <table:table-cell office:value-type="float" office:value="259.1" calcext:value-type="float">
            <text:p>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8.2" calcext:value-type="float">
            <text:p>248.2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237.6" calcext:value-type="float">
            <text:p>237.6</text:p>
          </table:table-cell>
          <table:table-cell office:value-type="float" office:value="258.9" calcext:value-type="float">
            <text:p>2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8.2" calcext:value-type="float">
            <text:p>248.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3.5" calcext:value-type="float">
            <text:p>253.5</text:p>
          </table:table-cell>
          <table:table-cell office:value-type="float" office:value="237.8" calcext:value-type="float">
            <text:p>237.8</text:p>
          </table:table-cell>
          <table:table-cell office:value-type="float" office:value="258.9" calcext:value-type="float">
            <text:p>2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8.3" calcext:value-type="float">
            <text:p>248.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237.7" calcext:value-type="float">
            <text:p>237.7</text:p>
          </table:table-cell>
          <table:table-cell office:value-type="float" office:value="258.8" calcext:value-type="float">
            <text:p>2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8.2" calcext:value-type="float">
            <text:p>248.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7.1" calcext:value-type="float">
            <text:p>237.1</text:p>
          </table:table-cell>
          <table:table-cell office:value-type="float" office:value="258.8" calcext:value-type="float">
            <text:p>2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47.9" calcext:value-type="float">
            <text:p>247.9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237.6" calcext:value-type="float">
            <text:p>237.6</text:p>
          </table:table-cell>
          <table:table-cell office:value-type="float" office:value="258.6" calcext:value-type="float">
            <text:p>2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48.1" calcext:value-type="float">
            <text:p>248.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4.5" calcext:value-type="float">
            <text:p>254.5</text:p>
          </table:table-cell>
          <table:table-cell office:value-type="float" office:value="237.6" calcext:value-type="float">
            <text:p>237.6</text:p>
          </table:table-cell>
          <table:table-cell office:value-type="float" office:value="258.4" calcext:value-type="float">
            <text:p>25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237.4" calcext:value-type="float">
            <text:p>237.4</text:p>
          </table:table-cell>
          <table:table-cell office:value-type="float" office:value="258.4" calcext:value-type="float">
            <text:p>2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47.9" calcext:value-type="float">
            <text:p>247.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6.8" calcext:value-type="float">
            <text:p>236.8</text:p>
          </table:table-cell>
          <table:table-cell office:value-type="float" office:value="258.2" calcext:value-type="float">
            <text:p>2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7.5" calcext:value-type="float">
            <text:p>247.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7.7" calcext:value-type="float">
            <text:p>247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237.2" calcext:value-type="float">
            <text:p>237.2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7.6" calcext:value-type="float">
            <text:p>247.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237.1" calcext:value-type="float">
            <text:p>237.1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7.6" calcext:value-type="float">
            <text:p>247.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6.7" calcext:value-type="float">
            <text:p>236.7</text:p>
          </table:table-cell>
          <table:table-cell office:value-type="float" office:value="257.9" calcext:value-type="float">
            <text:p>2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.3" calcext:value-type="float">
            <text:p>247.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236.8" calcext:value-type="float">
            <text:p>236.8</text:p>
          </table:table-cell>
          <table:table-cell office:value-type="float" office:value="257.8" calcext:value-type="float">
            <text:p>2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.3" calcext:value-type="float">
            <text:p>247.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6.5" calcext:value-type="float">
            <text:p>256.5</text:p>
          </table:table-cell>
          <table:table-cell office:value-type="float" office:value="236.9" calcext:value-type="float">
            <text:p>236.9</text:p>
          </table:table-cell>
          <table:table-cell office:value-type="float" office:value="257.7" calcext:value-type="float">
            <text:p>2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.3" calcext:value-type="float">
            <text:p>247.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236.8" calcext:value-type="float">
            <text:p>236.8</text:p>
          </table:table-cell>
          <table:table-cell office:value-type="float" office:value="257.6" calcext:value-type="float">
            <text:p>2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.2" calcext:value-type="float">
            <text:p>247.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6.1" calcext:value-type="float">
            <text:p>236.1</text:p>
          </table:table-cell>
          <table:table-cell office:value-type="float" office:value="257.5" calcext:value-type="float">
            <text:p>2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6.8" calcext:value-type="float">
            <text:p>246.8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236.4" calcext:value-type="float">
            <text:p>236.4</text:p>
          </table:table-cell>
          <table:table-cell office:value-type="float" office:value="257.3" calcext:value-type="float">
            <text:p>2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6.9" calcext:value-type="float">
            <text:p>246.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236.4" calcext:value-type="float">
            <text:p>236.4</text:p>
          </table:table-cell>
          <table:table-cell office:value-type="float" office:value="257.2" calcext:value-type="float">
            <text:p>2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6.8" calcext:value-type="float">
            <text:p>246.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236.3" calcext:value-type="float">
            <text:p>236.3</text:p>
          </table:table-cell>
          <table:table-cell office:value-type="float" office:value="257.1" calcext:value-type="float">
            <text:p>2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46.7" calcext:value-type="float">
            <text:p>246.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5.9" calcext:value-type="float">
            <text:p>235.9</text:p>
          </table:table-cell>
          <table:table-cell office:value-type="float" office:value="257.2" calcext:value-type="float">
            <text:p>2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6.6" calcext:value-type="float">
            <text:p>246.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236.1" calcext:value-type="float">
            <text:p>236.1</text:p>
          </table:table-cell>
          <table:table-cell office:value-type="float" office:value="256.9" calcext:value-type="float">
            <text:p>2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6.5" calcext:value-type="float">
            <text:p>246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8.5" calcext:value-type="float">
            <text:p>258.5</text:p>
          </table:table-cell>
          <table:table-cell office:value-type="float" office:value="236.1" calcext:value-type="float">
            <text:p>236.1</text:p>
          </table:table-cell>
          <table:table-cell office:value-type="float" office:value="256.8" calcext:value-type="float">
            <text:p>2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6.4" calcext:value-type="float">
            <text:p>246.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235.9" calcext:value-type="float">
            <text:p>235.9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6.2" calcext:value-type="float">
            <text:p>246.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5.2" calcext:value-type="float">
            <text:p>235.2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45.9" calcext:value-type="float">
            <text:p>245.9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235.6" calcext:value-type="float">
            <text:p>235.6</text:p>
          </table:table-cell>
          <table:table-cell office:value-type="float" office:value="256.4" calcext:value-type="float">
            <text:p>2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float" office:value="235.5" calcext:value-type="float">
            <text:p>235.5</text:p>
          </table:table-cell>
          <table:table-cell office:value-type="float" office:value="256.2" calcext:value-type="float">
            <text:p>25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45.8" calcext:value-type="float">
            <text:p>245.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235.4" calcext:value-type="float">
            <text:p>235.4</text:p>
          </table:table-cell>
          <table:table-cell office:value-type="float" office:value="256.1" calcext:value-type="float">
            <text:p>2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45.8" calcext:value-type="float">
            <text:p>245.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5.1" calcext:value-type="float">
            <text:p>235.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5.5" calcext:value-type="float">
            <text:p>245.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235.1" calcext:value-type="float">
            <text:p>235.1</text:p>
          </table:table-cell>
          <table:table-cell office:value-type="float" office:value="255.8" calcext:value-type="float">
            <text:p>2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5.4" calcext:value-type="float">
            <text:p>245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0.5" calcext:value-type="float">
            <text:p>260.5</text:p>
          </table:table-cell>
          <table:table-cell office:value-type="float" office:value="235" calcext:value-type="float">
            <text:p>235</text:p>
          </table:table-cell>
          <table:table-cell office:value-type="float" office:value="255.7" calcext:value-type="float">
            <text:p>2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5.3" calcext:value-type="float">
            <text:p>245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234.9" calcext:value-type="float">
            <text:p>234.9</text:p>
          </table:table-cell>
          <table:table-cell office:value-type="float" office:value="255.6" calcext:value-type="float">
            <text:p>2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5.2" calcext:value-type="float">
            <text:p>245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4.5" calcext:value-type="float">
            <text:p>234.5</text:p>
          </table:table-cell>
          <table:table-cell office:value-type="float" office:value="255.3" calcext:value-type="float">
            <text:p>25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4.9" calcext:value-type="float">
            <text:p>244.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234.5" calcext:value-type="float">
            <text:p>234.5</text:p>
          </table:table-cell>
          <table:table-cell office:value-type="float" office:value="255.1" calcext:value-type="float">
            <text:p>2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4.8" calcext:value-type="float">
            <text:p>244.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234.4" calcext:value-type="float">
            <text:p>234.4</text:p>
          </table:table-cell>
          <table:table-cell office:value-type="float" office:value="255.1" calcext:value-type="float">
            <text:p>2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4.7" calcext:value-type="float">
            <text:p>244.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234.2" calcext:value-type="float">
            <text:p>234.2</text:p>
          </table:table-cell>
          <table:table-cell office:value-type="float" office:value="254.8" calcext:value-type="float">
            <text:p>2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4.5" calcext:value-type="float">
            <text:p>244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8" calcext:value-type="float">
            <text:p>233.8</text:p>
          </table:table-cell>
          <table:table-cell office:value-type="float" office:value="254.7" calcext:value-type="float">
            <text:p>25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44.2" calcext:value-type="float">
            <text:p>244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233.9" calcext:value-type="float">
            <text:p>233.9</text:p>
          </table:table-cell>
          <table:table-cell office:value-type="float" office:value="254.5" calcext:value-type="float">
            <text:p>2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44.2" calcext:value-type="float">
            <text:p>244.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2.5" calcext:value-type="float">
            <text:p>262.5</text:p>
          </table:table-cell>
          <table:table-cell office:value-type="float" office:value="233.8" calcext:value-type="float">
            <text:p>233.8</text:p>
          </table:table-cell>
          <table:table-cell office:value-type="float" office:value="254.4" calcext:value-type="float">
            <text:p>2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44.1" calcext:value-type="float">
            <text:p>244.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233.5" calcext:value-type="float">
            <text:p>233.5</text:p>
          </table:table-cell>
          <table:table-cell office:value-type="float" office:value="254.1" calcext:value-type="float">
            <text:p>25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43.8" calcext:value-type="float">
            <text:p>243.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43.5" calcext:value-type="float">
            <text:p>243.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233.4" calcext:value-type="float">
            <text:p>233.4</text:p>
          </table:table-cell>
          <table:table-cell office:value-type="float" office:value="253.8" calcext:value-type="float">
            <text:p>25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43.6" calcext:value-type="float">
            <text:p>243.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3.5" calcext:value-type="float">
            <text:p>263.5</text:p>
          </table:table-cell>
          <table:table-cell office:value-type="float" office:value="233.2" calcext:value-type="float">
            <text:p>233.2</text:p>
          </table:table-cell>
          <table:table-cell office:value-type="float" office:value="253.6" calcext:value-type="float">
            <text:p>25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43.4" calcext:value-type="float">
            <text:p>243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232.9" calcext:value-type="float">
            <text:p>232.9</text:p>
          </table:table-cell>
          <table:table-cell office:value-type="float" office:value="253.4" calcext:value-type="float">
            <text:p>25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2.9" calcext:value-type="float">
            <text:p>232.9</text:p>
          </table:table-cell>
          <table:table-cell office:value-type="float" office:value="253.4" calcext:value-type="float">
            <text:p>25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233" calcext:value-type="float">
            <text:p>233</text:p>
          </table:table-cell>
          <table:table-cell office:value-type="float" office:value="253.3" calcext:value-type="float">
            <text:p>2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4.5" calcext:value-type="float">
            <text:p>264.5</text:p>
          </table:table-cell>
          <table:table-cell office:value-type="float" office:value="232.8" calcext:value-type="float">
            <text:p>232.8</text:p>
          </table:table-cell>
          <table:table-cell office:value-type="float" office:value="253.1" calcext:value-type="float">
            <text:p>2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232.7" calcext:value-type="float">
            <text:p>232.7</text:p>
          </table:table-cell>
          <table:table-cell office:value-type="float" office:value="253.1" calcext:value-type="float">
            <text:p>2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42.9" calcext:value-type="float">
            <text:p>242.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2.8" calcext:value-type="float">
            <text:p>232.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2.9" calcext:value-type="float">
            <text:p>242.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232.8" calcext:value-type="float">
            <text:p>232.8</text:p>
          </table:table-cell>
          <table:table-cell office:value-type="float" office:value="252.9" calcext:value-type="float">
            <text:p>2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2.8" calcext:value-type="float">
            <text:p>242.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5.5" calcext:value-type="float">
            <text:p>265.5</text:p>
          </table:table-cell>
          <table:table-cell office:value-type="float" office:value="232.6" calcext:value-type="float">
            <text:p>232.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2.8" calcext:value-type="float">
            <text:p>242.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232.6" calcext:value-type="float">
            <text:p>232.6</text:p>
          </table:table-cell>
          <table:table-cell office:value-type="float" office:value="253.2" calcext:value-type="float">
            <text:p>25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2.9" calcext:value-type="float">
            <text:p>242.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2.9" calcext:value-type="float">
            <text:p>232.9</text:p>
          </table:table-cell>
          <table:table-cell office:value-type="float" office:value="253.4" calcext:value-type="float">
            <text:p>25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232.8" calcext:value-type="float">
            <text:p>232.8</text:p>
          </table:table-cell>
          <table:table-cell office:value-type="float" office:value="253.8" calcext:value-type="float">
            <text:p>25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3.3" calcext:value-type="float">
            <text:p>243.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6.5" calcext:value-type="float">
            <text:p>266.5</text:p>
          </table:table-cell>
          <table:table-cell office:value-type="float" office:value="233.4" calcext:value-type="float">
            <text:p>233.4</text:p>
          </table:table-cell>
          <table:table-cell office:value-type="float" office:value="254.2" calcext:value-type="float">
            <text:p>2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3.8" calcext:value-type="float">
            <text:p>243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234.4" calcext:value-type="float">
            <text:p>234.4</text:p>
          </table:table-cell>
          <table:table-cell office:value-type="float" office:value="255.2" calcext:value-type="float">
            <text:p>2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44.8" calcext:value-type="float">
            <text:p>244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5.2" calcext:value-type="float">
            <text:p>235.2</text:p>
          </table:table-cell>
          <table:table-cell office:value-type="float" office:value="256.1" calcext:value-type="float">
            <text:p>2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5.7" calcext:value-type="float">
            <text:p>245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236.7" calcext:value-type="float">
            <text:p>236.7</text:p>
          </table:table-cell>
          <table:table-cell office:value-type="float" office:value="257.2" calcext:value-type="float">
            <text:p>2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6.9" calcext:value-type="float">
            <text:p>246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238.1" calcext:value-type="float">
            <text:p>238.1</text:p>
          </table:table-cell>
          <table:table-cell office:value-type="float" office:value="259.1" calcext:value-type="float">
            <text:p>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8.6" calcext:value-type="float">
            <text:p>248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238.2" calcext:value-type="float">
            <text:p>238.2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7.3" calcext:value-type="float">
            <text:p>237.3</text:p>
          </table:table-cell>
          <table:table-cell office:value-type="float" office:value="261.2" calcext:value-type="float">
            <text:p>2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235.5" calcext:value-type="float">
            <text:p>235.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8.8" calcext:value-type="float">
            <text:p>248.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8.5" calcext:value-type="float">
            <text:p>268.5</text:p>
          </table:table-cell>
          <table:table-cell office:value-type="float" office:value="233.4" calcext:value-type="float">
            <text:p>233.4</text:p>
          </table:table-cell>
          <table:table-cell office:value-type="float" office:value="262.1" calcext:value-type="float">
            <text:p>2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7.8" calcext:value-type="float">
            <text:p>247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231" calcext:value-type="float">
            <text:p>231</text:p>
          </table:table-cell>
          <table:table-cell office:value-type="float" office:value="262.7" calcext:value-type="float">
            <text:p>2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6.8" calcext:value-type="float">
            <text:p>246.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9" calcext:value-type="float">
            <text:p>229</text:p>
          </table:table-cell>
          <table:table-cell office:value-type="float" office:value="263.4" calcext:value-type="float">
            <text:p>2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6.2" calcext:value-type="float">
            <text:p>246.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227.2" calcext:value-type="float">
            <text:p>227.2</text:p>
          </table:table-cell>
          <table:table-cell office:value-type="float" office:value="263.6" calcext:value-type="float">
            <text:p>2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5.4" calcext:value-type="float">
            <text:p>245.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9.5" calcext:value-type="float">
            <text:p>269.5</text:p>
          </table:table-cell>
          <table:table-cell office:value-type="float" office:value="225.5" calcext:value-type="float">
            <text:p>225.5</text:p>
          </table:table-cell>
          <table:table-cell office:value-type="float" office:value="263.6" calcext:value-type="float">
            <text:p>2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4.6" calcext:value-type="float">
            <text:p>244.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223.2" calcext:value-type="float">
            <text:p>223.2</text:p>
          </table:table-cell>
          <table:table-cell office:value-type="float" office:value="264.1" calcext:value-type="float">
            <text:p>2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43.7" calcext:value-type="float">
            <text:p>243.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1.2" calcext:value-type="float">
            <text:p>221.2</text:p>
          </table:table-cell>
          <table:table-cell office:value-type="float" office:value="264.2" calcext:value-type="float">
            <text:p>2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2.7" calcext:value-type="float">
            <text:p>242.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219.6" calcext:value-type="float">
            <text:p>219.6</text:p>
          </table:table-cell>
          <table:table-cell office:value-type="float" office:value="264.9" calcext:value-type="float">
            <text:p>2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2.3" calcext:value-type="float">
            <text:p>242.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0.5" calcext:value-type="float">
            <text:p>270.5</text:p>
          </table:table-cell>
          <table:table-cell office:value-type="float" office:value="218" calcext:value-type="float">
            <text:p>218</text:p>
          </table:table-cell>
          <table:table-cell office:value-type="float" office:value="265.6" calcext:value-type="float">
            <text:p>2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1.8" calcext:value-type="float">
            <text:p>241.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216.6" calcext:value-type="float">
            <text:p>216.6</text:p>
          </table:table-cell>
          <table:table-cell office:value-type="float" office:value="265.7" calcext:value-type="float">
            <text:p>2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15.3" calcext:value-type="float">
            <text:p>215.3</text:p>
          </table:table-cell>
          <table:table-cell office:value-type="float" office:value="265.6" calcext:value-type="float">
            <text:p>2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40.5" calcext:value-type="float">
            <text:p>240.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214.3" calcext:value-type="float">
            <text:p>214.3</text:p>
          </table:table-cell>
          <table:table-cell office:value-type="float" office:value="265.8" calcext:value-type="float">
            <text:p>2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212.6" calcext:value-type="float">
            <text:p>212.6</text:p>
          </table:table-cell>
          <table:table-cell office:value-type="float" office:value="265.8" calcext:value-type="float">
            <text:p>2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39.2" calcext:value-type="float">
            <text:p>239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211.5" calcext:value-type="float">
            <text:p>211.5</text:p>
          </table:table-cell>
          <table:table-cell office:value-type="float" office:value="266.4" calcext:value-type="float">
            <text:p>2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38.9" calcext:value-type="float">
            <text:p>238.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0.6" calcext:value-type="float">
            <text:p>210.6</text:p>
          </table:table-cell>
          <table:table-cell office:value-type="float" office:value="267.2" calcext:value-type="float">
            <text:p>26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38.9" calcext:value-type="float">
            <text:p>238.9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209.6" calcext:value-type="float">
            <text:p>209.6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38.3" calcext:value-type="float">
            <text:p>238.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208.8" calcext:value-type="float">
            <text:p>208.8</text:p>
          </table:table-cell>
          <table:table-cell office:value-type="float" office:value="266.6" calcext:value-type="float">
            <text:p>2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37.7" calcext:value-type="float">
            <text:p>237.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208.2" calcext:value-type="float">
            <text:p>208.2</text:p>
          </table:table-cell>
          <table:table-cell office:value-type="float" office:value="266.2" calcext:value-type="float">
            <text:p>26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37.2" calcext:value-type="float">
            <text:p>237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7.8" calcext:value-type="float">
            <text:p>207.8</text:p>
          </table:table-cell>
          <table:table-cell office:value-type="float" office:value="266.2" calcext:value-type="float">
            <text:p>26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206.4" calcext:value-type="float">
            <text:p>206.4</text:p>
          </table:table-cell>
          <table:table-cell office:value-type="float" office:value="266.4" calcext:value-type="float">
            <text:p>2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6.4" calcext:value-type="float">
            <text:p>236.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205.4" calcext:value-type="float">
            <text:p>205.4</text:p>
          </table:table-cell>
          <table:table-cell office:value-type="float" office:value="266.9" calcext:value-type="float">
            <text:p>2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6.2" calcext:value-type="float">
            <text:p>236.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204.9" calcext:value-type="float">
            <text:p>204.9</text:p>
          </table:table-cell>
          <table:table-cell office:value-type="float" office:value="265.9" calcext:value-type="float">
            <text:p>2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35.4" calcext:value-type="float">
            <text:p>235.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4.1" calcext:value-type="float">
            <text:p>204.1</text:p>
          </table:table-cell>
          <table:table-cell office:value-type="float" office:value="265.6" calcext:value-type="float">
            <text:p>2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34.8" calcext:value-type="float">
            <text:p>234.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202.8" calcext:value-type="float">
            <text:p>202.8</text:p>
          </table:table-cell>
          <table:table-cell office:value-type="float" office:value="264.9" calcext:value-type="float">
            <text:p>2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33.8" calcext:value-type="float">
            <text:p>233.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4.5" calcext:value-type="float">
            <text:p>274.5</text:p>
          </table:table-cell>
          <table:table-cell office:value-type="float" office:value="202.3" calcext:value-type="float">
            <text:p>202.3</text:p>
          </table:table-cell>
          <table:table-cell office:value-type="float" office:value="265.5" calcext:value-type="float">
            <text:p>2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33.9" calcext:value-type="float">
            <text:p>233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201.2" calcext:value-type="float">
            <text:p>201.2</text:p>
          </table:table-cell>
          <table:table-cell office:value-type="float" office:value="265.7" calcext:value-type="float">
            <text:p>2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33.5" calcext:value-type="float">
            <text:p>233.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9.9" calcext:value-type="float">
            <text:p>199.9</text:p>
          </table:table-cell>
          <table:table-cell office:value-type="float" office:value="264.9" calcext:value-type="float">
            <text:p>2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2.4" calcext:value-type="float">
            <text:p>232.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99.1" calcext:value-type="float">
            <text:p>199.1</text:p>
          </table:table-cell>
          <table:table-cell office:value-type="float" office:value="264.2" calcext:value-type="float">
            <text:p>2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1.7" calcext:value-type="float">
            <text:p>231.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5.5" calcext:value-type="float">
            <text:p>275.5</text:p>
          </table:table-cell>
          <table:table-cell office:value-type="float" office:value="197.9" calcext:value-type="float">
            <text:p>197.9</text:p>
          </table:table-cell>
          <table:table-cell office:value-type="float" office:value="263.4" calcext:value-type="float">
            <text:p>2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0.7" calcext:value-type="float">
            <text:p>230.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96.2" calcext:value-type="float">
            <text:p>196.2</text:p>
          </table:table-cell>
          <table:table-cell office:value-type="float" office:value="262.7" calcext:value-type="float">
            <text:p>2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9.5" calcext:value-type="float">
            <text:p>229.5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5.6" calcext:value-type="float">
            <text:p>195.6</text:p>
          </table:table-cell>
          <table:table-cell office:value-type="float" office:value="262.4" calcext:value-type="float">
            <text:p>2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94.5" calcext:value-type="float">
            <text:p>194.5</text:p>
          </table:table-cell>
          <table:table-cell office:value-type="float" office:value="261.2" calcext:value-type="float">
            <text:p>2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7.9" calcext:value-type="float">
            <text:p>227.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6.5" calcext:value-type="float">
            <text:p>276.5</text:p>
          </table:table-cell>
          <table:table-cell office:value-type="float" office:value="193.1" calcext:value-type="float">
            <text:p>193.1</text:p>
          </table:table-cell>
          <table:table-cell office:value-type="float" office:value="260.4" calcext:value-type="float">
            <text:p>2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6.8" calcext:value-type="float">
            <text:p>226.8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92.3" calcext:value-type="float">
            <text:p>192.3</text:p>
          </table:table-cell>
          <table:table-cell office:value-type="float" office:value="259.8" calcext:value-type="float">
            <text:p>2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1.8" calcext:value-type="float">
            <text:p>191.8</text:p>
          </table:table-cell>
          <table:table-cell office:value-type="float" office:value="258.7" calcext:value-type="float">
            <text:p>2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5.2" calcext:value-type="float">
            <text:p>225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91" calcext:value-type="float">
            <text:p>191</text:p>
          </table:table-cell>
          <table:table-cell office:value-type="float" office:value="258.2" calcext:value-type="float">
            <text:p>2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4.6" calcext:value-type="float">
            <text:p>224.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190.2" calcext:value-type="float">
            <text:p>190.2</text:p>
          </table:table-cell>
          <table:table-cell office:value-type="float" office:value="257.7" calcext:value-type="float">
            <text:p>2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89.8" calcext:value-type="float">
            <text:p>189.8</text:p>
          </table:table-cell>
          <table:table-cell office:value-type="float" office:value="257.7" calcext:value-type="float">
            <text:p>2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23.7" calcext:value-type="float">
            <text:p>223.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9.4" calcext:value-type="float">
            <text:p>189.4</text:p>
          </table:table-cell>
          <table:table-cell office:value-type="float" office:value="257.4" calcext:value-type="float">
            <text:p>2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3.4" calcext:value-type="float">
            <text:p>223.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89.2" calcext:value-type="float">
            <text:p>189.2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2.9" calcext:value-type="float">
            <text:p>222.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8.5" calcext:value-type="float">
            <text:p>278.5</text:p>
          </table:table-cell>
          <table:table-cell office:value-type="float" office:value="188.6" calcext:value-type="float">
            <text:p>188.6</text:p>
          </table:table-cell>
          <table:table-cell office:value-type="float" office:value="255.8" calcext:value-type="float">
            <text:p>2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2.2" calcext:value-type="float">
            <text:p>222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87.8" calcext:value-type="float">
            <text:p>187.8</text:p>
          </table:table-cell>
          <table:table-cell office:value-type="float" office:value="255.4" calcext:value-type="float">
            <text:p>2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1.6" calcext:value-type="float">
            <text:p>221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87.4" calcext:value-type="float">
            <text:p>187.4</text:p>
          </table:table-cell>
          <table:table-cell office:value-type="float" office:value="255.2" calcext:value-type="float">
            <text:p>2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21.3" calcext:value-type="float">
            <text:p>221.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87" calcext:value-type="float">
            <text:p>18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20.5" calcext:value-type="float">
            <text:p>220.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9.5" calcext:value-type="float">
            <text:p>279.5</text:p>
          </table:table-cell>
          <table:table-cell office:value-type="float" office:value="186.6" calcext:value-type="float">
            <text:p>186.6</text:p>
          </table:table-cell>
          <table:table-cell office:value-type="float" office:value="253.1" calcext:value-type="float">
            <text:p>2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19.9" calcext:value-type="float">
            <text:p>219.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86.2" calcext:value-type="float">
            <text:p>186.2</text:p>
          </table:table-cell>
          <table:table-cell office:value-type="float" office:value="252.9" calcext:value-type="float">
            <text:p>2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19.6" calcext:value-type="float">
            <text:p>21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5.9" calcext:value-type="float">
            <text:p>185.9</text:p>
          </table:table-cell>
          <table:table-cell office:value-type="float" office:value="252.7" calcext:value-type="float">
            <text:p>25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9.3" calcext:value-type="float">
            <text:p>219.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85.6" calcext:value-type="float">
            <text:p>185.6</text:p>
          </table:table-cell>
          <table:table-cell office:value-type="float" office:value="252.3" calcext:value-type="float">
            <text:p>25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0.5" calcext:value-type="float">
            <text:p>280.5</text:p>
          </table:table-cell>
          <table:table-cell office:value-type="float" office:value="185.3" calcext:value-type="float">
            <text:p>185.3</text:p>
          </table:table-cell>
          <table:table-cell office:value-type="float" office:value="252.5" calcext:value-type="float">
            <text:p>25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8.9" calcext:value-type="float">
            <text:p>218.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84.9" calcext:value-type="float">
            <text:p>184.9</text:p>
          </table:table-cell>
          <table:table-cell office:value-type="float" office:value="252.8" calcext:value-type="float">
            <text:p>2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18.8" calcext:value-type="float">
            <text:p>218.8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4.4" calcext:value-type="float">
            <text:p>184.4</text:p>
          </table:table-cell>
          <table:table-cell office:value-type="float" office:value="252.2" calcext:value-type="float">
            <text:p>25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8.3" calcext:value-type="float">
            <text:p>218.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83.9" calcext:value-type="float">
            <text:p>183.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7.5" calcext:value-type="float">
            <text:p>217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1.5" calcext:value-type="float">
            <text:p>281.5</text:p>
          </table:table-cell>
          <table:table-cell office:value-type="float" office:value="183.4" calcext:value-type="float">
            <text:p>183.4</text:p>
          </table:table-cell>
          <table:table-cell office:value-type="float" office:value="250.8" calcext:value-type="float">
            <text:p>2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7.1" calcext:value-type="float">
            <text:p>217.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82.9" calcext:value-type="float">
            <text:p>182.9</text:p>
          </table:table-cell>
          <table:table-cell office:value-type="float" office:value="249.8" calcext:value-type="float">
            <text:p>24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16.3" calcext:value-type="float">
            <text:p>216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2.3" calcext:value-type="float">
            <text:p>182.3</text:p>
          </table:table-cell>
          <table:table-cell office:value-type="float" office:value="248.9" calcext:value-type="float">
            <text:p>2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5.6" calcext:value-type="float">
            <text:p>215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81.9" calcext:value-type="float">
            <text:p>181.9</text:p>
          </table:table-cell>
          <table:table-cell office:value-type="float" office:value="248.9" calcext:value-type="float">
            <text:p>2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5.4" calcext:value-type="float">
            <text:p>215.4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180.6" calcext:value-type="float">
            <text:p>180.6</text:p>
          </table:table-cell>
          <table:table-cell office:value-type="float" office:value="247.7" calcext:value-type="float">
            <text:p>24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4.2" calcext:value-type="float">
            <text:p>214.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80.7" calcext:value-type="float">
            <text:p>180.7</text:p>
          </table:table-cell>
          <table:table-cell office:value-type="float" office:value="247.2" calcext:value-type="float">
            <text:p>2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13.9" calcext:value-type="float">
            <text:p>213.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0.1" calcext:value-type="float">
            <text:p>180.1</text:p>
          </table:table-cell>
          <table:table-cell office:value-type="float" office:value="246.9" calcext:value-type="float">
            <text:p>24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3.5" calcext:value-type="float">
            <text:p>213.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79.4" calcext:value-type="float">
            <text:p>179.4</text:p>
          </table:table-cell>
          <table:table-cell office:value-type="float" office:value="246.4" calcext:value-type="float">
            <text:p>2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2.9" calcext:value-type="float">
            <text:p>212.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178.8" calcext:value-type="float">
            <text:p>178.8</text:p>
          </table:table-cell>
          <table:table-cell office:value-type="float" office:value="245.8" calcext:value-type="float">
            <text:p>2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2.3" calcext:value-type="float">
            <text:p>212.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77.9" calcext:value-type="float">
            <text:p>177.9</text:p>
          </table:table-cell>
          <table:table-cell office:value-type="float" office:value="245.2" calcext:value-type="float">
            <text:p>2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1.6" calcext:value-type="float">
            <text:p>211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7.5" calcext:value-type="float">
            <text:p>177.5</text:p>
          </table:table-cell>
          <table:table-cell office:value-type="float" office:value="244.8" calcext:value-type="float">
            <text:p>24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11.1" calcext:value-type="float">
            <text:p>211.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76.9" calcext:value-type="float">
            <text:p>176.9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10.4" calcext:value-type="float">
            <text:p>210.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4.5" calcext:value-type="float">
            <text:p>284.5</text:p>
          </table:table-cell>
          <table:table-cell office:value-type="float" office:value="176.2" calcext:value-type="float">
            <text:p>176.2</text:p>
          </table:table-cell>
          <table:table-cell office:value-type="float" office:value="243.6" calcext:value-type="float">
            <text:p>2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09.9" calcext:value-type="float">
            <text:p>209.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75.8" calcext:value-type="float">
            <text:p>175.8</text:p>
          </table:table-cell>
          <table:table-cell office:value-type="float" office:value="242.8" calcext:value-type="float">
            <text:p>2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5.2" calcext:value-type="float">
            <text:p>175.2</text:p>
          </table:table-cell>
          <table:table-cell office:value-type="float" office:value="242.1" calcext:value-type="float">
            <text:p>2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8.6" calcext:value-type="float">
            <text:p>208.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74.7" calcext:value-type="float">
            <text:p>174.7</text:p>
          </table:table-cell>
          <table:table-cell office:value-type="float" office:value="241.6" calcext:value-type="float">
            <text:p>2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8.2" calcext:value-type="float">
            <text:p>208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5.5" calcext:value-type="float">
            <text:p>285.5</text:p>
          </table:table-cell>
          <table:table-cell office:value-type="float" office:value="173.8" calcext:value-type="float">
            <text:p>173.8</text:p>
          </table:table-cell>
          <table:table-cell office:value-type="float" office:value="240.8" calcext:value-type="float">
            <text:p>2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7.3" calcext:value-type="float">
            <text:p>207.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73.6" calcext:value-type="float">
            <text:p>173.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6.8" calcext:value-type="float">
            <text:p>206.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2.9" calcext:value-type="float">
            <text:p>172.9</text:p>
          </table:table-cell>
          <table:table-cell office:value-type="float" office:value="239.4" calcext:value-type="float">
            <text:p>2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06.1" calcext:value-type="float">
            <text:p>206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72.2" calcext:value-type="float">
            <text:p>172.2</text:p>
          </table:table-cell>
          <table:table-cell office:value-type="float" office:value="238.9" calcext:value-type="float">
            <text:p>23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05.5" calcext:value-type="float">
            <text:p>205.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6.5" calcext:value-type="float">
            <text:p>286.5</text:p>
          </table:table-cell>
          <table:table-cell office:value-type="float" office:value="171.7" calcext:value-type="float">
            <text:p>171.7</text:p>
          </table:table-cell>
          <table:table-cell office:value-type="float" office:value="238.2" calcext:value-type="float">
            <text:p>23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71.3" calcext:value-type="float">
            <text:p>171.3</text:p>
          </table:table-cell>
          <table:table-cell office:value-type="float" office:value="237.5" calcext:value-type="float">
            <text:p>2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04.4" calcext:value-type="float">
            <text:p>204.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0.8" calcext:value-type="float">
            <text:p>170.8</text:p>
          </table:table-cell>
          <table:table-cell office:value-type="float" office:value="237.4" calcext:value-type="float">
            <text:p>23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4.1" calcext:value-type="float">
            <text:p>204.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70.5" calcext:value-type="float">
            <text:p>170.5</text:p>
          </table:table-cell>
          <table:table-cell office:value-type="float" office:value="237.3" calcext:value-type="float">
            <text:p>23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3.9" calcext:value-type="float">
            <text:p>203.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7.5" calcext:value-type="float">
            <text:p>287.5</text:p>
          </table:table-cell>
          <table:table-cell office:value-type="float" office:value="169.9" calcext:value-type="float">
            <text:p>169.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3.5" calcext:value-type="float">
            <text:p>203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69.6" calcext:value-type="float">
            <text:p>169.6</text:p>
          </table:table-cell>
          <table:table-cell office:value-type="float" office:value="236.8" calcext:value-type="float">
            <text:p>2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3.2" calcext:value-type="float">
            <text:p>203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.9" calcext:value-type="float">
            <text:p>168.9</text:p>
          </table:table-cell>
          <table:table-cell office:value-type="float" office:value="235.8" calcext:value-type="float">
            <text:p>2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2.3" calcext:value-type="float">
            <text:p>202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68.5" calcext:value-type="float">
            <text:p>168.5</text:p>
          </table:table-cell>
          <table:table-cell office:value-type="float" office:value="235.1" calcext:value-type="float">
            <text:p>23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1.8" calcext:value-type="float">
            <text:p>201.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8.5" calcext:value-type="float">
            <text:p>288.5</text:p>
          </table:table-cell>
          <table:table-cell office:value-type="float" office:value="167.8" calcext:value-type="float">
            <text:p>167.8</text:p>
          </table:table-cell>
          <table:table-cell office:value-type="float" office:value="234.7" calcext:value-type="float">
            <text:p>23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1.2" calcext:value-type="float">
            <text:p>201.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67.1" calcext:value-type="float">
            <text:p>167.1</text:p>
          </table:table-cell>
          <table:table-cell office:value-type="float" office:value="233.6" calcext:value-type="float">
            <text:p>23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00.3" calcext:value-type="float">
            <text:p>200.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6.4" calcext:value-type="float">
            <text:p>166.4</text:p>
          </table:table-cell>
          <table:table-cell office:value-type="float" office:value="232.6" calcext:value-type="float">
            <text:p>23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9.5" calcext:value-type="float">
            <text:p>199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65.6" calcext:value-type="float">
            <text:p>165.6</text:p>
          </table:table-cell>
          <table:table-cell office:value-type="float" office:value="231.7" calcext:value-type="float">
            <text:p>23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8.7" calcext:value-type="float">
            <text:p>198.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9.5" calcext:value-type="float">
            <text:p>289.5</text:p>
          </table:table-cell>
          <table:table-cell office:value-type="float" office:value="164.8" calcext:value-type="float">
            <text:p>164.8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7.9" calcext:value-type="float">
            <text:p>197.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64.7" calcext:value-type="float">
            <text:p>164.7</text:p>
          </table:table-cell>
          <table:table-cell office:value-type="float" office:value="230.6" calcext:value-type="float">
            <text:p>2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97.7" calcext:value-type="float">
            <text:p>197.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4.4" calcext:value-type="float">
            <text:p>164.4</text:p>
          </table:table-cell>
          <table:table-cell office:value-type="float" office:value="230.4" calcext:value-type="float">
            <text:p>23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7.4" calcext:value-type="float">
            <text:p>197.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63.8" calcext:value-type="float">
            <text:p>163.8</text:p>
          </table:table-cell>
          <table:table-cell office:value-type="float" office:value="230.3" calcext:value-type="float">
            <text:p>2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0.5" calcext:value-type="float">
            <text:p>290.5</text:p>
          </table:table-cell>
          <table:table-cell office:value-type="float" office:value="163.2" calcext:value-type="float">
            <text:p>163.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6.6" calcext:value-type="float">
            <text:p>196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62.9" calcext:value-type="float">
            <text:p>162.9</text:p>
          </table:table-cell>
          <table:table-cell office:value-type="float" office:value="229.1" calcext:value-type="float">
            <text:p>2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2.8" calcext:value-type="float">
            <text:p>162.8</text:p>
          </table:table-cell>
          <table:table-cell office:value-type="float" office:value="228.7" calcext:value-type="float">
            <text:p>22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5.8" calcext:value-type="float">
            <text:p>195.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62.4" calcext:value-type="float">
            <text:p>162.4</text:p>
          </table:table-cell>
          <table:table-cell office:value-type="float" office:value="228.2" calcext:value-type="float">
            <text:p>22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5.3" calcext:value-type="float">
            <text:p>195.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1.5" calcext:value-type="float">
            <text:p>291.5</text:p>
          </table:table-cell>
          <table:table-cell office:value-type="float" office:value="162.2" calcext:value-type="float">
            <text:p>162.2</text:p>
          </table:table-cell>
          <table:table-cell office:value-type="float" office:value="227.3" calcext:value-type="float">
            <text:p>2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4.8" calcext:value-type="float">
            <text:p>194.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61.9" calcext:value-type="float">
            <text:p>161.9</text:p>
          </table:table-cell>
          <table:table-cell office:value-type="float" office:value="226.6" calcext:value-type="float">
            <text:p>22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4.2" calcext:value-type="float">
            <text:p>194.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2.1" calcext:value-type="float">
            <text:p>162.1</text:p>
          </table:table-cell>
          <table:table-cell office:value-type="float" office:value="226.8" calcext:value-type="float">
            <text:p>22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94.4" calcext:value-type="float">
            <text:p>194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61.5" calcext:value-type="float">
            <text:p>161.5</text:p>
          </table:table-cell>
          <table:table-cell office:value-type="float" office:value="225.9" calcext:value-type="float">
            <text:p>22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93.7" calcext:value-type="float">
            <text:p>193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161.2" calcext:value-type="float">
            <text:p>161.2</text:p>
          </table:table-cell>
          <table:table-cell office:value-type="float" office:value="225.4" calcext:value-type="float">
            <text:p>2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93.3" calcext:value-type="float">
            <text:p>193.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60.9" calcext:value-type="float">
            <text:p>160.9</text:p>
          </table:table-cell>
          <table:table-cell office:value-type="float" office:value="224.4" calcext:value-type="float">
            <text:p>2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92.7" calcext:value-type="float">
            <text:p>192.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0.3" calcext:value-type="float">
            <text:p>160.3</text:p>
          </table:table-cell>
          <table:table-cell office:value-type="float" office:value="224.2" calcext:value-type="float">
            <text:p>22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2.2" calcext:value-type="float">
            <text:p>192.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59.8" calcext:value-type="float">
            <text:p>159.8</text:p>
          </table:table-cell>
          <table:table-cell office:value-type="float" office:value="223.4" calcext:value-type="float">
            <text:p>2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1.6" calcext:value-type="float">
            <text:p>191.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3.5" calcext:value-type="float">
            <text:p>293.5</text:p>
          </table:table-cell>
          <table:table-cell office:value-type="float" office:value="159.3" calcext:value-type="float">
            <text:p>159.3</text:p>
          </table:table-cell>
          <table:table-cell office:value-type="float" office:value="222.8" calcext:value-type="float">
            <text:p>2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1.1" calcext:value-type="float">
            <text:p>191.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59.3" calcext:value-type="float">
            <text:p>159.3</text:p>
          </table:table-cell>
          <table:table-cell office:value-type="float" office:value="222.7" calcext:value-type="float">
            <text:p>2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8.9" calcext:value-type="float">
            <text:p>158.9</text:p>
          </table:table-cell>
          <table:table-cell office:value-type="float" office:value="222.3" calcext:value-type="float">
            <text:p>2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90.6" calcext:value-type="float">
            <text:p>190.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58.8" calcext:value-type="float">
            <text:p>158.8</text:p>
          </table:table-cell>
          <table:table-cell office:value-type="float" office:value="222.4" calcext:value-type="float">
            <text:p>2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90.6" calcext:value-type="float">
            <text:p>190.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158.6" calcext:value-type="float">
            <text:p>158.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90.3" calcext:value-type="float">
            <text:p>190.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58" calcext:value-type="float">
            <text:p>158</text:p>
          </table:table-cell>
          <table:table-cell office:value-type="float" office:value="221.4" calcext:value-type="float">
            <text:p>2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89.7" calcext:value-type="float">
            <text:p>189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7.6" calcext:value-type="float">
            <text:p>157.6</text:p>
          </table:table-cell>
          <table:table-cell office:value-type="float" office:value="221.2" calcext:value-type="float">
            <text:p>2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9.4" calcext:value-type="float">
            <text:p>189.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56.9" calcext:value-type="float">
            <text:p>156.9</text:p>
          </table:table-cell>
          <table:table-cell office:value-type="float" office:value="221.1" calcext:value-type="float">
            <text:p>22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5.5" calcext:value-type="float">
            <text:p>295.5</text:p>
          </table:table-cell>
          <table:table-cell office:value-type="float" office:value="156.3" calcext:value-type="float">
            <text:p>156.3</text:p>
          </table:table-cell>
          <table:table-cell office:value-type="float" office:value="220.7" calcext:value-type="float">
            <text:p>2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8.5" calcext:value-type="float">
            <text:p>188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55.8" calcext:value-type="float">
            <text:p>155.8</text:p>
          </table:table-cell>
          <table:table-cell office:value-type="float" office:value="219.6" calcext:value-type="float">
            <text:p>21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87.7" calcext:value-type="float">
            <text:p>187.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5.3" calcext:value-type="float">
            <text:p>155.3</text:p>
          </table:table-cell>
          <table:table-cell office:value-type="float" office:value="219.4" calcext:value-type="float">
            <text:p>21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7.3" calcext:value-type="float">
            <text:p>187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54.8" calcext:value-type="float">
            <text:p>154.8</text:p>
          </table:table-cell>
          <table:table-cell office:value-type="float" office:value="218.4" calcext:value-type="float">
            <text:p>2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6.6" calcext:value-type="float">
            <text:p>186.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6.5" calcext:value-type="float">
            <text:p>296.5</text:p>
          </table:table-cell>
          <table:table-cell office:value-type="float" office:value="154.2" calcext:value-type="float">
            <text:p>154.2</text:p>
          </table:table-cell>
          <table:table-cell office:value-type="float" office:value="217.6" calcext:value-type="float">
            <text:p>21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5.9" calcext:value-type="float">
            <text:p>185.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53.9" calcext:value-type="float">
            <text:p>153.9</text:p>
          </table:table-cell>
          <table:table-cell office:value-type="float" office:value="217.1" calcext:value-type="float">
            <text:p>21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5.5" calcext:value-type="float">
            <text:p>185.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3.5" calcext:value-type="float">
            <text:p>153.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84.8" calcext:value-type="float">
            <text:p>184.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52.9" calcext:value-type="float">
            <text:p>152.9</text:p>
          </table:table-cell>
          <table:table-cell office:value-type="float" office:value="215.8" calcext:value-type="float">
            <text:p>2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84.4" calcext:value-type="float">
            <text:p>184.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152.8" calcext:value-type="float">
            <text:p>152.8</text:p>
          </table:table-cell>
          <table:table-cell office:value-type="float" office:value="215.6" calcext:value-type="float">
            <text:p>2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84.2" calcext:value-type="float">
            <text:p>184.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52.7" calcext:value-type="float">
            <text:p>152.7</text:p>
          </table:table-cell>
          <table:table-cell office:value-type="float" office:value="215.1" calcext:value-type="float">
            <text:p>21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83.9" calcext:value-type="float">
            <text:p>183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2.6" calcext:value-type="float">
            <text:p>152.6</text:p>
          </table:table-cell>
          <table:table-cell office:value-type="float" office:value="214.6" calcext:value-type="float">
            <text:p>21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83.6" calcext:value-type="float">
            <text:p>183.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52.3" calcext:value-type="float">
            <text:p>152.3</text:p>
          </table:table-cell>
          <table:table-cell office:value-type="float" office:value="214.1" calcext:value-type="float">
            <text:p>21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83.2" calcext:value-type="float">
            <text:p>183.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8.5" calcext:value-type="float">
            <text:p>298.5</text:p>
          </table:table-cell>
          <table:table-cell office:value-type="float" office:value="152.2" calcext:value-type="float">
            <text:p>152.2</text:p>
          </table:table-cell>
          <table:table-cell office:value-type="float" office:value="214.1" calcext:value-type="float">
            <text:p>21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83.2" calcext:value-type="float">
            <text:p>183.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51.9" calcext:value-type="float">
            <text:p>151.9</text:p>
          </table:table-cell>
          <table:table-cell office:value-type="float" office:value="213.8" calcext:value-type="float">
            <text:p>2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82.8" calcext:value-type="float">
            <text:p>182.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1.6" calcext:value-type="float">
            <text:p>151.6</text:p>
          </table:table-cell>
          <table:table-cell office:value-type="float" office:value="213.6" calcext:value-type="float">
            <text:p>2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2.6" calcext:value-type="float">
            <text:p>182.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51.1" calcext:value-type="float">
            <text:p>151.1</text:p>
          </table:table-cell>
          <table:table-cell office:value-type="float" office:value="213.3" calcext:value-type="float">
            <text:p>2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2.2" calcext:value-type="float">
            <text:p>182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9.5" calcext:value-type="float">
            <text:p>299.5</text:p>
          </table:table-cell>
          <table:table-cell office:value-type="float" office:value="150.7" calcext:value-type="float">
            <text:p>150.7</text:p>
          </table:table-cell>
          <table:table-cell office:value-type="float" office:value="212.6" calcext:value-type="float">
            <text:p>2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1.6" calcext:value-type="float">
            <text:p>181.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50.4" calcext:value-type="float">
            <text:p>150.4</text:p>
          </table:table-cell>
          <table:table-cell office:value-type="float" office:value="212.2" calcext:value-type="float">
            <text:p>2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1.3" calcext:value-type="float">
            <text:p>181.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.1" calcext:value-type="float">
            <text:p>150.1</text:p>
          </table:table-cell>
          <table:table-cell office:value-type="float" office:value="212.3" calcext:value-type="float">
            <text:p>2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1.2" calcext:value-type="float">
            <text:p>181.2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49.9" calcext:value-type="float">
            <text:p>149.9</text:p>
          </table:table-cell>
          <table:table-cell office:value-type="float" office:value="211.6" calcext:value-type="float">
            <text:p>21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0.8" calcext:value-type="float">
            <text:p>180.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150.3" calcext:value-type="float">
            <text:p>150.3</text:p>
          </table:table-cell>
          <table:table-cell office:value-type="float" office:value="211.6" calcext:value-type="float">
            <text:p>21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50.1" calcext:value-type="float">
            <text:p>150.1</text:p>
          </table:table-cell>
          <table:table-cell office:value-type="float" office:value="211.1" calcext:value-type="float">
            <text:p>21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80.6" calcext:value-type="float">
            <text:p>180.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9.7" calcext:value-type="float">
            <text:p>149.7</text:p>
          </table:table-cell>
          <table:table-cell office:value-type="float" office:value="210.6" calcext:value-type="float">
            <text:p>2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0.2" calcext:value-type="float">
            <text:p>180.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49.4" calcext:value-type="float">
            <text:p>149.4</text:p>
          </table:table-cell>
          <table:table-cell office:value-type="float" office:value="210.1" calcext:value-type="float">
            <text:p>2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9.8" calcext:value-type="float">
            <text:p>179.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149.2" calcext:value-type="float">
            <text:p>149.2</text:p>
          </table:table-cell>
          <table:table-cell office:value-type="float" office:value="209.9" calcext:value-type="float">
            <text:p>2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9.5" calcext:value-type="float">
            <text:p>179.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48.9" calcext:value-type="float">
            <text:p>148.9</text:p>
          </table:table-cell>
          <table:table-cell office:value-type="float" office:value="209.6" calcext:value-type="float">
            <text:p>20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9.2" calcext:value-type="float">
            <text:p>179.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8.5" calcext:value-type="float">
            <text:p>148.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.8" calcext:value-type="float">
            <text:p>178.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48.2" calcext:value-type="float">
            <text:p>148.2</text:p>
          </table:table-cell>
          <table:table-cell office:value-type="float" office:value="208.1" calcext:value-type="float">
            <text:p>20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147.8" calcext:value-type="float">
            <text:p>147.8</text:p>
          </table:table-cell>
          <table:table-cell office:value-type="float" office:value="207.6" calcext:value-type="float">
            <text:p>20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7.7" calcext:value-type="float">
            <text:p>177.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47.8" calcext:value-type="float">
            <text:p>147.8</text:p>
          </table:table-cell>
          <table:table-cell office:value-type="float" office:value="207.4" calcext:value-type="float">
            <text:p>2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7.6" calcext:value-type="float">
            <text:p>177.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7.4" calcext:value-type="float">
            <text:p>147.4</text:p>
          </table:table-cell>
          <table:table-cell office:value-type="float" office:value="206.8" calcext:value-type="float">
            <text:p>20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7.1" calcext:value-type="float">
            <text:p>177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47.2" calcext:value-type="float">
            <text:p>147.2</text:p>
          </table:table-cell>
          <table:table-cell office:value-type="float" office:value="205.8" calcext:value-type="float">
            <text:p>2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6.5" calcext:value-type="float">
            <text:p>176.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146.9" calcext:value-type="float">
            <text:p>146.9</text:p>
          </table:table-cell>
          <table:table-cell office:value-type="float" office:value="205.3" calcext:value-type="float">
            <text:p>20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6.1" calcext:value-type="float">
            <text:p>176.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46.4" calcext:value-type="float">
            <text:p>146.4</text:p>
          </table:table-cell>
          <table:table-cell office:value-type="float" office:value="204.5" calcext:value-type="float">
            <text:p>20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5.4" calcext:value-type="float">
            <text:p>17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.9" calcext:value-type="float">
            <text:p>145.9</text:p>
          </table:table-cell>
          <table:table-cell office:value-type="float" office:value="203.8" calcext:value-type="float">
            <text:p>2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4.8" calcext:value-type="float">
            <text:p>174.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45.4" calcext:value-type="float">
            <text:p>145.4</text:p>
          </table:table-cell>
          <table:table-cell office:value-type="float" office:value="203.1" calcext:value-type="float">
            <text:p>20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4.2" calcext:value-type="float">
            <text:p>174.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145.2" calcext:value-type="float">
            <text:p>145.2</text:p>
          </table:table-cell>
          <table:table-cell office:value-type="float" office:value="202.4" calcext:value-type="float">
            <text:p>2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3.8" calcext:value-type="float">
            <text:p>173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44.9" calcext:value-type="float">
            <text:p>144.9</text:p>
          </table:table-cell>
          <table:table-cell office:value-type="float" office:value="202.1" calcext:value-type="float">
            <text:p>2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3.5" calcext:value-type="float">
            <text:p>173.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.5" calcext:value-type="float">
            <text:p>144.5</text:p>
          </table:table-cell>
          <table:table-cell office:value-type="float" office:value="202.4" calcext:value-type="float">
            <text:p>2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73.4" calcext:value-type="float">
            <text:p>173.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44.6" calcext:value-type="float">
            <text:p>144.6</text:p>
          </table:table-cell>
          <table:table-cell office:value-type="float" office:value="202.2" calcext:value-type="float">
            <text:p>2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73.4" calcext:value-type="float">
            <text:p>173.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144.3" calcext:value-type="float">
            <text:p>144.3</text:p>
          </table:table-cell>
          <table:table-cell office:value-type="float" office:value="201.8" calcext:value-type="float">
            <text:p>20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73.1" calcext:value-type="float">
            <text:p>173.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44.1" calcext:value-type="float">
            <text:p>144.1</text:p>
          </table:table-cell>
          <table:table-cell office:value-type="float" office:value="200.9" calcext:value-type="float">
            <text:p>20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72.5" calcext:value-type="float">
            <text:p>172.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.9" calcext:value-type="float">
            <text:p>143.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2.5" calcext:value-type="float">
            <text:p>172.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43.8" calcext:value-type="float">
            <text:p>143.8</text:p>
          </table:table-cell>
          <table:table-cell office:value-type="float" office:value="200.6" calcext:value-type="float">
            <text:p>20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2.2" calcext:value-type="float">
            <text:p>172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143.5" calcext:value-type="float">
            <text:p>143.5</text:p>
          </table:table-cell>
          <table:table-cell office:value-type="float" office:value="200.1" calcext:value-type="float">
            <text:p>20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1.8" calcext:value-type="float">
            <text:p>171.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43.1" calcext:value-type="float">
            <text:p>143.1</text:p>
          </table:table-cell>
          <table:table-cell office:value-type="float" office:value="200.1" calcext:value-type="float">
            <text:p>20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2.8" calcext:value-type="float">
            <text:p>142.8</text:p>
          </table:table-cell>
          <table:table-cell office:value-type="float" office:value="199.8" calcext:value-type="float">
            <text:p>1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1.3" calcext:value-type="float">
            <text:p>171.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42.7" calcext:value-type="float">
            <text:p>142.7</text:p>
          </table:table-cell>
          <table:table-cell office:value-type="float" office:value="199.1" calcext:value-type="float">
            <text:p>19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0.9" calcext:value-type="float">
            <text:p>170.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42.6" calcext:value-type="float">
            <text:p>142.6</text:p>
          </table:table-cell>
          <table:table-cell office:value-type="float" office:value="198.5" calcext:value-type="float">
            <text:p>19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0.5" calcext:value-type="float">
            <text:p>170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41.9" calcext:value-type="float">
            <text:p>141.9</text:p>
          </table:table-cell>
          <table:table-cell office:value-type="float" office:value="198.2" calcext:value-type="float">
            <text:p>1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0.1" calcext:value-type="float">
            <text:p>170.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1.6" calcext:value-type="float">
            <text:p>141.6</text:p>
          </table:table-cell>
          <table:table-cell office:value-type="float" office:value="197.9" calcext:value-type="float">
            <text:p>19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9.8" calcext:value-type="float">
            <text:p>169.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41.1" calcext:value-type="float">
            <text:p>141.1</text:p>
          </table:table-cell>
          <table:table-cell office:value-type="float" office:value="197.7" calcext:value-type="float">
            <text:p>1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9.4" calcext:value-type="float">
            <text:p>169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140.6" calcext:value-type="float">
            <text:p>140.6</text:p>
          </table:table-cell>
          <table:table-cell office:value-type="float" office:value="197.2" calcext:value-type="float">
            <text:p>1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8.9" calcext:value-type="float">
            <text:p>168.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40.2" calcext:value-type="float">
            <text:p>140.2</text:p>
          </table:table-cell>
          <table:table-cell office:value-type="float" office:value="196.9" calcext:value-type="float">
            <text:p>19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8.5" calcext:value-type="float">
            <text:p>168.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9.9" calcext:value-type="float">
            <text:p>139.9</text:p>
          </table:table-cell>
          <table:table-cell office:value-type="float" office:value="196.8" calcext:value-type="float">
            <text:p>1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8.3" calcext:value-type="float">
            <text:p>168.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39.8" calcext:value-type="float">
            <text:p>139.8</text:p>
          </table:table-cell>
          <table:table-cell office:value-type="float" office:value="195.9" calcext:value-type="float">
            <text:p>1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7.9" calcext:value-type="float">
            <text:p>167.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139.4" calcext:value-type="float">
            <text:p>139.4</text:p>
          </table:table-cell>
          <table:table-cell office:value-type="float" office:value="195.5" calcext:value-type="float">
            <text:p>19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39.6" calcext:value-type="float">
            <text:p>139.6</text:p>
          </table:table-cell>
          <table:table-cell office:value-type="float" office:value="195.2" calcext:value-type="float">
            <text:p>19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9.3" calcext:value-type="float">
            <text:p>139.3</text:p>
          </table:table-cell>
          <table:table-cell office:value-type="float" office:value="194.8" calcext:value-type="float">
            <text:p>1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7.1" calcext:value-type="float">
            <text:p>167.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9" calcext:value-type="float">
            <text:p>19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6.6" calcext:value-type="float">
            <text:p>166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138.6" calcext:value-type="float">
            <text:p>138.6</text:p>
          </table:table-cell>
          <table:table-cell office:value-type="float" office:value="193.2" calcext:value-type="float">
            <text:p>1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5.9" calcext:value-type="float">
            <text:p>165.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38.3" calcext:value-type="float">
            <text:p>138.3</text:p>
          </table:table-cell>
          <table:table-cell office:value-type="float" office:value="192.6" calcext:value-type="float">
            <text:p>19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65.5" calcext:value-type="float">
            <text:p>165.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7.9" calcext:value-type="float">
            <text:p>137.9</text:p>
          </table:table-cell>
          <table:table-cell office:value-type="float" office:value="192.3" calcext:value-type="float">
            <text:p>1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5.1" calcext:value-type="float">
            <text:p>165.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37.7" calcext:value-type="float">
            <text:p>137.7</text:p>
          </table:table-cell>
          <table:table-cell office:value-type="float" office:value="191.9" calcext:value-type="float">
            <text:p>19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4.8" calcext:value-type="float">
            <text:p>164.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137.1" calcext:value-type="float">
            <text:p>137.1</text:p>
          </table:table-cell>
          <table:table-cell office:value-type="float" office:value="191.4" calcext:value-type="float">
            <text:p>19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4.2" calcext:value-type="float">
            <text:p>164.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36.8" calcext:value-type="float">
            <text:p>136.8</text:p>
          </table:table-cell>
          <table:table-cell office:value-type="float" office:value="190.4" calcext:value-type="float">
            <text:p>1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3.6" calcext:value-type="float">
            <text:p>163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6.4" calcext:value-type="float">
            <text:p>136.4</text:p>
          </table:table-cell>
          <table:table-cell office:value-type="float" office:value="189.7" calcext:value-type="float">
            <text:p>1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36.1" calcext:value-type="float">
            <text:p>136.1</text:p>
          </table:table-cell>
          <table:table-cell office:value-type="float" office:value="189.4" calcext:value-type="float">
            <text:p>1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2.8" calcext:value-type="float">
            <text:p>162.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135.8" calcext:value-type="float">
            <text:p>135.8</text:p>
          </table:table-cell>
          <table:table-cell office:value-type="float" office:value="188.7" calcext:value-type="float">
            <text:p>1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2.2" calcext:value-type="float">
            <text:p>162.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35.2" calcext:value-type="float">
            <text:p>135.2</text:p>
          </table:table-cell>
          <table:table-cell office:value-type="float" office:value="188.4" calcext:value-type="float">
            <text:p>1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1.8" calcext:value-type="float">
            <text:p>161.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4.9" calcext:value-type="float">
            <text:p>134.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1.5" calcext:value-type="float">
            <text:p>161.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34.8" calcext:value-type="float">
            <text:p>134.8</text:p>
          </table:table-cell>
          <table:table-cell office:value-type="float" office:value="187.5" calcext:value-type="float">
            <text:p>1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1.1" calcext:value-type="float">
            <text:p>161.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134.6" calcext:value-type="float">
            <text:p>134.6</text:p>
          </table:table-cell>
          <table:table-cell office:value-type="float" office:value="186.9" calcext:value-type="float">
            <text:p>1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0.8" calcext:value-type="float">
            <text:p>160.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34.2" calcext:value-type="float">
            <text:p>134.2</text:p>
          </table:table-cell>
          <table:table-cell office:value-type="float" office:value="186.6" calcext:value-type="float">
            <text:p>1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0.4" calcext:value-type="float">
            <text:p>160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4.1" calcext:value-type="float">
            <text:p>134.1</text:p>
          </table:table-cell>
          <table:table-cell office:value-type="float" office:value="186.3" calcext:value-type="float">
            <text:p>18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0.2" calcext:value-type="float">
            <text:p>160.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33.9" calcext:value-type="float">
            <text:p>133.9</text:p>
          </table:table-cell>
          <table:table-cell office:value-type="float" office:value="185.8" calcext:value-type="float">
            <text:p>18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9.9" calcext:value-type="float">
            <text:p>159.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133.6" calcext:value-type="float">
            <text:p>133.6</text:p>
          </table:table-cell>
          <table:table-cell office:value-type="float" office:value="185.6" calcext:value-type="float">
            <text:p>18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9.6" calcext:value-type="float">
            <text:p>159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33.2" calcext:value-type="float">
            <text:p>133.2</text:p>
          </table:table-cell>
          <table:table-cell office:value-type="float" office:value="185.7" calcext:value-type="float">
            <text:p>18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59.4" calcext:value-type="float">
            <text:p>159.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2.9" calcext:value-type="float">
            <text:p>132.9</text:p>
          </table:table-cell>
          <table:table-cell office:value-type="float" office:value="184.9" calcext:value-type="float">
            <text:p>1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8.9" calcext:value-type="float">
            <text:p>158.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32.6" calcext:value-type="float">
            <text:p>132.6</text:p>
          </table:table-cell>
          <table:table-cell office:value-type="float" office:value="184.4" calcext:value-type="float">
            <text:p>1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132.2" calcext:value-type="float">
            <text:p>132.2</text:p>
          </table:table-cell>
          <table:table-cell office:value-type="float" office:value="183.9" calcext:value-type="float">
            <text:p>18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8.1" calcext:value-type="float">
            <text:p>158.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31.8" calcext:value-type="float">
            <text:p>131.8</text:p>
          </table:table-cell>
          <table:table-cell office:value-type="float" office:value="183.4" calcext:value-type="float">
            <text:p>1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7.6" calcext:value-type="float">
            <text:p>157.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1.6" calcext:value-type="float">
            <text:p>131.6</text:p>
          </table:table-cell>
          <table:table-cell office:value-type="float" office:value="183.5" calcext:value-type="float">
            <text:p>1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7.6" calcext:value-type="float">
            <text:p>157.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31.2" calcext:value-type="float">
            <text:p>131.2</text:p>
          </table:table-cell>
          <table:table-cell office:value-type="float" office:value="183.1" calcext:value-type="float">
            <text:p>1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7.2" calcext:value-type="float">
            <text:p>157.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131.1" calcext:value-type="float">
            <text:p>131.1</text:p>
          </table:table-cell>
          <table:table-cell office:value-type="float" office:value="182.6" calcext:value-type="float">
            <text:p>1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6.9" calcext:value-type="float">
            <text:p>156.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30.9" calcext:value-type="float">
            <text:p>130.9</text:p>
          </table:table-cell>
          <table:table-cell office:value-type="float" office:value="182.4" calcext:value-type="float">
            <text:p>1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0.7" calcext:value-type="float">
            <text:p>130.7</text:p>
          </table:table-cell>
          <table:table-cell office:value-type="float" office:value="181.9" calcext:value-type="float">
            <text:p>1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6.3" calcext:value-type="float">
            <text:p>156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30.6" calcext:value-type="float">
            <text:p>130.6</text:p>
          </table:table-cell>
          <table:table-cell office:value-type="float" office:value="181.5" calcext:value-type="float">
            <text:p>18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6.1" calcext:value-type="float">
            <text:p>156.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130.4" calcext:value-type="float">
            <text:p>130.4</text:p>
          </table:table-cell>
          <table:table-cell office:value-type="float" office:value="181.4" calcext:value-type="float">
            <text:p>18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.9" calcext:value-type="float">
            <text:p>155.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30.3" calcext:value-type="float">
            <text:p>130.3</text:p>
          </table:table-cell>
          <table:table-cell office:value-type="float" office:value="180.9" calcext:value-type="float">
            <text:p>1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5.6" calcext:value-type="float">
            <text:p>155.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0.2" calcext:value-type="float">
            <text:p>130.2</text:p>
          </table:table-cell>
          <table:table-cell office:value-type="float" office:value="180.8" calcext:value-type="float">
            <text:p>1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5.5" calcext:value-type="float">
            <text:p>155.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30" calcext:value-type="float">
            <text:p>130</text:p>
          </table:table-cell>
          <table:table-cell office:value-type="float" office:value="180.6" calcext:value-type="float">
            <text:p>1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5.3" calcext:value-type="float">
            <text:p>155.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129.4" calcext:value-type="float">
            <text:p>129.4</text:p>
          </table:table-cell>
          <table:table-cell office:value-type="float" office:value="179.9" calcext:value-type="float">
            <text:p>1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4.7" calcext:value-type="float">
            <text:p>15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29" calcext:value-type="float">
            <text:p>129</text:p>
          </table:table-cell>
          <table:table-cell office:value-type="float" office:value="179.6" calcext:value-type="float">
            <text:p>1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4.3" calcext:value-type="float">
            <text:p>154.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8.6" calcext:value-type="float">
            <text:p>128.6</text:p>
          </table:table-cell>
          <table:table-cell office:value-type="float" office:value="179.3" calcext:value-type="float">
            <text:p>17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28.1" calcext:value-type="float">
            <text:p>128.1</text:p>
          </table:table-cell>
          <table:table-cell office:value-type="float" office:value="178.9" calcext:value-type="float">
            <text:p>1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53.5" calcext:value-type="float">
            <text:p>153.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127.7" calcext:value-type="float">
            <text:p>127.7</text:p>
          </table:table-cell>
          <table:table-cell office:value-type="float" office:value="178.6" calcext:value-type="float">
            <text:p>17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53.2" calcext:value-type="float">
            <text:p>153.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27.3" calcext:value-type="float">
            <text:p>127.3</text:p>
          </table:table-cell>
          <table:table-cell office:value-type="float" office:value="178.5" calcext:value-type="float">
            <text:p>17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52.9" calcext:value-type="float">
            <text:p>152.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6.9" calcext:value-type="float">
            <text:p>126.9</text:p>
          </table:table-cell>
          <table:table-cell office:value-type="float" office:value="177.9" calcext:value-type="float">
            <text:p>1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2.4" calcext:value-type="float">
            <text:p>152.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26.4" calcext:value-type="float">
            <text:p>126.4</text:p>
          </table:table-cell>
          <table:table-cell office:value-type="float" office:value="177.4" calcext:value-type="float">
            <text:p>1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1.9" calcext:value-type="float">
            <text:p>151.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126.1" calcext:value-type="float">
            <text:p>126.1</text:p>
          </table:table-cell>
          <table:table-cell office:value-type="float" office:value="176.8" calcext:value-type="float">
            <text:p>17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1.4" calcext:value-type="float">
            <text:p>151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25.6" calcext:value-type="float">
            <text:p>125.6</text:p>
          </table:table-cell>
          <table:table-cell office:value-type="float" office:value="176.2" calcext:value-type="float">
            <text:p>1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.9" calcext:value-type="float">
            <text:p>150.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5.3" calcext:value-type="float">
            <text:p>125.3</text:p>
          </table:table-cell>
          <table:table-cell office:value-type="float" office:value="175.9" calcext:value-type="float">
            <text:p>17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50.6" calcext:value-type="float">
            <text:p>150.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24.8" calcext:value-type="float">
            <text:p>124.8</text:p>
          </table:table-cell>
          <table:table-cell office:value-type="float" office:value="175.6" calcext:value-type="float">
            <text:p>1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50.2" calcext:value-type="float">
            <text:p>150.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124.5" calcext:value-type="float">
            <text:p>124.5</text:p>
          </table:table-cell>
          <table:table-cell office:value-type="float" office:value="175.2" calcext:value-type="float">
            <text:p>1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49.8" calcext:value-type="float">
            <text:p>14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24.1" calcext:value-type="float">
            <text:p>124.1</text:p>
          </table:table-cell>
          <table:table-cell office:value-type="float" office:value="174.8" calcext:value-type="float">
            <text:p>17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49.5" calcext:value-type="float">
            <text:p>149.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3.8" calcext:value-type="float">
            <text:p>123.8</text:p>
          </table:table-cell>
          <table:table-cell office:value-type="float" office:value="174.6" calcext:value-type="float">
            <text:p>17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9.2" calcext:value-type="float">
            <text:p>149.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23.6" calcext:value-type="float">
            <text:p>123.6</text:p>
          </table:table-cell>
          <table:table-cell office:value-type="float" office:value="174.3" calcext:value-type="float">
            <text:p>17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123.1" calcext:value-type="float">
            <text:p>123.1</text:p>
          </table:table-cell>
          <table:table-cell office:value-type="float" office:value="173.4" calcext:value-type="float">
            <text:p>17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8.2" calcext:value-type="float">
            <text:p>148.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22.9" calcext:value-type="float">
            <text:p>122.9</text:p>
          </table:table-cell>
          <table:table-cell office:value-type="float" office:value="173.1" calcext:value-type="float">
            <text:p>17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2.8" calcext:value-type="float">
            <text:p>122.8</text:p>
          </table:table-cell>
          <table:table-cell office:value-type="float" office:value="172.5" calcext:value-type="float">
            <text:p>17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.7" calcext:value-type="float">
            <text:p>147.7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22.5" calcext:value-type="float">
            <text:p>122.5</text:p>
          </table:table-cell>
          <table:table-cell office:value-type="float" office:value="171.8" calcext:value-type="float">
            <text:p>17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.2" calcext:value-type="float">
            <text:p>147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122.1" calcext:value-type="float">
            <text:p>122.1</text:p>
          </table:table-cell>
          <table:table-cell office:value-type="float" office:value="171.4" calcext:value-type="float">
            <text:p>17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6.8" calcext:value-type="float">
            <text:p>146.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21.6" calcext:value-type="float">
            <text:p>121.6</text:p>
          </table:table-cell>
          <table:table-cell office:value-type="float" office:value="171.4" calcext:value-type="float">
            <text:p>17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6.5" calcext:value-type="float">
            <text:p>146.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1.3" calcext:value-type="float">
            <text:p>121.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6.2" calcext:value-type="float">
            <text:p>146.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21" calcext:value-type="float">
            <text:p>121</text:p>
          </table:table-cell>
          <table:table-cell office:value-type="float" office:value="170.4" calcext:value-type="float">
            <text:p>17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5.7" calcext:value-type="float">
            <text:p>145.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120.8" calcext:value-type="float">
            <text:p>120.8</text:p>
          </table:table-cell>
          <table:table-cell office:value-type="float" office:value="169.9" calcext:value-type="float">
            <text:p>1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5.3" calcext:value-type="float">
            <text:p>145.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20.9" calcext:value-type="float">
            <text:p>120.9</text:p>
          </table:table-cell>
          <table:table-cell office:value-type="float" office:value="169.6" calcext:value-type="float">
            <text:p>1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5.3" calcext:value-type="float">
            <text:p>145.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0.2" calcext:value-type="float">
            <text:p>120.2</text:p>
          </table:table-cell>
          <table:table-cell office:value-type="float" office:value="168.9" calcext:value-type="float">
            <text:p>16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4.5" calcext:value-type="float">
            <text:p>144.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19.9" calcext:value-type="float">
            <text:p>119.9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4.2" calcext:value-type="float">
            <text:p>144.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119.6" calcext:value-type="float">
            <text:p>119.6</text:p>
          </table:table-cell>
          <table:table-cell office:value-type="float" office:value="167.9" calcext:value-type="float">
            <text:p>1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19.4" calcext:value-type="float">
            <text:p>119.4</text:p>
          </table:table-cell>
          <table:table-cell office:value-type="float" office:value="167.6" calcext:value-type="float">
            <text:p>1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3.5" calcext:value-type="float">
            <text:p>143.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9.6" calcext:value-type="float">
            <text:p>119.6</text:p>
          </table:table-cell>
          <table:table-cell office:value-type="float" office:value="167.6" calcext:value-type="float">
            <text:p>1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3.6" calcext:value-type="float">
            <text:p>143.6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18.5" calcext:value-type="float">
            <text:p>118.5</text:p>
          </table:table-cell>
          <table:table-cell office:value-type="float" office:value="166.4" calcext:value-type="float">
            <text:p>1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2.5" calcext:value-type="float">
            <text:p>142.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118.1" calcext:value-type="float">
            <text:p>118.1</text:p>
          </table:table-cell>
          <table:table-cell office:value-type="float" office:value="166.8" calcext:value-type="float">
            <text:p>16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18.4" calcext:value-type="float">
            <text:p>118.4</text:p>
          </table:table-cell>
          <table:table-cell office:value-type="float" office:value="166.2" calcext:value-type="float">
            <text:p>16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2.3" calcext:value-type="float">
            <text:p>142.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7.9" calcext:value-type="float">
            <text:p>117.9</text:p>
          </table:table-cell>
          <table:table-cell office:value-type="float" office:value="165.6" calcext:value-type="float">
            <text:p>1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17.8" calcext:value-type="float">
            <text:p>117.8</text:p>
          </table:table-cell>
          <table:table-cell office:value-type="float" office:value="165.1" calcext:value-type="float">
            <text:p>1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.4" calcext:value-type="float">
            <text:p>141.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117.2" calcext:value-type="float">
            <text:p>117.2</text:p>
          </table:table-cell>
          <table:table-cell office:value-type="float" office:value="164.9" calcext:value-type="float">
            <text:p>1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.1" calcext:value-type="float">
            <text:p>141.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17" calcext:value-type="float">
            <text:p>117</text:p>
          </table:table-cell>
          <table:table-cell office:value-type="float" office:value="164.2" calcext:value-type="float">
            <text:p>1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0.6" calcext:value-type="float">
            <text:p>140.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6.3" calcext:value-type="float">
            <text:p>116.3</text:p>
          </table:table-cell>
          <table:table-cell office:value-type="float" office:value="163.6" calcext:value-type="float">
            <text:p>1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9.9" calcext:value-type="float">
            <text:p>139.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16.5" calcext:value-type="float">
            <text:p>116.5</text:p>
          </table:table-cell>
          <table:table-cell office:value-type="float" office:value="163.7" calcext:value-type="float">
            <text:p>1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40.1" calcext:value-type="float">
            <text:p>140.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116.3" calcext:value-type="float">
            <text:p>116.3</text:p>
          </table:table-cell>
          <table:table-cell office:value-type="float" office:value="163.2" calcext:value-type="float">
            <text:p>1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9.8" calcext:value-type="float">
            <text:p>139.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16.1" calcext:value-type="float">
            <text:p>116.1</text:p>
          </table:table-cell>
          <table:table-cell office:value-type="float" office:value="162.9" calcext:value-type="float">
            <text:p>1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9.5" calcext:value-type="float">
            <text:p>139.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5.9" calcext:value-type="float">
            <text:p>115.9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9.1" calcext:value-type="float">
            <text:p>139.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15.6" calcext:value-type="float">
            <text:p>115.6</text:p>
          </table:table-cell>
          <table:table-cell office:value-type="float" office:value="161.7" calcext:value-type="float">
            <text:p>1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8.6" calcext:value-type="float">
            <text:p>138.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115.3" calcext:value-type="float">
            <text:p>115.3</text:p>
          </table:table-cell>
          <table:table-cell office:value-type="float" office:value="161.3" calcext:value-type="float">
            <text:p>1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8.3" calcext:value-type="float">
            <text:p>138.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15.1" calcext:value-type="float">
            <text:p>115.1</text:p>
          </table:table-cell>
          <table:table-cell office:value-type="float" office:value="160.9" calcext:value-type="float">
            <text:p>1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4.8" calcext:value-type="float">
            <text:p>114.8</text:p>
          </table:table-cell>
          <table:table-cell office:value-type="float" office:value="160.2" calcext:value-type="float">
            <text:p>1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14.3" calcext:value-type="float">
            <text:p>114.3</text:p>
          </table:table-cell>
          <table:table-cell office:value-type="float" office:value="159.7" calcext:value-type="float">
            <text:p>1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114.1" calcext:value-type="float">
            <text:p>114.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6.6" calcext:value-type="float">
            <text:p>136.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14.1" calcext:value-type="float">
            <text:p>114.1</text:p>
          </table:table-cell>
          <table:table-cell office:value-type="float" office:value="159.1" calcext:value-type="float">
            <text:p>1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6.6" calcext:value-type="float">
            <text:p>136.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3.9" calcext:value-type="float">
            <text:p>113.9</text:p>
          </table:table-cell>
          <table:table-cell office:value-type="float" office:value="158.8" calcext:value-type="float">
            <text:p>1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6.4" calcext:value-type="float">
            <text:p>136.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13.6" calcext:value-type="float">
            <text:p>113.6</text:p>
          </table:table-cell>
          <table:table-cell office:value-type="float" office:value="158.3" calcext:value-type="float">
            <text:p>1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5.9" calcext:value-type="float">
            <text:p>135.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113.4" calcext:value-type="float">
            <text:p>113.4</text:p>
          </table:table-cell>
          <table:table-cell office:value-type="float" office:value="157.7" calcext:value-type="float">
            <text:p>1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5.6" calcext:value-type="float">
            <text:p>135.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13.2" calcext:value-type="float">
            <text:p>113.2</text:p>
          </table:table-cell>
          <table:table-cell office:value-type="float" office:value="157.5" calcext:value-type="float">
            <text:p>1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5.4" calcext:value-type="float">
            <text:p>135.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3.3" calcext:value-type="float">
            <text:p>113.3</text:p>
          </table:table-cell>
          <table:table-cell office:value-type="float" office:value="157.4" calcext:value-type="float">
            <text:p>1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5.4" calcext:value-type="float">
            <text:p>135.4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13" calcext:value-type="float">
            <text:p>113</text:p>
          </table:table-cell>
          <table:table-cell office:value-type="float" office:value="157.1" calcext:value-type="float">
            <text:p>1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5.1" calcext:value-type="float">
            <text:p>135.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112.9" calcext:value-type="float">
            <text:p>112.9</text:p>
          </table:table-cell>
          <table:table-cell office:value-type="float" office:value="156.7" calcext:value-type="float">
            <text:p>1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4.8" calcext:value-type="float">
            <text:p>134.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12.7" calcext:value-type="float">
            <text:p>112.7</text:p>
          </table:table-cell>
          <table:table-cell office:value-type="float" office:value="156.1" calcext:value-type="float">
            <text:p>1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2.4" calcext:value-type="float">
            <text:p>112.4</text:p>
          </table:table-cell>
          <table:table-cell office:value-type="float" office:value="155.8" calcext:value-type="float">
            <text:p>1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4.1" calcext:value-type="float">
            <text:p>134.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12.1" calcext:value-type="float">
            <text:p>112.1</text:p>
          </table:table-cell>
          <table:table-cell office:value-type="float" office:value="155.5" calcext:value-type="float">
            <text:p>1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3.8" calcext:value-type="float">
            <text:p>133.8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111.9" calcext:value-type="float">
            <text:p>111.9</text:p>
          </table:table-cell>
          <table:table-cell office:value-type="float" office:value="155.4" calcext:value-type="float">
            <text:p>1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3.7" calcext:value-type="float">
            <text:p>133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11.6" calcext:value-type="float">
            <text:p>111.6</text:p>
          </table:table-cell>
          <table:table-cell office:value-type="float" office:value="154.9" calcext:value-type="float">
            <text:p>15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3.2" calcext:value-type="float">
            <text:p>133.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1.1" calcext:value-type="float">
            <text:p>111.1</text:p>
          </table:table-cell>
          <table:table-cell office:value-type="float" office:value="154.4" calcext:value-type="float">
            <text:p>1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2.8" calcext:value-type="float">
            <text:p>132.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10.9" calcext:value-type="float">
            <text:p>110.9</text:p>
          </table:table-cell>
          <table:table-cell office:value-type="float" office:value="153.9" calcext:value-type="float">
            <text:p>15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2.4" calcext:value-type="float">
            <text:p>132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0.6" calcext:value-type="float">
            <text:p>110.6</text:p>
          </table:table-cell>
          <table:table-cell office:value-type="float" office:value="153.1" calcext:value-type="float">
            <text:p>1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1.8" calcext:value-type="float">
            <text:p>131.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10.3" calcext:value-type="float">
            <text:p>110.3</text:p>
          </table:table-cell>
          <table:table-cell office:value-type="float" office:value="152.9" calcext:value-type="float">
            <text:p>1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31.6" calcext:value-type="float">
            <text:p>131.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0.1" calcext:value-type="float">
            <text:p>110.1</text:p>
          </table:table-cell>
          <table:table-cell office:value-type="float" office:value="152.6" calcext:value-type="float">
            <text:p>15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09.4" calcext:value-type="float">
            <text:p>109.4</text:p>
          </table:table-cell>
          <table:table-cell office:value-type="float" office:value="152.1" calcext:value-type="float">
            <text:p>1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0.8" calcext:value-type="float">
            <text:p>130.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09.1" calcext:value-type="float">
            <text:p>109.1</text:p>
          </table:table-cell>
          <table:table-cell office:value-type="float" office:value="151.9" calcext:value-type="float">
            <text:p>1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0.5" calcext:value-type="float">
            <text:p>130.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08.8" calcext:value-type="float">
            <text:p>108.8</text:p>
          </table:table-cell>
          <table:table-cell office:value-type="float" office:value="151.8" calcext:value-type="float">
            <text:p>1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30.2" calcext:value-type="float">
            <text:p>130.2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8.6" calcext:value-type="float">
            <text:p>108.6</text:p>
          </table:table-cell>
          <table:table-cell office:value-type="float" office:value="150.9" calcext:value-type="float">
            <text:p>15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.7" calcext:value-type="float">
            <text:p>129.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50.8" calcext:value-type="float">
            <text:p>15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.4" calcext:value-type="float">
            <text:p>129.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07.8" calcext:value-type="float">
            <text:p>107.8</text:p>
          </table:table-cell>
          <table:table-cell office:value-type="float" office:value="150.2" calcext:value-type="float">
            <text:p>1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07.7" calcext:value-type="float">
            <text:p>107.7</text:p>
          </table:table-cell>
          <table:table-cell office:value-type="float" office:value="149.4" calcext:value-type="float">
            <text:p>1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.5" calcext:value-type="float">
            <text:p>128.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.4" calcext:value-type="float">
            <text:p>107.4</text:p>
          </table:table-cell>
          <table:table-cell office:value-type="float" office:value="148.9" calcext:value-type="float">
            <text:p>1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8.2" calcext:value-type="float">
            <text:p>128.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07.2" calcext:value-type="float">
            <text:p>107.2</text:p>
          </table:table-cell>
          <table:table-cell office:value-type="float" office:value="148.4" calcext:value-type="float">
            <text:p>1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7.8" calcext:value-type="float">
            <text:p>127.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106.9" calcext:value-type="float">
            <text:p>106.9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7.6" calcext:value-type="float">
            <text:p>127.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06.7" calcext:value-type="float">
            <text:p>106.7</text:p>
          </table:table-cell>
          <table:table-cell office:value-type="float" office:value="147.9" calcext:value-type="float">
            <text:p>1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6.2" calcext:value-type="float">
            <text:p>106.2</text:p>
          </table:table-cell>
          <table:table-cell office:value-type="float" office:value="147.3" calcext:value-type="float">
            <text:p>1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6.8" calcext:value-type="float">
            <text:p>126.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06.1" calcext:value-type="float">
            <text:p>106.1</text:p>
          </table:table-cell>
          <table:table-cell office:value-type="float" office:value="146.7" calcext:value-type="float">
            <text:p>14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6.4" calcext:value-type="float">
            <text:p>126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05.9" calcext:value-type="float">
            <text:p>105.9</text:p>
          </table:table-cell>
          <table:table-cell office:value-type="float" office:value="146.4" calcext:value-type="float">
            <text:p>14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6.2" calcext:value-type="float">
            <text:p>126.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05.9" calcext:value-type="float">
            <text:p>105.9</text:p>
          </table:table-cell>
          <table:table-cell office:value-type="float" office:value="145.7" calcext:value-type="float">
            <text:p>14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5.8" calcext:value-type="float">
            <text:p>125.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5.4" calcext:value-type="float">
            <text:p>105.4</text:p>
          </table:table-cell>
          <table:table-cell office:value-type="float" office:value="144.9" calcext:value-type="float">
            <text:p>14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5.1" calcext:value-type="float">
            <text:p>125.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05.2" calcext:value-type="float">
            <text:p>105.2</text:p>
          </table:table-cell>
          <table:table-cell office:value-type="float" office:value="144.6" calcext:value-type="float">
            <text:p>14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4.9" calcext:value-type="float">
            <text:p>124.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05.1" calcext:value-type="float">
            <text:p>105.1</text:p>
          </table:table-cell>
          <table:table-cell office:value-type="float" office:value="144.4" calcext:value-type="float">
            <text:p>1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4.7" calcext:value-type="float">
            <text:p>124.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04.9" calcext:value-type="float">
            <text:p>104.9</text:p>
          </table:table-cell>
          <table:table-cell office:value-type="float" office:value="144.1" calcext:value-type="float">
            <text:p>14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4.5" calcext:value-type="float">
            <text:p>124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4.7" calcext:value-type="float">
            <text:p>104.7</text:p>
          </table:table-cell>
          <table:table-cell office:value-type="float" office:value="143.9" calcext:value-type="float">
            <text:p>1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4.3" calcext:value-type="float">
            <text:p>124.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04.3" calcext:value-type="float">
            <text:p>104.3</text:p>
          </table:table-cell>
          <table:table-cell office:value-type="float" office:value="143.8" calcext:value-type="float">
            <text:p>14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04.2" calcext:value-type="float">
            <text:p>104.2</text:p>
          </table:table-cell>
          <table:table-cell office:value-type="float" office:value="143.4" calcext:value-type="float">
            <text:p>14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3.8" calcext:value-type="float">
            <text:p>123.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03.9" calcext:value-type="float">
            <text:p>103.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3.4" calcext:value-type="float">
            <text:p>123.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3.5" calcext:value-type="float">
            <text:p>103.5</text:p>
          </table:table-cell>
          <table:table-cell office:value-type="float" office:value="142.5" calcext:value-type="float">
            <text:p>14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03.2" calcext:value-type="float">
            <text:p>103.2</text:p>
          </table:table-cell>
          <table:table-cell office:value-type="float" office:value="141.9" calcext:value-type="float">
            <text:p>14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2.6" calcext:value-type="float">
            <text:p>122.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02.9" calcext:value-type="float">
            <text:p>102.9</text:p>
          </table:table-cell>
          <table:table-cell office:value-type="float" office:value="141.9" calcext:value-type="float">
            <text:p>14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2.4" calcext:value-type="float">
            <text:p>122.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02.6" calcext:value-type="float">
            <text:p>102.6</text:p>
          </table:table-cell>
          <table:table-cell office:value-type="float" office:value="141.5" calcext:value-type="float">
            <text:p>14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2.2" calcext:value-type="float">
            <text:p>102.2</text:p>
          </table:table-cell>
          <table:table-cell office:value-type="float" office:value="141.2" calcext:value-type="float">
            <text:p>14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1.7" calcext:value-type="float">
            <text:p>121.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01.8" calcext:value-type="float">
            <text:p>101.8</text:p>
          </table:table-cell>
          <table:table-cell office:value-type="float" office:value="140.6" calcext:value-type="float">
            <text:p>1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1.2" calcext:value-type="float">
            <text:p>121.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01.6" calcext:value-type="float">
            <text:p>101.6</text:p>
          </table:table-cell>
          <table:table-cell office:value-type="float" office:value="139.9" calcext:value-type="float">
            <text:p>13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0.8" calcext:value-type="float">
            <text:p>120.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01.4" calcext:value-type="float">
            <text:p>101.4</text:p>
          </table:table-cell>
          <table:table-cell office:value-type="float" office:value="139.2" calcext:value-type="float">
            <text:p>13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0.3" calcext:value-type="float">
            <text:p>120.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.8" calcext:value-type="float">
            <text:p>100.8</text:p>
          </table:table-cell>
          <table:table-cell office:value-type="float" office:value="138.8" calcext:value-type="float">
            <text:p>1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9.8" calcext:value-type="float">
            <text:p>119.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00.6" calcext:value-type="float">
            <text:p>100.6</text:p>
          </table:table-cell>
          <table:table-cell office:value-type="float" office:value="138.4" calcext:value-type="float">
            <text:p>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9.5" calcext:value-type="float">
            <text:p>119.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00.4" calcext:value-type="float">
            <text:p>100.4</text:p>
          </table:table-cell>
          <table:table-cell office:value-type="float" office:value="138.4" calcext:value-type="float">
            <text:p>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9.4" calcext:value-type="float">
            <text:p>119.4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00.1" calcext:value-type="float">
            <text:p>100.1</text:p>
          </table:table-cell>
          <table:table-cell office:value-type="float" office:value="138.1" calcext:value-type="float">
            <text:p>13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9.1" calcext:value-type="float">
            <text:p>119.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9.9" calcext:value-type="float">
            <text:p>99.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8.9" calcext:value-type="float">
            <text:p>118.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99.6" calcext:value-type="float">
            <text:p>99.6</text:p>
          </table:table-cell>
          <table:table-cell office:value-type="float" office:value="137.4" calcext:value-type="float">
            <text:p>13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8.5" calcext:value-type="float">
            <text:p>118.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99.4" calcext:value-type="float">
            <text:p>99.4</text:p>
          </table:table-cell>
          <table:table-cell office:value-type="float" office:value="136.9" calcext:value-type="float">
            <text:p>1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8.2" calcext:value-type="float">
            <text:p>118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99.1" calcext:value-type="float">
            <text:p>99.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8.1" calcext:value-type="float">
            <text:p>118.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8.8" calcext:value-type="float">
            <text:p>98.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7.9" calcext:value-type="float">
            <text:p>117.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98.5" calcext:value-type="float">
            <text:p>98.5</text:p>
          </table:table-cell>
          <table:table-cell office:value-type="float" office:value="136.6" calcext:value-type="float">
            <text:p>13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7.6" calcext:value-type="float">
            <text:p>117.6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98.2" calcext:value-type="float">
            <text:p>98.2</text:p>
          </table:table-cell>
          <table:table-cell office:value-type="float" office:value="136.8" calcext:value-type="float">
            <text:p>1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7.5" calcext:value-type="float">
            <text:p>117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97.9" calcext:value-type="float">
            <text:p>97.9</text:p>
          </table:table-cell>
          <table:table-cell office:value-type="float" office:value="136.3" calcext:value-type="float">
            <text:p>13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7.6" calcext:value-type="float">
            <text:p>97.6</text:p>
          </table:table-cell>
          <table:table-cell office:value-type="float" office:value="135.4" calcext:value-type="float">
            <text:p>13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97.4" calcext:value-type="float">
            <text:p>97.4</text:p>
          </table:table-cell>
          <table:table-cell office:value-type="float" office:value="135.1" calcext:value-type="float">
            <text:p>13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6.2" calcext:value-type="float">
            <text:p>116.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97.1" calcext:value-type="float">
            <text:p>97.1</text:p>
          </table:table-cell>
          <table:table-cell office:value-type="float" office:value="134.8" calcext:value-type="float">
            <text:p>13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5.9" calcext:value-type="float">
            <text:p>115.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96.8" calcext:value-type="float">
            <text:p>96.8</text:p>
          </table:table-cell>
          <table:table-cell office:value-type="float" office:value="134.5" calcext:value-type="float">
            <text:p>1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5.6" calcext:value-type="float">
            <text:p>115.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6.5" calcext:value-type="float">
            <text:p>96.5</text:p>
          </table:table-cell>
          <table:table-cell office:value-type="float" office:value="134.1" calcext:value-type="float">
            <text:p>13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5.3" calcext:value-type="float">
            <text:p>115.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7.2" calcext:value-type="float">
            <text:p>347.2</text:p>
          </table:table-cell>
          <table:table-cell office:value-type="float" office:value="96.2" calcext:value-type="float">
            <text:p>96.2</text:p>
          </table:table-cell>
          <table:table-cell office:value-type="float" office:value="133.8" calcext:value-type="float">
            <text:p>13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95.9" calcext:value-type="float">
            <text:p>95.9</text:p>
          </table:table-cell>
          <table:table-cell office:value-type="float" office:value="133.3" calcext:value-type="float">
            <text:p>1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4.6" calcext:value-type="float">
            <text:p>114.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95.8" calcext:value-type="float">
            <text:p>95.8</text:p>
          </table:table-cell>
          <table:table-cell office:value-type="float" office:value="132.9" calcext:value-type="float">
            <text:p>1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4.3" calcext:value-type="float">
            <text:p>114.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5.5" calcext:value-type="float">
            <text:p>95.5</text:p>
          </table:table-cell>
          <table:table-cell office:value-type="float" office:value="132.5" calcext:value-type="float">
            <text:p>1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95.4" calcext:value-type="float">
            <text:p>95.4</text:p>
          </table:table-cell>
          <table:table-cell office:value-type="float" office:value="131.9" calcext:value-type="float">
            <text:p>13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3.7" calcext:value-type="float">
            <text:p>113.7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95.4" calcext:value-type="float">
            <text:p>95.4</text:p>
          </table:table-cell>
          <table:table-cell office:value-type="float" office:value="131.2" calcext:value-type="float">
            <text:p>1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3.3" calcext:value-type="float">
            <text:p>113.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95.2" calcext:value-type="float">
            <text:p>95.2</text:p>
          </table:table-cell>
          <table:table-cell office:value-type="float" office:value="130.5" calcext:value-type="float">
            <text:p>1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2.9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5" calcext:value-type="float">
            <text:p>95</text:p>
          </table:table-cell>
          <table:table-cell office:value-type="float" office:value="130.1" calcext:value-type="float">
            <text:p>1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.6" calcext:value-type="float">
            <text:p>112.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9.2" calcext:value-type="float">
            <text:p>349.2</text:p>
          </table:table-cell>
          <table:table-cell office:value-type="float" office:value="94.9" calcext:value-type="float">
            <text:p>94.9</text:p>
          </table:table-cell>
          <table:table-cell office:value-type="float" office:value="129.9" calcext:value-type="float">
            <text:p>1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94.5" calcext:value-type="float">
            <text:p>94.5</text:p>
          </table:table-cell>
          <table:table-cell office:value-type="float" office:value="129.3" calcext:value-type="float">
            <text:p>1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1.9" calcext:value-type="float">
            <text:p>111.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49.8" calcext:value-type="float">
            <text:p>349.8</text:p>
          </table:table-cell>
          <table:table-cell office:value-type="float" office:value="94.4" calcext:value-type="float">
            <text:p>94.4</text:p>
          </table:table-cell>
          <table:table-cell office:value-type="float" office:value="129.4" calcext:value-type="float">
            <text:p>1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1.9" calcext:value-type="float">
            <text:p>111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4.2" calcext:value-type="float">
            <text:p>94.2</text:p>
          </table:table-cell>
          <table:table-cell office:value-type="float" office:value="128.9" calcext:value-type="float">
            <text:p>12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.5" calcext:value-type="float">
            <text:p>111.5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93.9" calcext:value-type="float">
            <text:p>93.9</text:p>
          </table:table-cell>
          <table:table-cell office:value-type="float" office:value="128.7" calcext:value-type="float">
            <text:p>12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.3" calcext:value-type="float">
            <text:p>111.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93.6" calcext:value-type="float">
            <text:p>93.6</text:p>
          </table:table-cell>
          <table:table-cell office:value-type="float" office:value="128.9" calcext:value-type="float">
            <text:p>12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93.4" calcext:value-type="float">
            <text:p>93.4</text:p>
          </table:table-cell>
          <table:table-cell office:value-type="float" office:value="128.5" calcext:value-type="float">
            <text:p>1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0.9" calcext:value-type="float">
            <text:p>110.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3.1" calcext:value-type="float">
            <text:p>93.1</text:p>
          </table:table-cell>
          <table:table-cell office:value-type="float" office:value="128.2" calcext:value-type="float">
            <text:p>12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0.7" calcext:value-type="float">
            <text:p>110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93" calcext:value-type="float">
            <text:p>93</text:p>
          </table:table-cell>
          <table:table-cell office:value-type="float" office:value="127.8" calcext:value-type="float">
            <text:p>1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0.4" calcext:value-type="float">
            <text:p>110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92.7" calcext:value-type="float">
            <text:p>92.7</text:p>
          </table:table-cell>
          <table:table-cell office:value-type="float" office:value="127.5" calcext:value-type="float">
            <text:p>12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92.4" calcext:value-type="float">
            <text:p>92.4</text:p>
          </table:table-cell>
          <table:table-cell office:value-type="float" office:value="127.2" calcext:value-type="float">
            <text:p>1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.8" calcext:value-type="float">
            <text:p>109.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.2" calcext:value-type="float">
            <text:p>92.2</text:p>
          </table:table-cell>
          <table:table-cell office:value-type="float" office:value="126.9" calcext:value-type="float">
            <text:p>12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9.6" calcext:value-type="float">
            <text:p>109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92" calcext:value-type="float">
            <text:p>92</text:p>
          </table:table-cell>
          <table:table-cell office:value-type="float" office:value="126.6" calcext:value-type="float">
            <text:p>12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9.3" calcext:value-type="float">
            <text:p>109.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91.8" calcext:value-type="float">
            <text:p>91.8</text:p>
          </table:table-cell>
          <table:table-cell office:value-type="float" office:value="126.4" calcext:value-type="float">
            <text:p>1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2.8" calcext:value-type="float">
            <text:p>352.8</text:p>
          </table:table-cell>
          <table:table-cell office:value-type="float" office:value="91.6" calcext:value-type="float">
            <text:p>91.6</text:p>
          </table:table-cell>
          <table:table-cell office:value-type="float" office:value="125.6" calcext:value-type="float">
            <text:p>12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8.6" calcext:value-type="float">
            <text:p>108.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1.4" calcext:value-type="float">
            <text:p>91.4</text:p>
          </table:table-cell>
          <table:table-cell office:value-type="float" office:value="125.2" calcext:value-type="float">
            <text:p>1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3" calcext:value-type="float">
            <text:p>108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91.1" calcext:value-type="float">
            <text:p>91.1</text:p>
          </table:table-cell>
          <table:table-cell office:value-type="float" office:value="125.1" calcext:value-type="float">
            <text:p>12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1" calcext:value-type="float">
            <text:p>108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91" calcext:value-type="float">
            <text:p>91</text:p>
          </table:table-cell>
          <table:table-cell office:value-type="float" office:value="125.1" calcext:value-type="float">
            <text:p>12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90.7" calcext:value-type="float">
            <text:p>90.7</text:p>
          </table:table-cell>
          <table:table-cell office:value-type="float" office:value="124.4" calcext:value-type="float">
            <text:p>1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7.6" calcext:value-type="float">
            <text:p>107.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0.5" calcext:value-type="float">
            <text:p>90.5</text:p>
          </table:table-cell>
          <table:table-cell office:value-type="float" office:value="124.3" calcext:value-type="float">
            <text:p>12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7.4" calcext:value-type="float">
            <text:p>107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90.3" calcext:value-type="float">
            <text:p>90.3</text:p>
          </table:table-cell>
          <table:table-cell office:value-type="float" office:value="124.1" calcext:value-type="float">
            <text:p>12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7.2" calcext:value-type="float">
            <text:p>107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90.1" calcext:value-type="float">
            <text:p>90.1</text:p>
          </table:table-cell>
          <table:table-cell office:value-type="float" office:value="123.8" calcext:value-type="float">
            <text:p>1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.9" calcext:value-type="float">
            <text:p>106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89.9" calcext:value-type="float">
            <text:p>89.9</text:p>
          </table:table-cell>
          <table:table-cell office:value-type="float" office:value="123.4" calcext:value-type="float">
            <text:p>1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6.7" calcext:value-type="float">
            <text:p>106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9.8" calcext:value-type="float">
            <text:p>89.8</text:p>
          </table:table-cell>
          <table:table-cell office:value-type="float" office:value="122.8" calcext:value-type="float">
            <text:p>1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6.3" calcext:value-type="float">
            <text:p>106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89.7" calcext:value-type="float">
            <text:p>89.7</text:p>
          </table:table-cell>
          <table:table-cell office:value-type="float" office:value="122.4" calcext:value-type="float">
            <text:p>1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6.1" calcext:value-type="float">
            <text:p>106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89.4" calcext:value-type="float">
            <text:p>89.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5.7" calcext:value-type="float">
            <text:p>105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89.4" calcext:value-type="float">
            <text:p>89.4</text:p>
          </table:table-cell>
          <table:table-cell office:value-type="float" office:value="121.8" calcext:value-type="float">
            <text:p>12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5.6" calcext:value-type="float">
            <text:p>105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9.2" calcext:value-type="float">
            <text:p>89.2</text:p>
          </table:table-cell>
          <table:table-cell office:value-type="float" office:value="121.5" calcext:value-type="float">
            <text:p>12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5.3" calcext:value-type="float">
            <text:p>105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89" calcext:value-type="float">
            <text:p>89</text:p>
          </table:table-cell>
          <table:table-cell office:value-type="float" office:value="121.2" calcext:value-type="float">
            <text:p>1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5.1" calcext:value-type="float">
            <text:p>105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88.9" calcext:value-type="float">
            <text:p>88.9</text:p>
          </table:table-cell>
          <table:table-cell office:value-type="float" office:value="120.9" calcext:value-type="float">
            <text:p>1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4.9" calcext:value-type="float">
            <text:p>104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88.8" calcext:value-type="float">
            <text:p>88.8</text:p>
          </table:table-cell>
          <table:table-cell office:value-type="float" office:value="120.6" calcext:value-type="float">
            <text:p>12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4.7" calcext:value-type="float">
            <text:p>104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8.7" calcext:value-type="float">
            <text:p>88.7</text:p>
          </table:table-cell>
          <table:table-cell office:value-type="float" office:value="120.2" calcext:value-type="float">
            <text:p>12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4.5" calcext:value-type="float">
            <text:p>104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88.4" calcext:value-type="float">
            <text:p>88.4</text:p>
          </table:table-cell>
          <table:table-cell office:value-type="float" office:value="119.8" calcext:value-type="float">
            <text:p>1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88.2" calcext:value-type="float">
            <text:p>88.2</text:p>
          </table:table-cell>
          <table:table-cell office:value-type="float" office:value="119.4" calcext:value-type="float">
            <text:p>11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3.8" calcext:value-type="float">
            <text:p>103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7.8" calcext:value-type="float">
            <text:p>357.8</text:p>
          </table:table-cell>
          <table:table-cell office:value-type="float" office:value="88.1" calcext:value-type="float">
            <text:p>88.1</text:p>
          </table:table-cell>
          <table:table-cell office:value-type="float" office:value="119.1" calcext:value-type="float">
            <text:p>1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3.6" calcext:value-type="float">
            <text:p>103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.1" calcext:value-type="float">
            <text:p>88.1</text:p>
          </table:table-cell>
          <table:table-cell office:value-type="float" office:value="118.9" calcext:value-type="float">
            <text:p>1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3.5" calcext:value-type="float">
            <text:p>103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8.2" calcext:value-type="float">
            <text:p>358.2</text:p>
          </table:table-cell>
          <table:table-cell office:value-type="float" office:value="87.8" calcext:value-type="float">
            <text:p>87.8</text:p>
          </table:table-cell>
          <table:table-cell office:value-type="float" office:value="118.6" calcext:value-type="float">
            <text:p>11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3.2" calcext:value-type="float">
            <text:p>103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87.6" calcext:value-type="float">
            <text:p>87.6</text:p>
          </table:table-cell>
          <table:table-cell office:value-type="float" office:value="118.2" calcext:value-type="float">
            <text:p>1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8.8" calcext:value-type="float">
            <text:p>358.8</text:p>
          </table:table-cell>
          <table:table-cell office:value-type="float" office:value="87.4" calcext:value-type="float">
            <text:p>87.4</text:p>
          </table:table-cell>
          <table:table-cell office:value-type="float" office:value="117.9" calcext:value-type="float">
            <text:p>1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2.7" calcext:value-type="float">
            <text:p>102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7.2" calcext:value-type="float">
            <text:p>87.2</text:p>
          </table:table-cell>
          <table:table-cell office:value-type="float" office:value="117.7" calcext:value-type="float">
            <text:p>11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2.4" calcext:value-type="float">
            <text:p>102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87.1" calcext:value-type="float">
            <text:p>87.1</text:p>
          </table:table-cell>
          <table:table-cell office:value-type="float" office:value="117.2" calcext:value-type="float">
            <text:p>1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86.9" calcext:value-type="float">
            <text:p>86.9</text:p>
          </table:table-cell>
          <table:table-cell office:value-type="float" office:value="116.9" calcext:value-type="float">
            <text:p>1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59.8" calcext:value-type="float">
            <text:p>359.8</text:p>
          </table:table-cell>
          <table:table-cell office:value-type="float" office:value="86.8" calcext:value-type="float">
            <text:p>86.8</text:p>
          </table:table-cell>
          <table:table-cell office:value-type="float" office:value="116.3" calcext:value-type="float">
            <text:p>1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1.6" calcext:value-type="float">
            <text:p>101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6.8" calcext:value-type="float">
            <text:p>86.8</text:p>
          </table:table-cell>
          <table:table-cell office:value-type="float" office:value="116.2" calcext:value-type="float">
            <text:p>11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86.4" calcext:value-type="float">
            <text:p>86.4</text:p>
          </table:table-cell>
          <table:table-cell office:value-type="float" office:value="115.9" calcext:value-type="float">
            <text:p>11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1.2" calcext:value-type="float">
            <text:p>101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86.3" calcext:value-type="float">
            <text:p>86.3</text:p>
          </table:table-cell>
          <table:table-cell office:value-type="float" office:value="115.8" calcext:value-type="float">
            <text:p>1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86.1" calcext:value-type="float">
            <text:p>86.1</text:p>
          </table:table-cell>
          <table:table-cell office:value-type="float" office:value="115.4" calcext:value-type="float">
            <text:p>11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5.8" calcext:value-type="float">
            <text:p>85.8</text:p>
          </table:table-cell>
          <table:table-cell office:value-type="float" office:value="114.8" calcext:value-type="float">
            <text:p>11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.3" calcext:value-type="float">
            <text:p>100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85.6" calcext:value-type="float">
            <text:p>85.6</text:p>
          </table:table-cell>
          <table:table-cell office:value-type="float" office:value="114.4" calcext:value-type="float">
            <text:p>11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85.6" calcext:value-type="float">
            <text:p>85.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1.8" calcext:value-type="float">
            <text:p>361.8</text:p>
          </table:table-cell>
          <table:table-cell office:value-type="float" office:value="85.4" calcext:value-type="float">
            <text:p>85.4</text:p>
          </table:table-cell>
          <table:table-cell office:value-type="float" office:value="113.6" calcext:value-type="float">
            <text:p>1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5.2" calcext:value-type="float">
            <text:p>85.2</text:p>
          </table:table-cell>
          <table:table-cell office:value-type="float" office:value="113.3" calcext:value-type="float">
            <text:p>1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85.1" calcext:value-type="float">
            <text:p>85.1</text:p>
          </table:table-cell>
          <table:table-cell office:value-type="float" office:value="113.2" calcext:value-type="float">
            <text:p>1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9.2" calcext:value-type="float">
            <text:p>99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85.1" calcext:value-type="float">
            <text:p>85.1</text:p>
          </table:table-cell>
          <table:table-cell office:value-type="float" office:value="112.7" calcext:value-type="float">
            <text:p>1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2.8" calcext:value-type="float">
            <text:p>362.8</text:p>
          </table:table-cell>
          <table:table-cell office:value-type="float" office:value="84.9" calcext:value-type="float">
            <text:p>84.9</text:p>
          </table:table-cell>
          <table:table-cell office:value-type="float" office:value="112.4" calcext:value-type="float">
            <text:p>1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4.7" calcext:value-type="float">
            <text:p>84.7</text:p>
          </table:table-cell>
          <table:table-cell office:value-type="float" office:value="112.2" calcext:value-type="float">
            <text:p>1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8.4" calcext:value-type="float">
            <text:p>98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3.2" calcext:value-type="float">
            <text:p>363.2</text:p>
          </table:table-cell>
          <table:table-cell office:value-type="float" office:value="84.6" calcext:value-type="float">
            <text:p>84.6</text:p>
          </table:table-cell>
          <table:table-cell office:value-type="float" office:value="112.2" calcext:value-type="float">
            <text:p>1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8.4" calcext:value-type="float">
            <text:p>98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84.4" calcext:value-type="float">
            <text:p>84.4</text:p>
          </table:table-cell>
          <table:table-cell office:value-type="float" office:value="112.2" calcext:value-type="float">
            <text:p>11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8.3" calcext:value-type="float">
            <text:p>98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3.8" calcext:value-type="float">
            <text:p>363.8</text:p>
          </table:table-cell>
          <table:table-cell office:value-type="float" office:value="84.3" calcext:value-type="float">
            <text:p>84.3</text:p>
          </table:table-cell>
          <table:table-cell office:value-type="float" office:value="112.3" calcext:value-type="float">
            <text:p>1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8.3" calcext:value-type="float">
            <text:p>98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4.2" calcext:value-type="float">
            <text:p>84.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4.2" calcext:value-type="float">
            <text:p>364.2</text:p>
          </table:table-cell>
          <table:table-cell office:value-type="float" office:value="83.9" calcext:value-type="float">
            <text:p>83.9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7.8" calcext:value-type="float">
            <text:p>97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83.8" calcext:value-type="float">
            <text:p>83.8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7.8" calcext:value-type="float">
            <text:p>97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4.8" calcext:value-type="float">
            <text:p>364.8</text:p>
          </table:table-cell>
          <table:table-cell office:value-type="float" office:value="83.6" calcext:value-type="float">
            <text:p>83.6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3.9" calcext:value-type="float">
            <text:p>83.9</text:p>
          </table:table-cell>
          <table:table-cell office:value-type="float" office:value="112.3" calcext:value-type="float">
            <text:p>1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5.2" calcext:value-type="float">
            <text:p>365.2</text:p>
          </table:table-cell>
          <table:table-cell office:value-type="float" office:value="83.4" calcext:value-type="float">
            <text:p>83.4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83.2" calcext:value-type="float">
            <text:p>83.2</text:p>
          </table:table-cell>
          <table:table-cell office:value-type="float" office:value="111.6" calcext:value-type="float">
            <text:p>11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5.8" calcext:value-type="float">
            <text:p>365.8</text:p>
          </table:table-cell>
          <table:table-cell office:value-type="float" office:value="83.6" calcext:value-type="float">
            <text:p>83.6</text:p>
          </table:table-cell>
          <table:table-cell office:value-type="float" office:value="111.7" calcext:value-type="float">
            <text:p>1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3.4" calcext:value-type="float">
            <text:p>83.4</text:p>
          </table:table-cell>
          <table:table-cell office:value-type="float" office:value="111.4" calcext:value-type="float">
            <text:p>1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83.2" calcext:value-type="float">
            <text:p>83.2</text:p>
          </table:table-cell>
          <table:table-cell office:value-type="float" office:value="110.9" calcext:value-type="float">
            <text:p>1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82.4" calcext:value-type="float">
            <text:p>82.4</text:p>
          </table:table-cell>
          <table:table-cell office:value-type="float" office:value="110.2" calcext:value-type="float">
            <text:p>1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6.3" calcext:value-type="float">
            <text:p>96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float" office:value="82.8" calcext:value-type="float">
            <text:p>82.8</text:p>
          </table:table-cell>
          <table:table-cell office:value-type="float" office:value="110.6" calcext:value-type="float">
            <text:p>1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6.7" calcext:value-type="float">
            <text:p>96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2.6" calcext:value-type="float">
            <text:p>82.6</text:p>
          </table:table-cell>
          <table:table-cell office:value-type="float" office:value="110.4" calcext:value-type="float">
            <text:p>1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7.2" calcext:value-type="float">
            <text:p>367.2</text:p>
          </table:table-cell>
          <table:table-cell office:value-type="float" office:value="82.4" calcext:value-type="float">
            <text:p>82.4</text:p>
          </table:table-cell>
          <table:table-cell office:value-type="float" office:value="109.9" calcext:value-type="float">
            <text:p>1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82.4" calcext:value-type="float">
            <text:p>82.4</text:p>
          </table:table-cell>
          <table:table-cell office:value-type="float" office:value="109.6" calcext:value-type="float">
            <text:p>10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7.8" calcext:value-type="float">
            <text:p>367.8</text:p>
          </table:table-cell>
          <table:table-cell office:value-type="float" office:value="81.6" calcext:value-type="float">
            <text:p>81.6</text:p>
          </table:table-cell>
          <table:table-cell office:value-type="float" office:value="108.5" calcext:value-type="float">
            <text:p>1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2" calcext:value-type="float">
            <text:p>82</text:p>
          </table:table-cell>
          <table:table-cell office:value-type="float" office:value="109.1" calcext:value-type="float">
            <text:p>10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8.2" calcext:value-type="float">
            <text:p>368.2</text:p>
          </table:table-cell>
          <table:table-cell office:value-type="float" office:value="81.8" calcext:value-type="float">
            <text:p>81.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81.9" calcext:value-type="float">
            <text:p>81.9</text:p>
          </table:table-cell>
          <table:table-cell office:value-type="float" office:value="108.8" calcext:value-type="float">
            <text:p>10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8.8" calcext:value-type="float">
            <text:p>368.8</text:p>
          </table:table-cell>
          <table:table-cell office:value-type="float" office:value="81.7" calcext:value-type="float">
            <text:p>81.7</text:p>
          </table:table-cell>
          <table:table-cell office:value-type="float" office:value="108.6" calcext:value-type="float">
            <text:p>10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1.4" calcext:value-type="float">
            <text:p>81.4</text:p>
          </table:table-cell>
          <table:table-cell office:value-type="float" office:value="108.6" calcext:value-type="float">
            <text:p>10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81.4" calcext:value-type="float">
            <text:p>81.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4.7" calcext:value-type="float">
            <text:p>94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81.1" calcext:value-type="float">
            <text:p>81.1</text:p>
          </table:table-cell>
          <table:table-cell office:value-type="float" office:value="107.9" calcext:value-type="float">
            <text:p>10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69.8" calcext:value-type="float">
            <text:p>369.8</text:p>
          </table:table-cell>
          <table:table-cell office:value-type="float" office:value="81.1" calcext:value-type="float">
            <text:p>81.1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 office:value-type="float" office:value="107.3" calcext:value-type="float">
            <text:p>10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4.2" calcext:value-type="float">
            <text:p>94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float" office:value="370.2" calcext:value-type="float">
            <text:p>370.2</text:p>
          </table:table-cell>
          <table:table-cell office:value-type="float" office:value="80.9" calcext:value-type="float">
            <text:p>80.9</text:p>
          </table:table-cell>
          <table:table-cell office:value-type="float" office:value="107.1" calcext:value-type="float">
            <text:p>10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REFLOW</text:p>
          </table:table-cell>
        </table:table-row>
        <table:table-row table:style-name="ro1">
          <table:table-cell office:value-type="string" calcext:value-type="string">
            <text:p>Reflow don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Time</text:p>
          </table:table-cell>
          <table:table-cell office:value-type="string" calcext:value-type="string">
            <text:p><text:s text:c="2"/>Temp0</text:p>
          </table:table-cell>
          <table:table-cell office:value-type="string" calcext:value-type="string">
            <text:p><text:s/>Temp1</text:p>
          </table:table-cell>
          <table:table-cell office:value-type="string" calcext:value-type="string">
            <text:p><text:s/>Temp2</text:p>
          </table:table-cell>
          <table:table-cell office:value-type="string" calcext:value-type="string">
            <text:p><text:s/>Temp3</text:p>
          </table:table-cell>
          <table:table-cell office:value-type="string" calcext:value-type="string">
            <text:p><text:s text:c="2"/>Se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<text:s/>Hea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 text:c="2"/>ColdJ</text:p>
          </table:table-cell>
          <table:table-cell office:value-type="string" calcext:value-type="string">
            <text:p><text:s/>Mo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106.7" calcext:value-type="float">
            <text:p>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.7" calcext:value-type="float">
            <text:p>93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106.4" calcext:value-type="float">
            <text:p>10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6.2" calcext:value-type="float">
            <text:p>1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.3" calcext:value-type="float">
            <text:p>93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5.9" calcext:value-type="float">
            <text:p>10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.2" calcext:value-type="float">
            <text:p>93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105.9" calcext:value-type="float">
            <text:p>10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.1" calcext:value-type="float">
            <text:p>93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05.4" calcext:value-type="float">
            <text:p>10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.8" calcext:value-type="float">
            <text:p>92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05.1" calcext:value-type="float">
            <text:p>10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104.9" calcext:value-type="float">
            <text:p>10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104.7" calcext:value-type="float">
            <text:p>10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104.4" calcext:value-type="float">
            <text:p>1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04.4" calcext:value-type="float">
            <text:p>1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8" calcext:value-type="float">
            <text:p>91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104.6" calcext:value-type="float">
            <text:p>10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04.4" calcext:value-type="float">
            <text:p>1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8" calcext:value-type="float">
            <text:p>91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4.2" calcext:value-type="float">
            <text:p>1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6" calcext:value-type="float">
            <text:p>91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104.2" calcext:value-type="float">
            <text:p>1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7" calcext:value-type="float">
            <text:p>78.7</text:p>
          </table:table-cell>
          <table:table-cell office:value-type="float" office:value="104.1" calcext:value-type="float">
            <text:p>10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4" calcext:value-type="float">
            <text:p>91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103.8" calcext:value-type="float">
            <text:p>1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4" calcext:value-type="float">
            <text:p>78.4</text:p>
          </table:table-cell>
          <table:table-cell office:value-type="float" office:value="103.6" calcext:value-type="float">
            <text:p>1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103.4" calcext:value-type="float">
            <text:p>10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102.9" calcext:value-type="float">
            <text:p>10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102.6" calcext:value-type="float">
            <text:p>1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9" calcext:value-type="float">
            <text:p>77.9</text:p>
          </table:table-cell>
          <table:table-cell office:value-type="float" office:value="102.2" calcext:value-type="float">
            <text:p>1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8" calcext:value-type="float">
            <text:p>89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101.7" calcext:value-type="float">
            <text:p>1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7" calcext:value-type="float">
            <text:p>89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01.6" calcext:value-type="float">
            <text:p>1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6" calcext:value-type="float">
            <text:p>89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01.4" calcext:value-type="float">
            <text:p>10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4" calcext:value-type="float">
            <text:p>77.4</text:p>
          </table:table-cell>
          <table:table-cell office:value-type="float" office:value="101.2" calcext:value-type="float">
            <text:p>1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3" calcext:value-type="float">
            <text:p>89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.1" calcext:value-type="float">
            <text:p>89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3" calcext:value-type="float">
            <text:p>77.3</text:p>
          </table:table-cell>
          <table:table-cell office:value-type="float" office:value="100.7" calcext:value-type="float">
            <text:p>1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100.6" calcext:value-type="float">
            <text:p>10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8" calcext:value-type="float">
            <text:p>88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.4" calcext:value-type="float">
            <text:p>10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7" calcext:value-type="float">
            <text:p>88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.2" calcext:value-type="float">
            <text:p>1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.2" calcext:value-type="float">
            <text:p>1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8.1" calcext:value-type="float">
            <text:p>88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.3" calcext:value-type="float">
            <text:p>87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98.3" calcext:value-type="float">
            <text:p>9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8" calcext:value-type="float">
            <text:p>75.8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97.9" calcext:value-type="float">
            <text:p>9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97.6" calcext:value-type="float">
            <text:p>9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8" calcext:value-type="float">
            <text:p>74.8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5.8" calcext:value-type="float">
            <text:p>85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4.9" calcext:value-type="float">
            <text:p>84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94.8" calcext:value-type="float">
            <text:p>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  <table:table-cell office:value-type="float" office:value="92.8" calcext:value-type="float">
            <text:p>9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.6</text:p>
          </table:table-cell>
          <table:table-cell office:value-type="float" office:value="91.4" calcext:value-type="float">
            <text:p>9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office:value-type="float" office:value="89.1" calcext:value-type="float">
            <text:p>8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6.8" calcext:value-type="float">
            <text:p>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.2" calcext:value-type="float">
            <text:p>76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83.4" calcext:value-type="float">
            <text:p>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.4</text:p>
          </table:table-cell>
          <table:table-cell office:value-type="float" office:value="81.9" calcext:value-type="float">
            <text:p>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80.6" calcext:value-type="float">
            <text:p>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79.6" calcext:value-type="float">
            <text:p>7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</text:p>
          </table:table-cell>
          <table:table-cell office:value-type="float" office:value="78.9" calcext:value-type="float">
            <text:p>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78.4" calcext:value-type="float">
            <text:p>7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office:value-type="float" office:value="75.1" calcext:value-type="float">
            <text:p>7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.7" calcext:value-type="float">
            <text:p>67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74.1" calcext:value-type="float">
            <text:p>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.1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2" calcext:value-type="float">
            <text:p>66.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0.9" calcext:value-type="float">
            <text:p>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.9" calcext:value-type="float">
            <text:p>63.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.3" calcext:value-type="float">
            <text:p>63.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.6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6" calcext:value-type="float">
            <text:p>62.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office:value-type="float" office:value="68.3" calcext:value-type="float">
            <text:p>6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7.8" calcext:value-type="float">
            <text:p>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  <table:table-cell office:value-type="float" office:value="67.2" calcext:value-type="float">
            <text:p>6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66.9" calcext:value-type="float">
            <text:p>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66.2" calcext:value-type="float">
            <text:p>6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65.7" calcext:value-type="float">
            <text:p>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2" calcext:value-type="float">
            <text:p>60.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7" calcext:value-type="float">
            <text:p>54.7</text:p>
          </table:table-cell>
          <table:table-cell office:value-type="float" office:value="65.4" calcext:value-type="float">
            <text:p>6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1" calcext:value-type="float">
            <text:p>59.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3.6" calcext:value-type="float">
            <text:p>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61.7" calcext:value-type="float">
            <text:p>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61.4" calcext:value-type="float">
            <text:p>6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.4" calcext:value-type="float">
            <text:p>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60.2" calcext:value-type="float">
            <text:p>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8" calcext:value-type="float">
            <text:p>57.8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3.1" calcext:value-type="float">
            <text:p>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.1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1" calcext:value-type="float">
            <text:p>59.1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64.7" calcext:value-type="float">
            <text:p>6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5.8" calcext:value-type="float">
            <text:p>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6.1" calcext:value-type="float">
            <text:p>6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65.8" calcext:value-type="float">
            <text:p>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2" calcext:value-type="float">
            <text:p>58.2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.9</text:p>
          </table:table-cell>
          <table:table-cell office:value-type="float" office:value="64.6" calcext:value-type="float">
            <text:p>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63.9" calcext:value-type="float">
            <text:p>6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2" calcext:value-type="float">
            <text:p>57.2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.2" calcext:value-type="float">
            <text:p>60.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2" calcext:value-type="float">
            <text:p>58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9" calcext:value-type="float">
            <text:p>57.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4" calcext:value-type="float">
            <text:p>55.4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4" calcext:value-type="float">
            <text:p>55.4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8" calcext:value-type="float">
            <text:p>55.8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7" calcext:value-type="float">
            <text:p>56.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9" calcext:value-type="float">
            <text:p>55.9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office:value-type="float" office:value="58.7" calcext:value-type="float">
            <text:p>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.6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8" calcext:value-type="float">
            <text:p>58.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1.1" calcext:value-type="float">
            <text:p>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1" calcext:value-type="float">
            <text:p>59.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1.4" calcext:value-type="float">
            <text:p>6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3" calcext:value-type="float">
            <text:p>59.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1.7" calcext:value-type="float">
            <text:p>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7" calcext:value-type="float">
            <text:p>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.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.6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office:value-type="float" office:value="63.1" calcext:value-type="float">
            <text:p>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3.3" calcext:value-type="float">
            <text:p>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63.3" calcext:value-type="float">
            <text:p>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7" calcext:value-type="float">
            <text:p>59.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8" calcext:value-type="float">
            <text:p>55.8</text:p>
          </table:table-cell>
          <table:table-cell office:value-type="float" office:value="63.1" calcext:value-type="float">
            <text:p>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62.2" calcext:value-type="float">
            <text:p>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.7" calcext:value-type="float">
            <text:p>58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.1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4" calcext:value-type="float">
            <text:p>49.4</text:p>
          </table:table-cell>
          <table:table-cell office:value-type="float" office:value="55.9" calcext:value-type="float">
            <text:p>5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4" calcext:value-type="float">
            <text:p>52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55.4" calcext:value-type="float">
            <text:p>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55.2" calcext:value-type="float">
            <text:p>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2" calcext:value-type="float">
            <text:p>52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5.1" calcext:value-type="float">
            <text:p>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" calcext:value-type="float">
            <text:p>48.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54.8" calcext:value-type="float">
            <text:p>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.6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54.4" calcext:value-type="float">
            <text:p>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54.1" calcext:value-type="float">
            <text:p>5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4" calcext:value-type="float">
            <text:p>51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54.4" calcext:value-type="float">
            <text:p>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6" calcext:value-type="float">
            <text:p>52.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5.1" calcext:value-type="float">
            <text:p>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5.4" calcext:value-type="float">
            <text:p>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1" calcext:value-type="float">
            <text:p>53.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8" calcext:value-type="float">
            <text:p>51.8</text:p>
          </table:table-cell>
          <table:table-cell office:value-type="float" office:value="55.8" calcext:value-type="float">
            <text:p>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string" calcext:value-type="string">
            <text:p># Time</text:p>
          </table:table-cell>
          <table:table-cell office:value-type="string" calcext:value-type="string">
            <text:p><text:s text:c="2"/>Temp0</text:p>
          </table:table-cell>
          <table:table-cell office:value-type="string" calcext:value-type="string">
            <text:p><text:s/>Temp1</text:p>
          </table:table-cell>
          <table:table-cell office:value-type="string" calcext:value-type="string">
            <text:p><text:s/>Temp2</text:p>
          </table:table-cell>
          <table:table-cell office:value-type="string" calcext:value-type="string">
            <text:p><text:s/>Temp3</text:p>
          </table:table-cell>
          <table:table-cell office:value-type="string" calcext:value-type="string">
            <text:p><text:s text:c="2"/>Se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<text:s/>Hea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 text:c="2"/>ColdJ</text:p>
          </table:table-cell>
          <table:table-cell office:value-type="string" calcext:value-type="string">
            <text:p><text:s/>Mo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3" calcext:value-type="float">
            <text:p>52.3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2.4" calcext:value-type="float">
            <text:p>52.4</text:p>
          </table:table-cell>
          <table:table-cell office:value-type="float" office:value="56.4" calcext:value-type="float">
            <text:p>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2.8" calcext:value-type="float">
            <text:p>52.8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" calcext:value-type="float">
            <text:p>52.9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3.1" calcext:value-type="float">
            <text:p>53.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3.1" calcext:value-type="float">
            <text:p>53.1</text:p>
          </table:table-cell>
          <table:table-cell office:value-type="float" office:value="57.3" calcext:value-type="float">
            <text:p>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BAKEStarting reflow with profile: CUSTOM #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Time</text:p>
          </table:table-cell>
          <table:table-cell office:value-type="string" calcext:value-type="string">
            <text:p><text:s text:c="2"/>Temp0</text:p>
          </table:table-cell>
          <table:table-cell office:value-type="string" calcext:value-type="string">
            <text:p><text:s/>Temp1</text:p>
          </table:table-cell>
          <table:table-cell office:value-type="string" calcext:value-type="string">
            <text:p><text:s/>Temp2</text:p>
          </table:table-cell>
          <table:table-cell office:value-type="string" calcext:value-type="string">
            <text:p><text:s/>Temp3</text:p>
          </table:table-cell>
          <table:table-cell office:value-type="string" calcext:value-type="string">
            <text:p><text:s text:c="2"/>Se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<text:s/>Hea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 text:c="2"/>ColdJ</text:p>
          </table:table-cell>
          <table:table-cell office:value-type="string" calcext:value-type="string">
            <text:p><text:s/>Mo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8.4" calcext:value-type="float">
            <text:p>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8.7" calcext:value-type="float">
            <text:p>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string" calcext:value-type="string">
            <text:p>Flushing NV copy to EE...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8" calcext:value-type="float">
            <text:p>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string" calcext:value-type="string">
            <text:p>Flushing NV copy to EE...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6" calcext:value-type="float">
            <text:p>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2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8" calcext:value-type="float">
            <text:p>55.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7" calcext:value-type="float">
            <text:p>55.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9" calcext:value-type="float">
            <text:p>54.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8" calcext:value-type="float">
            <text:p>54.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6" calcext:value-type="float">
            <text:p>51.6</text:p>
          </table:table-cell>
          <table:table-cell office:value-type="float" office:value="58.7" calcext:value-type="float">
            <text:p>5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.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8.1" calcext:value-type="float">
            <text:p>5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6" calcext:value-type="float">
            <text:p>54.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.3" calcext:value-type="float">
            <text:p>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56.4" calcext:value-type="float">
            <text:p>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6" calcext:value-type="float">
            <text:p>5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TANDB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08:49:58.7082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8:50:01.519899000</meta:creation-date>
    <meta:editing-duration>PT11H20M9S</meta:editing-duration>
    <meta:editing-cycles>2</meta:editing-cycles>
    <meta:generator>LibreOffice/5.0.5.2$MacOSX_X86_64 LibreOffice_project/55b006a02d247b5f7215fc6ea0fde844b30035b3</meta:generator>
    <dc:date>2016-06-15T20:27:41.218932000</dc:date>
    <meta:document-statistic meta:table-count="1" meta:cell-count="22686" meta:object-count="0"/>
  </office:meta>
</office:document-meta>
</file>